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ansSerif" svg:font-family="SansSerif"/>
  </office:font-face-decls>
  <office:automatic-styles>
    <style:style style:name="TBL_0_0" style:master-page-name="master_0" style:family="table">
      <style:table-properties table:align="left" style:width="8.5in"/>
    </style:style>
    <style:style style:name="TBL_0_0_col_0" style:family="table-column">
      <style:table-column-properties style:column-width="0.02in"/>
    </style:style>
    <style:style style:name="TBL_0_0_col_1" style:family="table-column">
      <style:table-column-properties style:column-width="0.11in"/>
    </style:style>
    <style:style style:name="TBL_0_0_col_2" style:family="table-column">
      <style:table-column-properties style:column-width="0.05in"/>
    </style:style>
    <style:style style:name="TBL_0_0_col_3" style:family="table-column">
      <style:table-column-properties style:column-width="0.08in"/>
    </style:style>
    <style:style style:name="TBL_0_0_col_4" style:family="table-column">
      <style:table-column-properties style:column-width="0.09in"/>
    </style:style>
    <style:style style:name="TBL_0_0_col_5" style:family="table-column">
      <style:table-column-properties style:column-width="0.04in"/>
    </style:style>
    <style:style style:name="TBL_0_0_col_6" style:family="table-column">
      <style:table-column-properties style:column-width="0.01in"/>
    </style:style>
    <style:style style:name="TBL_0_0_col_7" style:family="table-column">
      <style:table-column-properties style:column-width="0.08in"/>
    </style:style>
    <style:style style:name="TBL_0_0_col_8" style:family="table-column">
      <style:table-column-properties style:column-width="0.25in"/>
    </style:style>
    <style:style style:name="TBL_0_0_col_9" style:family="table-column">
      <style:table-column-properties style:column-width="0.18in"/>
    </style:style>
    <style:style style:name="TBL_0_0_col_10" style:family="table-column">
      <style:table-column-properties style:column-width="0.04in"/>
    </style:style>
    <style:style style:name="TBL_0_0_col_11" style:family="table-column">
      <style:table-column-properties style:column-width="0.01in"/>
    </style:style>
    <style:style style:name="TBL_0_0_col_12" style:family="table-column">
      <style:table-column-properties style:column-width="0.88in"/>
    </style:style>
    <style:style style:name="TBL_0_0_col_13" style:family="table-column">
      <style:table-column-properties style:column-width="0.01in"/>
    </style:style>
    <style:style style:name="TBL_0_0_col_14" style:family="table-column">
      <style:table-column-properties style:column-width="0.3in"/>
    </style:style>
    <style:style style:name="TBL_0_0_col_15" style:family="table-column">
      <style:table-column-properties style:column-width="0.19in"/>
    </style:style>
    <style:style style:name="TBL_0_0_col_16" style:family="table-column">
      <style:table-column-properties style:column-width="0.08in"/>
    </style:style>
    <style:style style:name="TBL_0_0_col_17" style:family="table-column">
      <style:table-column-properties style:column-width="0.15in"/>
    </style:style>
    <style:style style:name="TBL_0_0_col_18" style:family="table-column">
      <style:table-column-properties style:column-width="0.05in"/>
    </style:style>
    <style:style style:name="TBL_0_0_col_19" style:family="table-column">
      <style:table-column-properties style:column-width="0.09in"/>
    </style:style>
    <style:style style:name="TBL_0_0_col_20" style:family="table-column">
      <style:table-column-properties style:column-width="0.01in"/>
    </style:style>
    <style:style style:name="TBL_0_0_col_21" style:family="table-column">
      <style:table-column-properties style:column-width="0.02in"/>
    </style:style>
    <style:style style:name="TBL_0_0_col_22" style:family="table-column">
      <style:table-column-properties style:column-width="0.01in"/>
    </style:style>
    <style:style style:name="TBL_0_0_col_23" style:family="table-column">
      <style:table-column-properties style:column-width="0.06in"/>
    </style:style>
    <style:style style:name="TBL_0_0_col_24" style:family="table-column">
      <style:table-column-properties style:column-width="0.02in"/>
    </style:style>
    <style:style style:name="TBL_0_0_col_25" style:family="table-column">
      <style:table-column-properties style:column-width="0.13in"/>
    </style:style>
    <style:style style:name="TBL_0_0_col_26" style:family="table-column">
      <style:table-column-properties style:column-width="0.08in"/>
    </style:style>
    <style:style style:name="TBL_0_0_col_27" style:family="table-column">
      <style:table-column-properties style:column-width="0.25in"/>
    </style:style>
    <style:style style:name="TBL_0_0_col_28" style:family="table-column">
      <style:table-column-properties style:column-width="0.69in"/>
    </style:style>
    <style:style style:name="TBL_0_0_col_29" style:family="table-column">
      <style:table-column-properties style:column-width="0.62in"/>
    </style:style>
    <style:style style:name="TBL_0_0_col_30" style:family="table-column">
      <style:table-column-properties style:column-width="0.38in"/>
    </style:style>
    <style:style style:name="TBL_0_0_col_31" style:family="table-column">
      <style:table-column-properties style:column-width="0.09in"/>
    </style:style>
    <style:style style:name="TBL_0_0_col_32" style:family="table-column">
      <style:table-column-properties style:column-width="0.11in"/>
    </style:style>
    <style:style style:name="TBL_0_0_col_33" style:family="table-column">
      <style:table-column-properties style:column-width="0.04in"/>
    </style:style>
    <style:style style:name="TBL_0_0_col_34" style:family="table-column">
      <style:table-column-properties style:column-width="0.47in"/>
    </style:style>
    <style:style style:name="TBL_0_0_col_35" style:family="table-column">
      <style:table-column-properties style:column-width="0.09in"/>
    </style:style>
    <style:style style:name="TBL_0_0_col_36" style:family="table-column">
      <style:table-column-properties style:column-width="0.09in"/>
    </style:style>
    <style:style style:name="TBL_0_0_col_37" style:family="table-column">
      <style:table-column-properties style:column-width="0.2in"/>
    </style:style>
    <style:style style:name="TBL_0_0_col_38" style:family="table-column">
      <style:table-column-properties style:column-width="0.34in"/>
    </style:style>
    <style:style style:name="TBL_0_0_col_39" style:family="table-column">
      <style:table-column-properties style:column-width="0.02in"/>
    </style:style>
    <style:style style:name="TBL_0_0_col_40" style:family="table-column">
      <style:table-column-properties style:column-width="0.33in"/>
    </style:style>
    <style:style style:name="TBL_0_0_col_41" style:family="table-column">
      <style:table-column-properties style:column-width="0.5in"/>
    </style:style>
    <style:style style:name="TBL_0_0_col_42" style:family="table-column">
      <style:table-column-properties style:column-width="0.11in"/>
    </style:style>
    <style:style style:name="TBL_0_0_col_43" style:family="table-column">
      <style:table-column-properties style:column-width="0.01in"/>
    </style:style>
    <style:style style:name="TBL_0_0_col_44" style:family="table-column">
      <style:table-column-properties style:column-width="0.08in"/>
    </style:style>
    <style:style style:name="TBL_0_0_col_45" style:family="table-column">
      <style:table-column-properties style:column-width="0.08in"/>
    </style:style>
    <style:style style:name="TBL_0_0_col_46" style:family="table-column">
      <style:table-column-properties style:column-width="0.13in"/>
    </style:style>
    <style:style style:name="TBL_0_0_col_47" style:family="table-column">
      <style:table-column-properties style:column-width="0.11in"/>
    </style:style>
    <style:style style:name="TBL_0_0_col_48" style:family="table-column">
      <style:table-column-properties style:column-width="0.08in"/>
    </style:style>
    <style:style style:name="TBL_0_0_col_49" style:family="table-column">
      <style:table-column-properties style:column-width="0.15in"/>
    </style:style>
    <style:style style:name="TBL_0_0_col_50" style:family="table-column">
      <style:table-column-properties style:column-width="0.12in"/>
    </style:style>
    <style:style style:name="TBL_0_0_col_51" style:family="table-column">
      <style:table-column-properties style:column-width="0.01in"/>
    </style:style>
    <style:style style:name="TBL_0_0_col_52" style:family="table-column">
      <style:table-column-properties style:column-width="0.02in"/>
    </style:style>
    <style:style style:name="TBL_0_0_col_53" style:family="table-column">
      <style:table-column-properties style:column-width="0.09in"/>
    </style:style>
    <style:style style:name="TBL_0_0_row_0" style:family="table-row">
      <style:table-row-properties style:use-optimal-row-height="false" style:row-height="0.02in"/>
    </style:style>
    <style:style style:name="C0" style:family="table-cell">
      <style:table-cell-properties fo:wrap-option="wrap" style:shrink-to-fit="false" style:vertical-align="top"/>
      <style:paragraph-properties fo:text-align="start"/>
    </style:style>
    <style:style style:name="TBL_0_0_row_1" style:family="table-row">
      <style:table-row-properties style:use-optimal-row-height="false" style:row-height="0.04in"/>
    </style:style>
    <style:style style:name="TBL_0_0_row_2" style:family="table-row">
      <style:table-row-properties style:use-optimal-row-height="false" style:row-height="0.05in"/>
    </style:style>
    <style:style style:name="TBL_0_0_row_3" style:family="table-row">
      <style:table-row-properties style:use-optimal-row-height="false" style:row-height="0.3in"/>
    </style:style>
    <style:style style:name="C1" style:family="table-cell">
      <style:table-cell-properties fo:wrap-option="wrap" style:shrink-to-fit="false" fo:padding-top="0.0in" fo:padding-left="0.0in" fo:padding-bottom="0.0in" fo:padding-right="0.0in" style:vertical-align="top"/>
      <style:paragraph-properties fo:text-align="center"/>
    </style:style>
    <style:style style:name="P0" style:family="paragraph">
      <style:paragraph-properties fo:line-height="100%" fo:text-align="center" fo:text-indent="0.0in" fo:margin-left="0.0in" fo:margin-right="0.0in" fo:margin-top="0.0in" fo:margin-bottom="0.0in" style:vertical-align="top">
</style:paragraph-properties>
      <style:text-properties style:text-rotation-angle="0">
</style:text-properties>
    </style:style>
    <style:style style:name="T0" style:family="text">
      <style:text-properties style:font-name="SansSerif" fo:font-size="6.0pt" style:font-size-asian="6.0pt" style:font-size-complex="6.0pt" fo:font-weight="bold">
</style:text-properties>
    </style:style>
    <style:style style:name="TBL_0_0_row_4" style:family="table-row">
      <style:table-row-properties style:use-optimal-row-height="false" style:row-height="0.18in"/>
    </style:style>
    <style:style style:name="C2" style:family="table-cell">
      <style:table-cell-properties fo:wrap-option="wrap" style:shrink-to-fit="false" fo:padding-top="0.0in" fo:padding-left="0.0in" fo:padding-bottom="0.0in" fo:padding-right="0.0in" style:vertical-align="bottom"/>
      <style:paragraph-properties fo:text-align="center"/>
    </style:style>
    <style:style style:name="P1" style:family="paragraph">
      <style:paragraph-properties fo:line-height="100%" fo:text-align="center" fo:text-indent="0.0in" fo:margin-left="0.0in" fo:margin-right="0.0in" fo:margin-top="0.0in" fo:margin-bottom="0.0in" style:vertical-align="bottom">
</style:paragraph-properties>
      <style:text-properties style:text-rotation-angle="0">
</style:text-properties>
    </style:style>
    <style:style style:name="T1" style:family="text">
      <style:text-properties style:font-name="SansSerif" fo:font-size="6.0pt" style:font-size-asian="6.0pt" style:font-size-complex="6.0pt">
</style:text-properties>
    </style:style>
    <style:style style:name="TBL_0_0_row_5" style:family="table-row">
      <style:table-row-properties style:use-optimal-row-height="false" style:row-height="0.51in"/>
    </style:style>
    <style:style style:name="TBL_0_0_row_6" style:family="table-row">
      <style:table-row-properties style:use-optimal-row-height="false" style:row-height="0.01in"/>
    </style:style>
    <style:style style:name="TBL_0_0_172" style:family="table">
      <style:table-properties table:align="left" style:width="2.41in"/>
    </style:style>
    <style:style style:name="TBL_0_0_172_col_0" style:family="table-column">
      <style:table-column-properties style:column-width="2.41in"/>
    </style:style>
    <style:style style:name="TBL_0_0_172_row_0" style:family="table-row">
      <style:table-row-properties style:use-optimal-row-height="false" style:row-height="0.16in"/>
    </style:style>
    <style:style style:name="C3" style:family="table-cell">
      <style:table-cell-properties fo:wrap-option="wrap" style:shrink-to-fit="false" fo:padding-top="0.0in" fo:padding-left="0.0in" fo:padding-bottom="0.0in" fo:padding-right="0.0in" style:vertical-align="middle"/>
      <style:paragraph-properties fo:text-align="center"/>
    </style:style>
    <style:style style:name="P2" style:family="paragraph">
      <style:paragraph-properties fo:line-height="100%" fo:text-align="center" fo:text-indent="0.0in" fo:margin-left="0.0in" fo:margin-right="0.0in" fo:margin-top="0.0in" fo:margin-bottom="0.0in" style:vertical-align="middle">
</style:paragraph-properties>
      <style:text-properties style:text-rotation-angle="0">
</style:text-properties>
    </style:style>
    <style:style style:name="TBL_0_0_173" style:family="table">
      <style:table-properties table:align="left" style:width="2.41in"/>
    </style:style>
    <style:style style:name="TBL_0_0_173_col_0" style:family="table-column">
      <style:table-column-properties style:column-width="2.41in"/>
    </style:style>
    <style:style style:name="TBL_0_0_173_row_0" style:family="table-row">
      <style:table-row-properties style:use-optimal-row-height="false" style:row-height="0.41in"/>
    </style:style>
    <style:style style:name="TBL_0_0_row_7" style:family="table-row">
      <style:table-row-properties style:use-optimal-row-height="false" style:row-height="0.15in"/>
    </style:style>
    <style:style style:name="TBL_0_0_row_8" style:family="table-row">
      <style:table-row-properties style:use-optimal-row-height="false" style:row-height="0.25in"/>
    </style:style>
    <style:style style:name="TBL_0_0_row_9" style:family="table-row">
      <style:table-row-properties style:use-optimal-row-height="false" style:row-height="0.09in"/>
    </style:style>
    <style:style style:name="TBL_0_0_row_10" style:family="table-row">
      <style:table-row-properties style:use-optimal-row-height="false" style:row-height="0.12in"/>
    </style:style>
    <style:style style:name="TBL_0_0_174" style:family="table">
      <style:table-properties table:align="left" style:width="2.98in"/>
    </style:style>
    <style:style style:name="TBL_0_0_174_col_0" style:family="table-column">
      <style:table-column-properties style:column-width="1.47in"/>
    </style:style>
    <style:style style:name="TBL_0_0_174_col_1" style:family="table-column">
      <style:table-column-properties style:column-width="0.58in"/>
    </style:style>
    <style:style style:name="TBL_0_0_174_col_2" style:family="table-column">
      <style:table-column-properties style:column-width="0.3in"/>
    </style:style>
    <style:style style:name="TBL_0_0_174_col_3" style:family="table-column">
      <style:table-column-properties style:column-width="0.62in"/>
    </style:style>
    <style:style style:name="TBL_0_0_174_row_0" style:family="table-row">
      <style:table-row-properties style:use-optimal-row-height="false" style:row-height="0.19in"/>
    </style:style>
    <style:style style:name="C4" style:family="table-cell">
      <style:table-cell-properties fo:wrap-option="wrap" style:shrink-to-fit="false" fo:background-color="#FFFFCC" fo:border-top="0.010416666666666666in solid #000000" fo:padding-top="0.0in" fo:border-left="0.010416666666666666in solid #000000" fo:padding-left="0.0in" fo:border-bottom="0.010416666666666666in solid #000000" fo:padding-bottom="0.0in" fo:border-right="0.010416666666666666in solid #000000" fo:padding-right="0.0in" style:vertical-align="top"/>
      <style:paragraph-properties fo:text-align="center"/>
    </style:style>
    <style:style style:name="T2" style:family="text">
      <style:text-properties style:font-name="SansSerif" fo:font-size="10.0pt" style:font-size-asian="10.0pt" style:font-size-complex="10.0pt" fo:background-color="#FFFFCC">
</style:text-properties>
    </style:style>
    <style:style style:name="TBL_0_0_174_row_1" style:family="table-row">
      <style:table-row-properties style:use-optimal-row-height="false" style:row-height="0.12in"/>
    </style:style>
    <style:style style:name="C5" style:family="table-cell">
      <style:table-cell-properties fo:wrap-option="wrap" style:shrink-to-fit="false" fo:background-color="#CDDFBF" fo:border-top="0.010416666666666666in solid #000000" fo:padding-top="0.0in" fo:border-left="0.010416666666666666in solid #000000" fo:padding-left="0.0in" fo:border-bottom="0.010416666666666666in solid #000000" fo:padding-bottom="0.0in" fo:padding-right="0.0in" style:vertical-align="middle"/>
      <style:paragraph-properties fo:text-align="start"/>
    </style:style>
    <style:style style:name="P3" style:family="paragraph">
      <style:paragraph-properties fo:line-height="100%" fo:text-align="start" fo:text-indent="0.0in" fo:margin-left="0.04in" fo:margin-right="0.0in" fo:margin-top="0.0in" fo:margin-bottom="0.0in" style:vertical-align="middle">
</style:paragraph-properties>
      <style:text-properties style:text-rotation-angle="0">
</style:text-properties>
    </style:style>
    <style:style style:name="T3" style:family="text">
      <style:text-properties style:font-name="SansSerif" fo:font-size="6.0pt" style:font-size-asian="6.0pt" style:font-size-complex="6.0pt" fo:background-color="#CDDFBF">
</style:text-properties>
    </style:style>
    <style:style style:name="C6" style:family="table-cell">
      <style:table-cell-properties fo:wrap-option="wrap" style:shrink-to-fit="false" fo:border-top="0.010416666666666666in solid #000000" fo:padding-top="0.0in" fo:padding-left="0.0in" fo:border-bottom="0.010416666666666666in solid #000000" fo:padding-bottom="0.0in" fo:padding-right="0.0in" style:vertical-align="middle"/>
      <style:paragraph-properties fo:text-align="center"/>
    </style:style>
    <style:style style:name="P4" style:family="paragraph">
      <style:paragraph-properties fo:line-height="100%" fo:text-align="center" fo:text-indent="0.0in" fo:margin-left="0.04in" fo:margin-right="0.04in" fo:margin-top="0.0in" fo:margin-bottom="0.0in" style:vertical-align="middle">
</style:paragraph-properties>
      <style:text-properties style:text-rotation-angle="0">
</style:text-properties>
    </style:style>
    <style:style style:name="C7" style:family="table-cell">
      <style:table-cell-properties fo:wrap-option="wrap" style:shrink-to-fit="false" fo:border-top="0.010416666666666666in solid #000000" fo:padding-top="0.0in" fo:padding-left="0.0in" fo:border-bottom="0.010416666666666666in solid #000000" fo:padding-bottom="0.0in" fo:border-right="0.010416666666666666in solid #000000" fo:padding-right="0.0in" style:vertical-align="middle"/>
      <style:paragraph-properties fo:text-align="center"/>
    </style:style>
    <style:style style:name="TBL_0_0_174_row_2" style:family="table-row">
      <style:table-row-properties style:use-optimal-row-height="false" style:row-height="0.12in"/>
    </style:style>
    <style:style style:name="TBL_0_0_174_row_3" style:family="table-row">
      <style:table-row-properties style:use-optimal-row-height="false" style:row-height="0.12in"/>
    </style:style>
    <style:style style:name="TBL_0_0_174_row_4" style:family="table-row">
      <style:table-row-properties style:use-optimal-row-height="false" style:row-height="0.12in"/>
    </style:style>
    <style:style style:name="TBL_0_0_174_row_5" style:family="table-row">
      <style:table-row-properties style:use-optimal-row-height="false" style:row-height="0.12in"/>
    </style:style>
    <style:style style:name="TBL_0_0_175" style:family="table">
      <style:table-properties table:align="left" style:width="1.47in"/>
    </style:style>
    <style:style style:name="TBL_0_0_175_col_0" style:family="table-column">
      <style:table-column-properties style:column-width="1.47in"/>
    </style:style>
    <style:style style:name="TBL_0_0_175_row_0" style:family="table-row">
      <style:table-row-properties style:use-optimal-row-height="false" style:row-height="0.12in"/>
    </style:style>
    <style:style style:name="TBL_0_0_175_row_1" style:family="table-row">
      <style:table-row-properties style:use-optimal-row-height="false" style:row-height="0.12in"/>
    </style:style>
    <style:style style:name="TBL_0_0_175_row_2" style:family="table-row">
      <style:table-row-properties style:use-optimal-row-height="false" style:row-height="0.12in"/>
    </style:style>
    <style:style style:name="TBL_0_0_175_row_3" style:family="table-row">
      <style:table-row-properties style:use-optimal-row-height="false" style:row-height="0.12in"/>
    </style:style>
    <style:style style:name="TBL_0_0_175_row_4" style:family="table-row">
      <style:table-row-properties style:use-optimal-row-height="false" style:row-height="0.12in"/>
    </style:style>
    <style:style style:name="TBL_0_0_175_row_5" style:family="table-row">
      <style:table-row-properties style:use-optimal-row-height="false" style:row-height="0.12in"/>
    </style:style>
    <style:style style:name="TBL_0_0_176" style:family="table">
      <style:table-properties table:align="left" style:width="1.77in"/>
    </style:style>
    <style:style style:name="TBL_0_0_176_col_0" style:family="table-column">
      <style:table-column-properties style:column-width="0.86in"/>
    </style:style>
    <style:style style:name="TBL_0_0_176_col_1" style:family="table-column">
      <style:table-column-properties style:column-width="0.11in"/>
    </style:style>
    <style:style style:name="TBL_0_0_176_col_2" style:family="table-column">
      <style:table-column-properties style:column-width="0.01in"/>
    </style:style>
    <style:style style:name="TBL_0_0_176_col_3" style:family="table-column">
      <style:table-column-properties style:column-width="0.79in"/>
    </style:style>
    <style:style style:name="TBL_0_0_176_row_0" style:family="table-row">
      <style:table-row-properties style:use-optimal-row-height="false" style:row-height="0.12in"/>
    </style:style>
    <style:style style:name="C8" style:family="table-cell">
      <style:table-cell-properties fo:wrap-option="wrap" style:shrink-to-fit="false" fo:border-top="0.010416666666666666in solid #000000" fo:padding-top="0.0in" fo:border-left="0.010416666666666666in solid #000000" fo:padding-left="0.0in" fo:border-bottom="0.010416666666666666in solid #000000" fo:padding-bottom="0.0in" fo:border-right="0.010416666666666666in solid #000000" fo:padding-right="0.0in" style:vertical-align="middle"/>
      <style:paragraph-properties fo:text-align="start"/>
    </style:style>
    <style:style style:name="P5" style:family="paragraph">
      <style:paragraph-properties fo:line-height="100%" fo:text-align="start" fo:text-indent="0.0in" fo:margin-left="0.04in" fo:margin-right="0.04in" fo:margin-top="0.0in" fo:margin-bottom="0.0in" style:vertical-align="middle">
</style:paragraph-properties>
      <style:text-properties style:text-rotation-angle="0">
</style:text-properties>
    </style:style>
    <style:style style:name="C9" style:family="table-cell">
      <style:table-cell-properties fo:wrap-option="wrap" style:shrink-to-fit="false" fo:border-top="0.010416666666666666in solid #000000" fo:padding-top="0.0in" fo:border-left="0.010416666666666666in solid #000000" fo:padding-left="0.0in" fo:border-bottom="0.010416666666666666in solid #000000" fo:padding-bottom="0.0in" fo:border-right="0.010416666666666666in solid #000000" fo:padding-right="0.0in" style:vertical-align="middle"/>
      <style:paragraph-properties fo:text-align="center"/>
    </style:style>
    <style:style style:name="TBL_0_0_176_row_1" style:family="table-row">
      <style:table-row-properties style:use-optimal-row-height="false" style:row-height="0.12in"/>
    </style:style>
    <style:style style:name="TBL_0_0_176_row_2" style:family="table-row">
      <style:table-row-properties style:use-optimal-row-height="false" style:row-height="0.12in"/>
    </style:style>
    <style:style style:name="TBL_0_0_176_row_3" style:family="table-row">
      <style:table-row-properties style:use-optimal-row-height="false" style:row-height="0.12in"/>
    </style:style>
    <style:style style:name="TBL_0_0_176_row_4" style:family="table-row">
      <style:table-row-properties style:use-optimal-row-height="false" style:row-height="0.12in"/>
    </style:style>
    <style:style style:name="C10" style:family="table-cell">
      <style:table-cell-properties fo:wrap-option="wrap" style:shrink-to-fit="false" fo:border-top="0.010416666666666666in solid #000000" fo:padding-top="0.0in" fo:border-left="0.010416666666666666in solid #000000" fo:padding-left="0.0in" fo:border-bottom="0.010416666666666666in solid #000000" fo:padding-bottom="0.0in" fo:padding-right="0.0in" style:vertical-align="middle"/>
      <style:paragraph-properties fo:text-align="start"/>
    </style:style>
    <style:style style:name="C11" style:family="table-cell">
      <style:table-cell-properties fo:wrap-option="wrap" style:shrink-to-fit="false" fo:border-top="0.010416666666666666in solid #000000" fo:padding-top="0.0in" fo:padding-left="0.0in" fo:border-bottom="0.010416666666666666in solid #000000" fo:padding-bottom="0.0in" fo:padding-right="0.0in" style:vertical-align="top"/>
      <style:paragraph-properties fo:text-align="start"/>
    </style:style>
    <style:style style:name="P6" style:family="paragraph">
      <style:paragraph-properties fo:line-height="100%" fo:text-align="start" fo:text-indent="0.0in" fo:margin-left="0.04in" fo:margin-right="0.04in" fo:margin-top="0.0in" fo:margin-bottom="0.0in" style:vertical-align="top">
</style:paragraph-properties>
      <style:text-properties style:text-rotation-angle="0">
</style:text-properties>
    </style:style>
    <style:style style:name="C12" style:family="table-cell">
      <style:table-cell-properties fo:wrap-option="wrap" style:shrink-to-fit="false" fo:border-top="0.010416666666666666in solid #000000" fo:padding-top="0.0in" fo:padding-left="0.0in" fo:border-bottom="0.010416666666666666in solid #000000" fo:padding-bottom="0.0in" fo:border-right="0.010416666666666666in solid #000000" fo:padding-right="0.0in" style:vertical-align="middle"/>
      <style:paragraph-properties fo:text-align="end"/>
    </style:style>
    <style:style style:name="P7" style:family="paragraph">
      <style:paragraph-properties fo:line-height="100%" fo:text-align="end" fo:text-indent="0.0in" fo:margin-left="0.04in" fo:margin-right="0.04in" fo:margin-top="0.0in" fo:margin-bottom="0.0in" style:vertical-align="middle">
</style:paragraph-properties>
      <style:text-properties style:text-rotation-angle="0">
</style:text-properties>
    </style:style>
    <style:style style:name="TBL_0_0_176_row_5" style:family="table-row">
      <style:table-row-properties style:use-optimal-row-height="false" style:row-height="0.12in"/>
    </style:style>
    <style:style style:name="TBL_0_0_row_11" style:family="table-row">
      <style:table-row-properties style:use-optimal-row-height="false" style:row-height="0.06in"/>
    </style:style>
    <style:style style:name="TBL_0_0_row_12" style:family="table-row">
      <style:table-row-properties style:use-optimal-row-height="false" style:row-height="0.05in"/>
    </style:style>
    <style:style style:name="TBL_0_0_row_13" style:family="table-row">
      <style:table-row-properties style:use-optimal-row-height="false" style:row-height="0.06in"/>
    </style:style>
    <style:style style:name="TBL_0_0_row_14" style:family="table-row">
      <style:table-row-properties style:use-optimal-row-height="false" style:row-height="0.05in"/>
    </style:style>
    <style:style style:name="TBL_0_0_row_15" style:family="table-row">
      <style:table-row-properties style:use-optimal-row-height="false" style:row-height="0.06in"/>
    </style:style>
    <style:style style:name="TBL_0_0_row_16" style:family="table-row">
      <style:table-row-properties style:use-optimal-row-height="false" style:row-height="0.05in"/>
    </style:style>
    <style:style style:name="TBL_0_0_row_17" style:family="table-row">
      <style:table-row-properties style:use-optimal-row-height="false" style:row-height="0.06in"/>
    </style:style>
    <style:style style:name="TBL_0_0_row_18" style:family="table-row">
      <style:table-row-properties style:use-optimal-row-height="false" style:row-height="0.05in"/>
    </style:style>
    <style:style style:name="TBL_0_0_row_19" style:family="table-row">
      <style:table-row-properties style:use-optimal-row-height="false" style:row-height="0.06in"/>
    </style:style>
    <style:style style:name="TBL_0_0_row_20" style:family="table-row">
      <style:table-row-properties style:use-optimal-row-height="false" style:row-height="0.05in"/>
    </style:style>
    <style:style style:name="TBL_0_0_row_21" style:family="table-row">
      <style:table-row-properties style:use-optimal-row-height="false" style:row-height="0.06in"/>
    </style:style>
    <style:style style:name="TBL_0_0_row_22" style:family="table-row">
      <style:table-row-properties style:use-optimal-row-height="false" style:row-height="0.12in"/>
    </style:style>
    <style:style style:name="TBL_0_0_row_23" style:family="table-row">
      <style:table-row-properties style:use-optimal-row-height="false" style:row-height="0.05in"/>
    </style:style>
    <style:style style:name="TBL_0_0_row_24" style:family="table-row">
      <style:table-row-properties style:use-optimal-row-height="false" style:row-height="0.04in"/>
    </style:style>
    <style:style style:name="TBL_0_0_row_25" style:family="table-row">
      <style:table-row-properties style:use-optimal-row-height="false" style:row-height="0.18in"/>
    </style:style>
    <style:style style:name="C13" style:family="table-cell">
      <style:table-cell-properties fo:wrap-option="wrap" style:shrink-to-fit="false" fo:background-color="#CDDFBF" fo:border-top="0.003472222222222222in solid #000000" fo:padding-top="0.0in" fo:border-left="0.003472222222222222in solid #000000" fo:padding-left="0.0in" fo:border-bottom="0.003472222222222222in solid #000000" fo:padding-bottom="0.0in" fo:border-right="0.003472222222222222in solid #000000" fo:padding-right="0.0in" style:vertical-align="top"/>
      <style:paragraph-properties fo:text-align="center"/>
    </style:style>
    <style:style style:name="T4" style:family="text">
      <style:text-properties style:font-name="SansSerif" fo:font-size="7.0pt" style:font-size-asian="7.0pt" style:font-size-complex="7.0pt" fo:background-color="#CDDFBF">
</style:text-properties>
    </style:style>
    <style:style style:name="TBL_0_0_row_26" style:family="table-row">
      <style:table-row-properties style:use-optimal-row-height="false" style:row-height="0.11in"/>
    </style:style>
    <style:style style:name="TBL_0_0_177" style:family="table">
      <style:table-properties table:align="left" style:width="1.93in"/>
    </style:style>
    <style:style style:name="TBL_0_0_177_col_0" style:family="table-column">
      <style:table-column-properties style:column-width="1.93in"/>
    </style:style>
    <style:style style:name="TBL_0_0_177_row_0" style:family="table-row">
      <style:table-row-properties style:use-optimal-row-height="false" style:row-height="0.11in"/>
    </style:style>
    <style:style style:name="TBL_0_0_177_row_1" style:family="table-row">
      <style:table-row-properties style:use-optimal-row-height="false" style:row-height="0.18in"/>
    </style:style>
    <style:style style:name="C14" style:family="table-cell">
      <style:table-cell-properties fo:wrap-option="wrap" style:shrink-to-fit="false" fo:background-color="#FFFFFF" fo:padding-top="0.0in" fo:padding-left="0.0in" fo:padding-bottom="0.0in" fo:padding-right="0.0in" style:vertical-align="top"/>
      <style:paragraph-properties fo:text-align="end"/>
    </style:style>
    <style:style style:name="P8" style:family="paragraph">
      <style:paragraph-properties fo:line-height="100%" fo:text-align="end" fo:text-indent="0.0in" fo:margin-left="0.0in" fo:margin-right="0.0in" fo:margin-top="0.0in" fo:margin-bottom="0.0in" style:vertical-align="top">
</style:paragraph-properties>
      <style:text-properties style:text-rotation-angle="0">
</style:text-properties>
    </style:style>
    <style:style style:name="T5" style:family="text">
      <style:text-properties style:font-name="SansSerif" fo:font-size="7.0pt" style:font-size-asian="7.0pt" style:font-size-complex="7.0pt" fo:font-weight="bold" fo:background-color="#FFFFFF">
</style:text-properties>
    </style:style>
    <style:style style:name="TBL_0_0_178" style:family="table">
      <style:table-properties table:align="left" style:width="1.16in"/>
    </style:style>
    <style:style style:name="TBL_0_0_178_col_0" style:family="table-column">
      <style:table-column-properties style:column-width="1.16in"/>
    </style:style>
    <style:style style:name="TBL_0_0_178_row_0" style:family="table-row">
      <style:table-row-properties style:use-optimal-row-height="false" style:row-height="0.18in"/>
    </style:style>
    <style:style style:name="C15" style:family="table-cell">
      <style:table-cell-properties fo:wrap-option="wrap" style:shrink-to-fit="false" fo:background-color="#CDDFBF" fo:border-top="0.003472222222222222in solid #000000" fo:padding-top="0.0in" fo:border-left="0.003472222222222222in solid #000000" fo:padding-left="0.0in" fo:border-bottom="0.003472222222222222in solid #000000" fo:padding-bottom="0.0in" fo:border-right="0.003472222222222222in solid #000000" fo:padding-right="0.0in" style:vertical-align="top"/>
      <style:paragraph-properties fo:text-align="end"/>
    </style:style>
    <style:style style:name="TBL_0_0_178_row_1" style:family="table-row">
      <style:table-row-properties style:use-optimal-row-height="false" style:row-height="0.18in"/>
    </style:style>
    <style:style style:name="TBL_0_0_179" style:family="table">
      <style:table-properties table:align="left" style:width="0.62in"/>
    </style:style>
    <style:style style:name="TBL_0_0_179_col_0" style:family="table-column">
      <style:table-column-properties style:column-width="0.62in"/>
    </style:style>
    <style:style style:name="TBL_0_0_179_row_0" style:family="table-row">
      <style:table-row-properties style:use-optimal-row-height="false" style:row-height="0.18in"/>
    </style:style>
    <style:style style:name="C16" style:family="table-cell">
      <style:table-cell-properties fo:wrap-option="wrap" style:shrink-to-fit="false" fo:border-top="0.003472222222222222in solid #000000" fo:padding-top="0.0in" fo:border-left="0.003472222222222222in solid #000000" fo:padding-left="0.0in" fo:border-bottom="0.003472222222222222in solid #000000" fo:padding-bottom="0.0in" fo:border-right="0.003472222222222222in solid #000000" fo:padding-right="0.0in" style:vertical-align="top"/>
      <style:paragraph-properties fo:text-align="end"/>
    </style:style>
    <style:style style:name="P9" style:family="paragraph">
      <style:paragraph-properties fo:line-height="100%" fo:text-align="end" fo:text-indent="0.0in" fo:margin-left="0.04in" fo:margin-right="0.04in" fo:margin-top="0.0in" fo:margin-bottom="0.0in" style:vertical-align="top">
</style:paragraph-properties>
      <style:text-properties style:text-rotation-angle="0">
</style:text-properties>
    </style:style>
    <style:style style:name="T6" style:family="text">
      <style:text-properties style:font-name="SansSerif" fo:font-size="7.0pt" style:font-size-asian="7.0pt" style:font-size-complex="7.0pt">
</style:text-properties>
    </style:style>
    <style:style style:name="TBL_0_0_179_row_1" style:family="table-row">
      <style:table-row-properties style:use-optimal-row-height="false" style:row-height="0.18in"/>
    </style:style>
    <style:style style:name="TBL_0_0_180" style:family="table">
      <style:table-properties table:align="left" style:width="0.63in"/>
    </style:style>
    <style:style style:name="TBL_0_0_180_col_0" style:family="table-column">
      <style:table-column-properties style:column-width="0.63in"/>
    </style:style>
    <style:style style:name="TBL_0_0_180_row_0" style:family="table-row">
      <style:table-row-properties style:use-optimal-row-height="false" style:row-height="0.18in"/>
    </style:style>
    <style:style style:name="TBL_0_0_180_row_1" style:family="table-row">
      <style:table-row-properties style:use-optimal-row-height="false" style:row-height="0.18in"/>
    </style:style>
    <style:style style:name="TBL_0_0_181" style:family="table">
      <style:table-properties table:align="left" style:width="0.66in"/>
    </style:style>
    <style:style style:name="TBL_0_0_181_col_0" style:family="table-column">
      <style:table-column-properties style:column-width="0.66in"/>
    </style:style>
    <style:style style:name="TBL_0_0_181_row_0" style:family="table-row">
      <style:table-row-properties style:use-optimal-row-height="false" style:row-height="0.18in"/>
    </style:style>
    <style:style style:name="TBL_0_0_181_row_1" style:family="table-row">
      <style:table-row-properties style:use-optimal-row-height="false" style:row-height="0.18in"/>
    </style:style>
    <style:style style:name="TBL_0_0_row_27" style:family="table-row">
      <style:table-row-properties style:use-optimal-row-height="false" style:row-height="0.06in"/>
    </style:style>
    <style:style style:name="TBL_0_0_row_28" style:family="table-row">
      <style:table-row-properties style:use-optimal-row-height="false" style:row-height="0.11in"/>
    </style:style>
    <style:style style:name="TBL_0_0_row_29" style:family="table-row">
      <style:table-row-properties style:use-optimal-row-height="false" style:row-height="0.06in"/>
    </style:style>
    <style:style style:name="TBL_0_0_row_30" style:family="table-row">
      <style:table-row-properties style:use-optimal-row-height="false" style:row-height="0.13in"/>
    </style:style>
    <style:style style:name="TBL_0_0_row_31" style:family="table-row">
      <style:table-row-properties style:use-optimal-row-height="false" style:row-height="0.18in"/>
    </style:style>
    <style:style style:name="TBL_0_0_row_32" style:family="table-row">
      <style:table-row-properties style:use-optimal-row-height="false" style:row-height="0.09in"/>
    </style:style>
    <style:style style:name="TBL_0_0_182" style:family="table">
      <style:table-properties table:align="left" style:width="1.93in"/>
    </style:style>
    <style:style style:name="TBL_0_0_182_col_0" style:family="table-column">
      <style:table-column-properties style:column-width="1.93in"/>
    </style:style>
    <style:style style:name="TBL_0_0_182_row_0" style:family="table-row">
      <style:table-row-properties style:use-optimal-row-height="false" style:row-height="0.09in"/>
    </style:style>
    <style:style style:name="TBL_0_0_182_row_1" style:family="table-row">
      <style:table-row-properties style:use-optimal-row-height="false" style:row-height="0.18in"/>
    </style:style>
    <style:style style:name="TBL_0_0_183" style:family="table">
      <style:table-properties table:align="left" style:width="1.16in"/>
    </style:style>
    <style:style style:name="TBL_0_0_183_col_0" style:family="table-column">
      <style:table-column-properties style:column-width="1.16in"/>
    </style:style>
    <style:style style:name="TBL_0_0_183_row_0" style:family="table-row">
      <style:table-row-properties style:use-optimal-row-height="false" style:row-height="0.18in"/>
    </style:style>
    <style:style style:name="TBL_0_0_183_row_1" style:family="table-row">
      <style:table-row-properties style:use-optimal-row-height="false" style:row-height="0.18in"/>
    </style:style>
    <style:style style:name="TBL_0_0_184" style:family="table">
      <style:table-properties table:align="left" style:width="0.62in"/>
    </style:style>
    <style:style style:name="TBL_0_0_184_col_0" style:family="table-column">
      <style:table-column-properties style:column-width="0.62in"/>
    </style:style>
    <style:style style:name="TBL_0_0_184_row_0" style:family="table-row">
      <style:table-row-properties style:use-optimal-row-height="false" style:row-height="0.18in"/>
    </style:style>
    <style:style style:name="TBL_0_0_184_row_1" style:family="table-row">
      <style:table-row-properties style:use-optimal-row-height="false" style:row-height="0.18in"/>
    </style:style>
    <style:style style:name="TBL_0_0_185" style:family="table">
      <style:table-properties table:align="left" style:width="0.63in"/>
    </style:style>
    <style:style style:name="TBL_0_0_185_col_0" style:family="table-column">
      <style:table-column-properties style:column-width="0.63in"/>
    </style:style>
    <style:style style:name="TBL_0_0_185_row_0" style:family="table-row">
      <style:table-row-properties style:use-optimal-row-height="false" style:row-height="0.18in"/>
    </style:style>
    <style:style style:name="TBL_0_0_185_row_1" style:family="table-row">
      <style:table-row-properties style:use-optimal-row-height="false" style:row-height="0.18in"/>
    </style:style>
    <style:style style:name="TBL_0_0_186" style:family="table">
      <style:table-properties table:align="left" style:width="0.66in"/>
    </style:style>
    <style:style style:name="TBL_0_0_186_col_0" style:family="table-column">
      <style:table-column-properties style:column-width="0.66in"/>
    </style:style>
    <style:style style:name="TBL_0_0_186_row_0" style:family="table-row">
      <style:table-row-properties style:use-optimal-row-height="false" style:row-height="0.18in"/>
    </style:style>
    <style:style style:name="TBL_0_0_186_row_1" style:family="table-row">
      <style:table-row-properties style:use-optimal-row-height="false" style:row-height="0.18in"/>
    </style:style>
    <style:style style:name="TBL_0_0_row_33" style:family="table-row">
      <style:table-row-properties style:use-optimal-row-height="false" style:row-height="0.08in"/>
    </style:style>
    <style:style style:name="TBL_0_0_row_34" style:family="table-row">
      <style:table-row-properties style:use-optimal-row-height="false" style:row-height="0.09in"/>
    </style:style>
    <style:style style:name="TBL_0_0_row_35" style:family="table-row">
      <style:table-row-properties style:use-optimal-row-height="false" style:row-height="0.08in"/>
    </style:style>
    <style:style style:name="TBL_0_0_row_36" style:family="table-row">
      <style:table-row-properties style:use-optimal-row-height="false" style:row-height="0.15in"/>
    </style:style>
    <style:style style:name="TBL_0_0_row_37" style:family="table-row">
      <style:table-row-properties style:use-optimal-row-height="false" style:row-height="0.09in"/>
    </style:style>
    <style:style style:name="TBL_0_0_row_38" style:family="table-row">
      <style:table-row-properties style:use-optimal-row-height="false" style:row-height="0.13in"/>
    </style:style>
    <style:style style:name="C17" style:family="table-cell">
      <style:table-cell-properties fo:wrap-option="wrap" style:shrink-to-fit="false" fo:background-color="#FFFFFF" fo:padding-top="0.0in" fo:padding-left="0.0in" fo:padding-bottom="0.0in" fo:padding-right="0.0in" style:vertical-align="middle"/>
      <style:paragraph-properties fo:text-align="center"/>
    </style:style>
    <style:style style:name="T7" style:family="text">
      <style:text-properties fo:color="#3399FF" style:font-name="SansSerif" fo:font-size="8.0pt" style:font-size-asian="8.0pt" style:font-size-complex="8.0pt" fo:font-weight="bold" fo:background-color="#FFFFFF">
</style:text-properties>
    </style:style>
    <style:style style:name="TBL_0_0_row_39" style:family="table-row">
      <style:table-row-properties style:use-optimal-row-height="false" style:row-height="0.13in"/>
    </style:style>
    <style:style style:name="TBL_0_0_row_40" style:family="table-row">
      <style:table-row-properties style:use-optimal-row-height="false" style:row-height="0.19in"/>
    </style:style>
    <style:style style:name="TBL_0_0_row_41" style:family="table-row">
      <style:table-row-properties style:use-optimal-row-height="false" style:row-height="0.16in"/>
    </style:style>
    <style:style style:name="C18" style:family="table-cell">
      <style:table-cell-properties fo:wrap-option="wrap" style:shrink-to-fit="false" fo:background-color="#CDDFBF" fo:border-top="0.006944444444444444in solid #000000" fo:padding-top="0.0in" fo:border-left="0.006944444444444444in solid #000000" fo:padding-left="0.0in" fo:border-bottom="0.006944444444444444in solid #000000" fo:padding-bottom="0.0in" fo:border-right="0.006944444444444444in solid #000000" fo:padding-right="0.0in" style:vertical-align="middle"/>
      <style:paragraph-properties fo:text-align="center"/>
    </style:style>
    <style:style style:name="TBL_0_0_row_42" style:family="table-row">
      <style:table-row-properties style:use-optimal-row-height="false" style:row-height="0.16in"/>
    </style:style>
    <style:style style:name="TBL_0_0_row_43" style:family="table-row">
      <style:table-row-properties style:use-optimal-row-height="false" style:row-height="0.13in"/>
    </style:style>
    <style:style style:name="C19" style:family="table-cell">
      <style:table-cell-properties fo:wrap-option="wrap" style:shrink-to-fit="false" fo:border-top="0.006944444444444444in solid #000000" fo:padding-top="0.0in" fo:border-left="0.006944444444444444in solid #000000" fo:padding-left="0.0in" fo:border-bottom="0.006944444444444444in solid #000000" fo:padding-bottom="0.0in" fo:border-right="0.006944444444444444in solid #000000" fo:padding-right="0.0in" style:vertical-align="middle"/>
      <style:paragraph-properties fo:text-align="center"/>
    </style:style>
    <style:style style:name="TBL_0_0_row_44" style:family="table-row">
      <style:table-row-properties style:use-optimal-row-height="false" style:row-height="0.13in"/>
    </style:style>
    <style:style style:name="C20" style:family="table-cell">
      <style:table-cell-properties fo:wrap-option="wrap" style:shrink-to-fit="false" fo:background-color="#FFFFFF" fo:border-top="0.006944444444444444in solid #0000CC" fo:padding-top="0.0in" fo:border-left="0.006944444444444444in solid #0000CC" fo:padding-left="0.0in" fo:border-bottom="0.006944444444444444in solid #0000CC" fo:padding-bottom="0.0in" fo:border-right="0.006944444444444444in solid #0000CC" fo:padding-right="0.0in" style:vertical-align="middle"/>
      <style:paragraph-properties fo:text-align="center"/>
    </style:style>
    <style:style style:name="T8" style:family="text">
      <style:text-properties fo:color="#0000CC" style:font-name="SansSerif" fo:font-size="6.0pt" style:font-size-asian="6.0pt" style:font-size-complex="6.0pt" fo:background-color="#FFFFFF">
</style:text-properties>
    </style:style>
    <style:style style:name="C21" style:family="table-cell">
      <style:table-cell-properties fo:wrap-option="wrap" style:shrink-to-fit="false" fo:background-color="#FFFFFF" fo:border-top="0.006944444444444444in solid #0000CC" fo:padding-top="0.0in" fo:border-left="0.006944444444444444in solid #0000CC" fo:padding-left="0.0in" fo:border-bottom="0.006944444444444444in solid #0000CC" fo:padding-bottom="0.0in" fo:border-right="0.006944444444444444in solid #0000CC" fo:padding-right="0.0in" style:vertical-align="middle"/>
      <style:paragraph-properties fo:text-align="start"/>
    </style:style>
    <style:style style:name="C22" style:family="table-cell">
      <style:table-cell-properties fo:wrap-option="wrap" style:shrink-to-fit="false" fo:background-color="#FFFFFF" fo:border-top="0.006944444444444444in solid #0000CC" fo:padding-top="0.0in" fo:border-left="0.006944444444444444in solid #0000CC" fo:padding-left="0.0in" fo:border-bottom="0.006944444444444444in solid #0000CC" fo:padding-bottom="0.0in" fo:border-right="0.006944444444444444in solid #0000CC" fo:padding-right="0.0in" style:vertical-align="middle"/>
      <style:paragraph-properties fo:text-align="end"/>
    </style:style>
    <style:style style:name="TBL_0_0_row_45" style:family="table-row">
      <style:table-row-properties style:use-optimal-row-height="false" style:row-height="0.13in"/>
    </style:style>
    <style:style style:name="TBL_0_0_row_46" style:family="table-row">
      <style:table-row-properties style:use-optimal-row-height="false" style:row-height="0.13in"/>
    </style:style>
    <style:style style:name="TBL_0_0_row_47" style:family="table-row">
      <style:table-row-properties style:use-optimal-row-height="false" style:row-height="0.13in"/>
    </style:style>
    <style:style style:name="C23" style:family="table-cell">
      <style:table-cell-properties fo:wrap-option="wrap" style:shrink-to-fit="false" fo:background-color="#FFFFFF" fo:border-top="0.006944444444444444in solid #000000" fo:padding-top="0.0in" fo:border-left="0.006944444444444444in solid #000000" fo:padding-left="0.0in" fo:border-bottom="0.006944444444444444in solid #000000" fo:padding-bottom="0.0in" fo:border-right="0.006944444444444444in solid #000000" fo:padding-right="0.0in" style:vertical-align="middle"/>
      <style:paragraph-properties fo:text-align="center"/>
    </style:style>
    <style:style style:name="T9" style:family="text">
      <style:text-properties style:font-name="SansSerif" fo:font-size="6.0pt" style:font-size-asian="6.0pt" style:font-size-complex="6.0pt" fo:background-color="#FFFFFF">
</style:text-properties>
    </style:style>
    <style:style style:name="C24" style:family="table-cell">
      <style:table-cell-properties fo:wrap-option="wrap" style:shrink-to-fit="false" fo:background-color="#FFFFFF" fo:border-top="0.006944444444444444in solid #000000" fo:padding-top="0.0in" fo:border-left="0.006944444444444444in solid #000000" fo:padding-left="0.0in" fo:border-bottom="0.006944444444444444in solid #000000" fo:padding-bottom="0.0in" fo:border-right="0.006944444444444444in solid #000000" fo:padding-right="0.0in" style:vertical-align="middle"/>
      <style:paragraph-properties fo:text-align="start"/>
    </style:style>
    <style:style style:name="C25" style:family="table-cell">
      <style:table-cell-properties fo:wrap-option="wrap" style:shrink-to-fit="false" fo:background-color="#FFFFFF" fo:border-top="0.006944444444444444in solid #000000" fo:padding-top="0.0in" fo:border-left="0.006944444444444444in solid #000000" fo:padding-left="0.0in" fo:border-bottom="0.006944444444444444in solid #000000" fo:padding-bottom="0.0in" fo:border-right="0.006944444444444444in solid #000000" fo:padding-right="0.0in" style:vertical-align="middle"/>
      <style:paragraph-properties fo:text-align="end"/>
    </style:style>
    <style:style style:name="TBL_0_0_row_48" style:family="table-row">
      <style:table-row-properties style:use-optimal-row-height="false" style:row-height="0.72in"/>
    </style:style>
    <style:style style:name="C26" style:family="table-cell">
      <style:table-cell-properties fo:wrap-option="wrap" style:shrink-to-fit="false" fo:background-color="#FFFFFF" fo:border-top="0.006944444444444444in solid #333333" fo:padding-top="0.0in" fo:border-left="0.006944444444444444in solid #333333" fo:padding-left="0.0in" fo:border-bottom="0.006944444444444444in solid #333333" fo:padding-bottom="0.0in" fo:border-right="0.006944444444444444in solid #333333" fo:padding-right="0.0in" style:vertical-align="middle"/>
      <style:paragraph-properties fo:text-align="center"/>
    </style:style>
    <style:style style:name="C27" style:family="table-cell">
      <style:table-cell-properties fo:wrap-option="wrap" style:shrink-to-fit="false" fo:background-color="#FFFFFF" fo:border-top="0.006944444444444444in solid #333333" fo:padding-top="0.0in" fo:border-left="0.006944444444444444in solid #333333" fo:padding-left="0.0in" fo:border-bottom="0.006944444444444444in solid #333333" fo:padding-bottom="0.0in" fo:border-right="0.006944444444444444in solid #333333" fo:padding-right="0.0in" style:vertical-align="middle"/>
      <style:paragraph-properties fo:text-align="start"/>
    </style:style>
    <style:style style:name="T10" style:family="text">
      <style:text-properties fo:color="#333333" style:font-name="SansSerif" fo:font-size="6.0pt" style:font-size-asian="6.0pt" style:font-size-complex="6.0pt" fo:background-color="#FFFFFF">
</style:text-properties>
    </style:style>
    <style:style style:name="C28" style:family="table-cell">
      <style:table-cell-properties fo:wrap-option="wrap" style:shrink-to-fit="false" fo:background-color="#FFFFFF" fo:border-top="0.006944444444444444in solid #333333" fo:padding-top="0.0in" fo:border-left="0.006944444444444444in solid #333333" fo:padding-left="0.0in" fo:border-bottom="0.006944444444444444in solid #333333" fo:padding-bottom="0.0in" fo:border-right="0.006944444444444444in solid #333333" fo:padding-right="0.0in" style:vertical-align="middle"/>
      <style:paragraph-properties fo:text-align="end"/>
    </style:style>
    <style:style style:name="TBL_0_0_row_49" style:family="table-row">
      <style:table-row-properties style:use-optimal-row-height="false" style:row-height="0.06in"/>
    </style:style>
    <style:style style:name="TBL_0_0_row_50" style:family="table-row">
      <style:table-row-properties style:use-optimal-row-height="false" style:row-height="0.02in"/>
    </style:style>
    <style:style style:name="TBL_0_0_row_51" style:family="table-row">
      <style:table-row-properties style:use-optimal-row-height="false" style:row-height="0.13in"/>
    </style:style>
    <style:style style:name="C29" style:family="table-cell">
      <style:table-cell-properties fo:wrap-option="wrap" style:shrink-to-fit="false" fo:background-color="#8ADC6F" fo:border-top="0.010416666666666666in solid #000000" fo:padding-top="0.0in" fo:border-left="0.010416666666666666in solid #000000" fo:padding-left="0.0in" fo:border-bottom="0.010416666666666666in solid #000000" fo:padding-bottom="0.0in" fo:border-right="0.010416666666666666in solid #000000" fo:padding-right="0.0in" style:vertical-align="middle"/>
      <style:paragraph-properties fo:text-align="center"/>
    </style:style>
    <style:style style:name="T11" style:family="text">
      <style:text-properties style:font-name="SansSerif" fo:font-size="6.0pt" style:font-size-asian="6.0pt" style:font-size-complex="6.0pt" fo:background-color="#8ADC6F">
</style:text-properties>
    </style:style>
    <style:style style:name="TBL_0_0_row_52" style:family="table-row">
      <style:table-row-properties style:use-optimal-row-height="false" style:row-height="0.13in"/>
    </style:style>
    <style:style style:name="C30" style:family="table-cell">
      <style:table-cell-properties fo:wrap-option="wrap" style:shrink-to-fit="false" fo:border-top="0.010416666666666666in solid #000000" fo:padding-top="0.0in" fo:border-left="0.010416666666666666in solid #000000" fo:padding-left="0.0in" fo:border-bottom="0.010416666666666666in solid #000000" fo:padding-bottom="0.0in" fo:border-right="0.010416666666666666in solid #000000" fo:padding-right="0.0in" style:vertical-align="middle"/>
      <style:paragraph-properties fo:text-align="end"/>
    </style:style>
    <style:style style:name="C31" style:family="table-cell">
      <style:table-cell-properties fo:wrap-option="wrap" style:shrink-to-fit="false" fo:background-color="#8ADC6F" fo:border-top="0.010416666666666666in solid #000000" fo:padding-top="0.0in" fo:border-left="0.010416666666666666in solid #000000" fo:padding-left="0.0in" fo:border-bottom="0.010416666666666666in solid #000000" fo:padding-bottom="0.0in" fo:border-right="0.010416666666666666in solid #000000" fo:padding-right="0.0in" style:vertical-align="middle"/>
      <style:paragraph-properties fo:text-align="start"/>
    </style:style>
    <style:style style:name="P10" style:family="paragraph">
      <style:paragraph-properties fo:line-height="100%" fo:text-align="start" fo:text-indent="0.0in" fo:margin-left="0.0in" fo:margin-right="0.0in" fo:margin-top="0.0in" fo:margin-bottom="0.0in" style:vertical-align="middle">
</style:paragraph-properties>
      <style:text-properties style:text-rotation-angle="0">
</style:text-properties>
    </style:style>
    <style:style style:name="TBL_0_0_row_53" style:family="table-row">
      <style:table-row-properties style:use-optimal-row-height="false" style:row-height="0.13in"/>
    </style:style>
    <style:style style:name="C32" style:family="table-cell">
      <style:table-cell-properties fo:wrap-option="wrap" style:shrink-to-fit="false" fo:background-color="#CCCCCC" fo:border-top="0.010416666666666666in solid #000000" fo:padding-top="0.0in" fo:border-left="0.010416666666666666in solid #000000" fo:padding-left="0.0in" fo:border-bottom="0.010416666666666666in solid #000000" fo:padding-bottom="0.0in" fo:border-right="0.010416666666666666in solid #000000" fo:padding-right="0.0in" style:vertical-align="middle"/>
      <style:paragraph-properties fo:text-align="center"/>
    </style:style>
    <style:style style:name="T12" style:family="text">
      <style:text-properties style:font-name="SansSerif" fo:font-size="6.0pt" style:font-size-asian="6.0pt" style:font-size-complex="6.0pt" fo:background-color="#CCCCCC">
</style:text-properties>
    </style:style>
    <style:style style:name="P11" style:family="paragraph">
      <style:paragraph-properties fo:line-height="100%" fo:text-align="end" fo:text-indent="0.0in" fo:margin-left="0.0in" fo:margin-right="0.0in" fo:margin-top="0.0in" fo:margin-bottom="0.0in" style:vertical-align="middle">
</style:paragraph-properties>
      <style:text-properties style:text-rotation-angle="0">
</style:text-properties>
    </style:style>
    <style:style style:name="TBL_0_0_row_54" style:family="table-row">
      <style:table-row-properties style:use-optimal-row-height="false" style:row-height="0.01in"/>
    </style:style>
    <style:style style:name="TBL_0_0_187" style:family="table">
      <style:table-properties table:align="left" style:width="1.88in"/>
    </style:style>
    <style:style style:name="TBL_0_0_187_col_0" style:family="table-column">
      <style:table-column-properties style:column-width="1.88in"/>
    </style:style>
    <style:style style:name="TBL_0_0_187_row_0" style:family="table-row">
      <style:table-row-properties style:use-optimal-row-height="false" style:row-height="0.13in"/>
    </style:style>
    <style:style style:name="TBL_0_0_187_row_1" style:family="table-row">
      <style:table-row-properties style:use-optimal-row-height="false" style:row-height="0.13in"/>
    </style:style>
    <style:style style:name="C33" style:family="table-cell">
      <style:table-cell-properties fo:wrap-option="wrap" style:shrink-to-fit="false" fo:background-color="#8ADC6F" fo:border-top="0.010416666666666666in solid #000000" fo:padding-top="0.0in" fo:border-left="0.010416666666666666in solid #000000" fo:padding-left="0.0in" fo:border-bottom="0.010416666666666666in solid #000000" fo:padding-bottom="0.0in" fo:border-right="0.010416666666666666in solid #000000" fo:padding-right="0.0in" style:vertical-align="middle"/>
      <style:paragraph-properties fo:text-align="end"/>
    </style:style>
    <style:style style:name="TBL_0_0_188" style:family="table">
      <style:table-properties table:align="left" style:width="0.44in"/>
    </style:style>
    <style:style style:name="TBL_0_0_188_col_0" style:family="table-column">
      <style:table-column-properties style:column-width="0.44in"/>
    </style:style>
    <style:style style:name="TBL_0_0_188_row_0" style:family="table-row">
      <style:table-row-properties style:use-optimal-row-height="false" style:row-height="0.13in"/>
    </style:style>
    <style:style style:name="TBL_0_0_188_row_1" style:family="table-row">
      <style:table-row-properties style:use-optimal-row-height="false" style:row-height="0.13in"/>
    </style:style>
    <style:style style:name="TBL_0_0_189" style:family="table">
      <style:table-properties table:align="left" style:width="2.15in"/>
    </style:style>
    <style:style style:name="TBL_0_0_189_col_0" style:family="table-column">
      <style:table-column-properties style:column-width="2.15in"/>
    </style:style>
    <style:style style:name="TBL_0_0_189_row_0" style:family="table-row">
      <style:table-row-properties style:use-optimal-row-height="false" style:row-height="0.01in"/>
    </style:style>
    <style:style style:name="TBL_0_0_189_row_1" style:family="table-row">
      <style:table-row-properties style:use-optimal-row-height="false" style:row-height="0.13in"/>
    </style:style>
    <style:style style:name="TBL_0_0_190" style:family="table">
      <style:table-properties table:align="left" style:width="0.4in"/>
    </style:style>
    <style:style style:name="TBL_0_0_190_col_0" style:family="table-column">
      <style:table-column-properties style:column-width="0.4in"/>
    </style:style>
    <style:style style:name="TBL_0_0_190_row_0" style:family="table-row">
      <style:table-row-properties style:use-optimal-row-height="false" style:row-height="0.01in"/>
    </style:style>
    <style:style style:name="TBL_0_0_190_row_1" style:family="table-row">
      <style:table-row-properties style:use-optimal-row-height="false" style:row-height="0.13in"/>
    </style:style>
    <style:style style:name="TBL_0_0_row_55" style:family="table-row">
      <style:table-row-properties style:use-optimal-row-height="false" style:row-height="0.12in"/>
    </style:style>
    <style:style style:name="TBL_0_0_row_56" style:family="table-row">
      <style:table-row-properties style:use-optimal-row-height="false" style:row-height="0.01in"/>
    </style:style>
    <style:style style:name="TBL_0_0_row_57" style:family="table-row">
      <style:table-row-properties style:use-optimal-row-height="false" style:row-height="0.12in"/>
    </style:style>
    <style:style style:name="TBL_0_0_row_58" style:family="table-row">
      <style:table-row-properties style:use-optimal-row-height="false" style:row-height="0.13in"/>
    </style:style>
    <style:style style:name="TBL_0_0_row_59" style:family="table-row">
      <style:table-row-properties style:use-optimal-row-height="false" style:row-height="0.04in"/>
    </style:style>
    <style:style style:name="TBL_0_0_row_60" style:family="table-row">
      <style:table-row-properties style:use-optimal-row-height="false" style:row-height="0.05in"/>
    </style:style>
    <style:style style:name="TBL_0_0_row_61" style:family="table-row">
      <style:table-row-properties style:use-optimal-row-height="false" style:row-height="0.09in"/>
    </style:style>
    <style:style style:name="TBL_0_0_row_62" style:family="table-row">
      <style:table-row-properties style:use-optimal-row-height="false" style:row-height="0.13in"/>
    </style:style>
    <style:style style:name="TBL_0_0_row_63" style:family="table-row">
      <style:table-row-properties style:use-optimal-row-height="false" style:row-height="0.13in"/>
    </style:style>
    <style:style style:name="TBL_0_0_row_64" style:family="table-row">
      <style:table-row-properties style:use-optimal-row-height="false" style:row-height="0.19in"/>
    </style:style>
    <style:style style:name="TBL_0_0_row_65" style:family="table-row">
      <style:table-row-properties style:use-optimal-row-height="false" style:row-height="0.16in"/>
    </style:style>
    <style:style style:name="TBL_0_0_row_66" style:family="table-row">
      <style:table-row-properties style:use-optimal-row-height="false" style:row-height="0.16in"/>
    </style:style>
    <style:style style:name="TBL_0_0_row_67" style:family="table-row">
      <style:table-row-properties style:use-optimal-row-height="false" style:row-height="0.13in"/>
    </style:style>
    <style:style style:name="TBL_0_0_row_68" style:family="table-row">
      <style:table-row-properties style:use-optimal-row-height="false" style:row-height="0.13in"/>
    </style:style>
    <style:style style:name="TBL_0_0_row_69" style:family="table-row">
      <style:table-row-properties style:use-optimal-row-height="false" style:row-height="0.13in"/>
    </style:style>
    <style:style style:name="TBL_0_0_row_70" style:family="table-row">
      <style:table-row-properties style:use-optimal-row-height="false" style:row-height="0.13in"/>
    </style:style>
    <style:style style:name="TBL_0_0_row_71" style:family="table-row">
      <style:table-row-properties style:use-optimal-row-height="false" style:row-height="0.2in"/>
    </style:style>
    <style:style style:name="TBL_0_0_row_72" style:family="table-row">
      <style:table-row-properties style:use-optimal-row-height="false" style:row-height="0.73in"/>
    </style:style>
    <style:style style:name="C34" style:family="table-cell">
      <style:table-cell-properties fo:wrap-option="wrap" style:shrink-to-fit="false" fo:background-color="#FFFFFF" fo:border-top="0.006944444444444444in solid #999999" fo:padding-top="0.0in" fo:border-left="0.006944444444444444in solid #999999" fo:padding-left="0.0in" fo:border-bottom="0.006944444444444444in solid #999999" fo:padding-bottom="0.0in" fo:border-right="0.006944444444444444in solid #999999" fo:padding-right="0.0in" style:vertical-align="middle"/>
      <style:paragraph-properties fo:text-align="center"/>
    </style:style>
    <style:style style:name="C35" style:family="table-cell">
      <style:table-cell-properties fo:wrap-option="wrap" style:shrink-to-fit="false" fo:background-color="#FFFFFF" fo:border-top="0.006944444444444444in solid #999999" fo:padding-top="0.0in" fo:border-left="0.006944444444444444in solid #999999" fo:padding-left="0.0in" fo:border-bottom="0.006944444444444444in solid #999999" fo:padding-bottom="0.0in" fo:border-right="0.006944444444444444in solid #999999" fo:padding-right="0.0in" style:vertical-align="middle"/>
      <style:paragraph-properties fo:text-align="start"/>
    </style:style>
    <style:style style:name="T13" style:family="text">
      <style:text-properties fo:color="#999999" style:font-name="SansSerif" fo:font-size="6.0pt" style:font-size-asian="6.0pt" style:font-size-complex="6.0pt" fo:background-color="#FFFFFF">
</style:text-properties>
    </style:style>
    <style:style style:name="C36" style:family="table-cell">
      <style:table-cell-properties fo:wrap-option="wrap" style:shrink-to-fit="false" fo:background-color="#FFFFFF" fo:border-top="0.006944444444444444in solid #999999" fo:padding-top="0.0in" fo:border-left="0.006944444444444444in solid #999999" fo:padding-left="0.0in" fo:border-bottom="0.006944444444444444in solid #999999" fo:padding-bottom="0.0in" fo:border-right="0.006944444444444444in solid #999999" fo:padding-right="0.0in" style:vertical-align="middle"/>
      <style:paragraph-properties fo:text-align="end"/>
    </style:style>
    <style:style style:name="TBL_0_0_row_73" style:family="table-row">
      <style:table-row-properties style:use-optimal-row-height="false" style:row-height="0.04in"/>
    </style:style>
    <style:style style:name="TBL_0_0_row_74" style:family="table-row">
      <style:table-row-properties style:use-optimal-row-height="false" style:row-height="0.27in"/>
    </style:style>
    <style:style style:name="TBL_0_0_row_75" style:family="table-row">
      <style:table-row-properties style:use-optimal-row-height="false" style:row-height="0.08in"/>
    </style:style>
    <style:style style:name="TBL_0_0_row_76" style:family="table-row">
      <style:table-row-properties style:use-optimal-row-height="false" style:row-height="0.27in"/>
    </style:style>
    <style:style style:name="TBL_0_0_row_77" style:family="table-row">
      <style:table-row-properties style:use-optimal-row-height="false" style:row-height="0.27in"/>
    </style:style>
    <style:style style:name="C37" style:family="table-cell">
      <style:table-cell-properties fo:wrap-option="wrap" style:shrink-to-fit="false" fo:border-top="0.020833333333333332in solid #000000" fo:padding-top="0.0in" fo:padding-left="0.0in" fo:padding-bottom="0.0in" fo:padding-right="0.0in" style:vertical-align="middle"/>
      <style:paragraph-properties fo:text-align="center"/>
    </style:style>
    <style:style style:name="TBL_0_0_row_78" style:family="table-row">
      <style:table-row-properties style:use-optimal-row-height="false" style:row-height="0.23in"/>
    </style:style>
    <style:style style:name="TBL_0_1" style:master-page-name="master_0" style:family="table">
      <style:table-properties table:align="left" style:width="8.5in" fo:break-before="page"/>
    </style:style>
    <style:style style:name="TBL_0_1_col_0" style:family="table-column">
      <style:table-column-properties style:column-width="0.02in"/>
    </style:style>
    <style:style style:name="TBL_0_1_col_1" style:family="table-column">
      <style:table-column-properties style:column-width="0.11in"/>
    </style:style>
    <style:style style:name="TBL_0_1_col_2" style:family="table-column">
      <style:table-column-properties style:column-width="0.13in"/>
    </style:style>
    <style:style style:name="TBL_0_1_col_3" style:family="table-column">
      <style:table-column-properties style:column-width="0.09in"/>
    </style:style>
    <style:style style:name="TBL_0_1_col_4" style:family="table-column">
      <style:table-column-properties style:column-width="0.04in"/>
    </style:style>
    <style:style style:name="TBL_0_1_col_5" style:family="table-column">
      <style:table-column-properties style:column-width="0.09in"/>
    </style:style>
    <style:style style:name="TBL_0_1_col_6" style:family="table-column">
      <style:table-column-properties style:column-width="0.01in"/>
    </style:style>
    <style:style style:name="TBL_0_1_col_7" style:family="table-column">
      <style:table-column-properties style:column-width="0.23in"/>
    </style:style>
    <style:style style:name="TBL_0_1_col_8" style:family="table-column">
      <style:table-column-properties style:column-width="0.18in"/>
    </style:style>
    <style:style style:name="TBL_0_1_col_9" style:family="table-column">
      <style:table-column-properties style:column-width="0.05in"/>
    </style:style>
    <style:style style:name="TBL_0_1_col_10" style:family="table-column">
      <style:table-column-properties style:column-width="1.2in"/>
    </style:style>
    <style:style style:name="TBL_0_1_col_11" style:family="table-column">
      <style:table-column-properties style:column-width="0.19in"/>
    </style:style>
    <style:style style:name="TBL_0_1_col_12" style:family="table-column">
      <style:table-column-properties style:column-width="0.01in"/>
    </style:style>
    <style:style style:name="TBL_0_1_col_13" style:family="table-column">
      <style:table-column-properties style:column-width="0.22in"/>
    </style:style>
    <style:style style:name="TBL_0_1_col_14" style:family="table-column">
      <style:table-column-properties style:column-width="0.05in"/>
    </style:style>
    <style:style style:name="TBL_0_1_col_15" style:family="table-column">
      <style:table-column-properties style:column-width="0.11in"/>
    </style:style>
    <style:style style:name="TBL_0_1_col_16" style:family="table-column">
      <style:table-column-properties style:column-width="0.02in"/>
    </style:style>
    <style:style style:name="TBL_0_1_col_17" style:family="table-column">
      <style:table-column-properties style:column-width="0.01in"/>
    </style:style>
    <style:style style:name="TBL_0_1_col_18" style:family="table-column">
      <style:table-column-properties style:column-width="0.01in"/>
    </style:style>
    <style:style style:name="TBL_0_1_col_19" style:family="table-column">
      <style:table-column-properties style:column-width="0.13in"/>
    </style:style>
    <style:style style:name="TBL_0_1_col_20" style:family="table-column">
      <style:table-column-properties style:column-width="0.16in"/>
    </style:style>
    <style:style style:name="TBL_0_1_col_21" style:family="table-column">
      <style:table-column-properties style:column-width="1.72in"/>
    </style:style>
    <style:style style:name="TBL_0_1_col_22" style:family="table-column">
      <style:table-column-properties style:column-width="0.33in"/>
    </style:style>
    <style:style style:name="TBL_0_1_col_23" style:family="table-column">
      <style:table-column-properties style:column-width="0.11in"/>
    </style:style>
    <style:style style:name="TBL_0_1_col_24" style:family="table-column">
      <style:table-column-properties style:column-width="0.12in"/>
    </style:style>
    <style:style style:name="TBL_0_1_col_25" style:family="table-column">
      <style:table-column-properties style:column-width="0.38in"/>
    </style:style>
    <style:style style:name="TBL_0_1_col_26" style:family="table-column">
      <style:table-column-properties style:column-width="0.09in"/>
    </style:style>
    <style:style style:name="TBL_0_1_col_27" style:family="table-column">
      <style:table-column-properties style:column-width="0.3in"/>
    </style:style>
    <style:style style:name="TBL_0_1_col_28" style:family="table-column">
      <style:table-column-properties style:column-width="0.37in"/>
    </style:style>
    <style:style style:name="TBL_0_1_col_29" style:family="table-column">
      <style:table-column-properties style:column-width="0.33in"/>
    </style:style>
    <style:style style:name="TBL_0_1_col_30" style:family="table-column">
      <style:table-column-properties style:column-width="0.7in"/>
    </style:style>
    <style:style style:name="TBL_0_1_col_31" style:family="table-column">
      <style:table-column-properties style:column-width="0.08in"/>
    </style:style>
    <style:style style:name="TBL_0_1_col_32" style:family="table-column">
      <style:table-column-properties style:column-width="0.13in"/>
    </style:style>
    <style:style style:name="TBL_0_1_col_33" style:family="table-column">
      <style:table-column-properties style:column-width="0.11in"/>
    </style:style>
    <style:style style:name="TBL_0_1_col_34" style:family="table-column">
      <style:table-column-properties style:column-width="0.08in"/>
    </style:style>
    <style:style style:name="TBL_0_1_col_35" style:family="table-column">
      <style:table-column-properties style:column-width="0.15in"/>
    </style:style>
    <style:style style:name="TBL_0_1_col_36" style:family="table-column">
      <style:table-column-properties style:column-width="0.12in"/>
    </style:style>
    <style:style style:name="TBL_0_1_col_37" style:family="table-column">
      <style:table-column-properties style:column-width="0.01in"/>
    </style:style>
    <style:style style:name="TBL_0_1_col_38" style:family="table-column">
      <style:table-column-properties style:column-width="0.02in"/>
    </style:style>
    <style:style style:name="TBL_0_1_col_39" style:family="table-column">
      <style:table-column-properties style:column-width="0.09in"/>
    </style:style>
    <style:style style:name="TBL_0_1_row_0" style:family="table-row">
      <style:table-row-properties style:use-optimal-row-height="false" style:row-height="0.02in"/>
    </style:style>
    <style:style style:name="TBL_0_1_row_1" style:family="table-row">
      <style:table-row-properties style:use-optimal-row-height="false" style:row-height="0.04in"/>
    </style:style>
    <style:style style:name="TBL_0_1_row_2" style:family="table-row">
      <style:table-row-properties style:use-optimal-row-height="false" style:row-height="0.05in"/>
    </style:style>
    <style:style style:name="TBL_0_1_row_3" style:family="table-row">
      <style:table-row-properties style:use-optimal-row-height="false" style:row-height="0.3in"/>
    </style:style>
    <style:style style:name="TBL_0_1_row_4" style:family="table-row">
      <style:table-row-properties style:use-optimal-row-height="false" style:row-height="0.18in"/>
    </style:style>
    <style:style style:name="TBL_0_1_row_5" style:family="table-row">
      <style:table-row-properties style:use-optimal-row-height="false" style:row-height="0.51in"/>
    </style:style>
    <style:style style:name="TBL_0_1_row_6" style:family="table-row">
      <style:table-row-properties style:use-optimal-row-height="false" style:row-height="0.01in"/>
    </style:style>
    <style:style style:name="TBL_0_1_151" style:family="table">
      <style:table-properties table:align="left" style:width="2.41in"/>
    </style:style>
    <style:style style:name="TBL_0_1_151_col_0" style:family="table-column">
      <style:table-column-properties style:column-width="2.41in"/>
    </style:style>
    <style:style style:name="TBL_0_1_151_row_0" style:family="table-row">
      <style:table-row-properties style:use-optimal-row-height="false" style:row-height="0.16in"/>
    </style:style>
    <style:style style:name="TBL_0_1_152" style:family="table">
      <style:table-properties table:align="left" style:width="2.41in"/>
    </style:style>
    <style:style style:name="TBL_0_1_152_col_0" style:family="table-column">
      <style:table-column-properties style:column-width="2.41in"/>
    </style:style>
    <style:style style:name="TBL_0_1_152_row_0" style:family="table-row">
      <style:table-row-properties style:use-optimal-row-height="false" style:row-height="0.41in"/>
    </style:style>
    <style:style style:name="TBL_0_1_row_7" style:family="table-row">
      <style:table-row-properties style:use-optimal-row-height="false" style:row-height="0.15in"/>
    </style:style>
    <style:style style:name="TBL_0_1_row_8" style:family="table-row">
      <style:table-row-properties style:use-optimal-row-height="false" style:row-height="0.25in"/>
    </style:style>
    <style:style style:name="TBL_0_1_row_9" style:family="table-row">
      <style:table-row-properties style:use-optimal-row-height="false" style:row-height="0.06in"/>
    </style:style>
    <style:style style:name="TBL_0_1_row_10" style:family="table-row">
      <style:table-row-properties style:use-optimal-row-height="false" style:row-height="0.13in"/>
    </style:style>
    <style:style style:name="TBL_0_1_row_11" style:family="table-row">
      <style:table-row-properties style:use-optimal-row-height="false" style:row-height="0.13in"/>
    </style:style>
    <style:style style:name="TBL_0_1_row_12" style:family="table-row">
      <style:table-row-properties style:use-optimal-row-height="false" style:row-height="0.19in"/>
    </style:style>
    <style:style style:name="TBL_0_1_row_13" style:family="table-row">
      <style:table-row-properties style:use-optimal-row-height="false" style:row-height="0.16in"/>
    </style:style>
    <style:style style:name="TBL_0_1_row_14" style:family="table-row">
      <style:table-row-properties style:use-optimal-row-height="false" style:row-height="0.16in"/>
    </style:style>
    <style:style style:name="TBL_0_1_row_15" style:family="table-row">
      <style:table-row-properties style:use-optimal-row-height="false" style:row-height="0.13in"/>
    </style:style>
    <style:style style:name="TBL_0_1_row_16" style:family="table-row">
      <style:table-row-properties style:use-optimal-row-height="false" style:row-height="0.51in"/>
    </style:style>
    <style:style style:name="TBL_0_1_row_17" style:family="table-row">
      <style:table-row-properties style:use-optimal-row-height="false" style:row-height="0.13in"/>
    </style:style>
    <style:style style:name="TBL_0_1_row_18" style:family="table-row">
      <style:table-row-properties style:use-optimal-row-height="false" style:row-height="0.13in"/>
    </style:style>
    <style:style style:name="TBL_0_1_row_19" style:family="table-row">
      <style:table-row-properties style:use-optimal-row-height="false" style:row-height="0.13in"/>
    </style:style>
    <style:style style:name="TBL_0_1_row_20" style:family="table-row">
      <style:table-row-properties style:use-optimal-row-height="false" style:row-height="0.2in"/>
    </style:style>
    <style:style style:name="TBL_0_1_row_21" style:family="table-row">
      <style:table-row-properties style:use-optimal-row-height="false" style:row-height="0.83in"/>
    </style:style>
    <style:style style:name="TBL_0_1_row_22" style:family="table-row">
      <style:table-row-properties style:use-optimal-row-height="false" style:row-height="0.2in"/>
    </style:style>
    <style:style style:name="TBL_0_1_row_23" style:family="table-row">
      <style:table-row-properties style:use-optimal-row-height="false" style:row-height="0.41in"/>
    </style:style>
    <style:style style:name="TBL_0_1_row_24" style:family="table-row">
      <style:table-row-properties style:use-optimal-row-height="false" style:row-height="0.3in"/>
    </style:style>
    <style:style style:name="TBL_0_1_row_25" style:family="table-row">
      <style:table-row-properties style:use-optimal-row-height="false" style:row-height="1.15in"/>
    </style:style>
    <style:style style:name="TBL_0_1_row_26" style:family="table-row">
      <style:table-row-properties style:use-optimal-row-height="false" style:row-height="0.2in"/>
    </style:style>
    <style:style style:name="TBL_0_1_row_27" style:family="table-row">
      <style:table-row-properties style:use-optimal-row-height="false" style:row-height="0.3in"/>
    </style:style>
    <style:style style:name="TBL_0_1_row_28" style:family="table-row">
      <style:table-row-properties style:use-optimal-row-height="false" style:row-height="0.08in"/>
    </style:style>
    <style:style style:name="TBL_0_1_row_29" style:family="table-row">
      <style:table-row-properties style:use-optimal-row-height="false" style:row-height="0.02in"/>
    </style:style>
    <style:style style:name="TBL_0_1_row_30" style:family="table-row">
      <style:table-row-properties style:use-optimal-row-height="false" style:row-height="0.13in"/>
    </style:style>
    <style:style style:name="TBL_0_1_row_31" style:family="table-row">
      <style:table-row-properties style:use-optimal-row-height="false" style:row-height="0.13in"/>
    </style:style>
    <style:style style:name="TBL_0_1_row_32" style:family="table-row">
      <style:table-row-properties style:use-optimal-row-height="false" style:row-height="0.13in"/>
    </style:style>
    <style:style style:name="TBL_0_1_row_33" style:family="table-row">
      <style:table-row-properties style:use-optimal-row-height="false" style:row-height="0.01in"/>
    </style:style>
    <style:style style:name="TBL_0_1_153" style:family="table">
      <style:table-properties table:align="left" style:width="1.88in"/>
    </style:style>
    <style:style style:name="TBL_0_1_153_col_0" style:family="table-column">
      <style:table-column-properties style:column-width="1.88in"/>
    </style:style>
    <style:style style:name="TBL_0_1_153_row_0" style:family="table-row">
      <style:table-row-properties style:use-optimal-row-height="false" style:row-height="0.13in"/>
    </style:style>
    <style:style style:name="TBL_0_1_153_row_1" style:family="table-row">
      <style:table-row-properties style:use-optimal-row-height="false" style:row-height="0.13in"/>
    </style:style>
    <style:style style:name="TBL_0_1_153_row_2" style:family="table-row">
      <style:table-row-properties style:use-optimal-row-height="false" style:row-height="0.13in"/>
    </style:style>
    <style:style style:name="TBL_0_1_153_row_3" style:family="table-row">
      <style:table-row-properties style:use-optimal-row-height="false" style:row-height="0.13in"/>
    </style:style>
    <style:style style:name="TBL_0_1_153_row_4" style:family="table-row">
      <style:table-row-properties style:use-optimal-row-height="false" style:row-height="0.13in"/>
    </style:style>
    <style:style style:name="TBL_0_1_153_row_5" style:family="table-row">
      <style:table-row-properties style:use-optimal-row-height="false" style:row-height="0.13in"/>
    </style:style>
    <style:style style:name="TBL_0_1_154" style:family="table">
      <style:table-properties table:align="left" style:width="0.44in"/>
    </style:style>
    <style:style style:name="TBL_0_1_154_col_0" style:family="table-column">
      <style:table-column-properties style:column-width="0.44in"/>
    </style:style>
    <style:style style:name="TBL_0_1_154_row_0" style:family="table-row">
      <style:table-row-properties style:use-optimal-row-height="false" style:row-height="0.13in"/>
    </style:style>
    <style:style style:name="TBL_0_1_154_row_1" style:family="table-row">
      <style:table-row-properties style:use-optimal-row-height="false" style:row-height="0.13in"/>
    </style:style>
    <style:style style:name="TBL_0_1_154_row_2" style:family="table-row">
      <style:table-row-properties style:use-optimal-row-height="false" style:row-height="0.13in"/>
    </style:style>
    <style:style style:name="TBL_0_1_154_row_3" style:family="table-row">
      <style:table-row-properties style:use-optimal-row-height="false" style:row-height="0.13in"/>
    </style:style>
    <style:style style:name="TBL_0_1_154_row_4" style:family="table-row">
      <style:table-row-properties style:use-optimal-row-height="false" style:row-height="0.13in"/>
    </style:style>
    <style:style style:name="TBL_0_1_154_row_5" style:family="table-row">
      <style:table-row-properties style:use-optimal-row-height="false" style:row-height="0.13in"/>
    </style:style>
    <style:style style:name="TBL_0_1_155" style:family="table">
      <style:table-properties table:align="left" style:width="1.88in"/>
    </style:style>
    <style:style style:name="TBL_0_1_155_col_0" style:family="table-column">
      <style:table-column-properties style:column-width="1.88in"/>
    </style:style>
    <style:style style:name="TBL_0_1_155_row_0" style:family="table-row">
      <style:table-row-properties style:use-optimal-row-height="false" style:row-height="0.62in"/>
    </style:style>
    <style:style style:name="C38" style:family="table-cell">
      <style:table-cell-properties fo:wrap-option="wrap" style:shrink-to-fit="false" fo:background-color="#FFFFFF" fo:border-top="0.010416666666666666in solid #000000" fo:padding-top="0.0in" fo:border-left="0.010416666666666666in solid #000000" fo:padding-left="0.0in" fo:border-bottom="0.010416666666666666in solid #000000" fo:padding-bottom="0.0in" fo:border-right="0.010416666666666666in solid #000000" fo:padding-right="0.0in" style:vertical-align="middle"/>
      <style:paragraph-properties fo:text-align="start"/>
    </style:style>
    <style:style style:name="TBL_0_1_155_row_1" style:family="table-row">
      <style:table-row-properties style:use-optimal-row-height="false" style:row-height="0.2in"/>
    </style:style>
    <style:style style:name="TBL_0_1_156" style:family="table">
      <style:table-properties table:align="left" style:width="0.44in"/>
    </style:style>
    <style:style style:name="TBL_0_1_156_col_0" style:family="table-column">
      <style:table-column-properties style:column-width="0.44in"/>
    </style:style>
    <style:style style:name="TBL_0_1_156_row_0" style:family="table-row">
      <style:table-row-properties style:use-optimal-row-height="false" style:row-height="0.62in"/>
    </style:style>
    <style:style style:name="TBL_0_1_156_row_1" style:family="table-row">
      <style:table-row-properties style:use-optimal-row-height="false" style:row-height="0.2in"/>
    </style:style>
    <style:style style:name="TBL_0_1_157" style:family="table">
      <style:table-properties table:align="left" style:width="2.15in"/>
    </style:style>
    <style:style style:name="TBL_0_1_157_col_0" style:family="table-column">
      <style:table-column-properties style:column-width="2.15in"/>
    </style:style>
    <style:style style:name="TBL_0_1_157_row_0" style:family="table-row">
      <style:table-row-properties style:use-optimal-row-height="false" style:row-height="0.01in"/>
    </style:style>
    <style:style style:name="TBL_0_1_157_row_1" style:family="table-row">
      <style:table-row-properties style:use-optimal-row-height="false" style:row-height="0.13in"/>
    </style:style>
    <style:style style:name="TBL_0_1_158" style:family="table">
      <style:table-properties table:align="left" style:width="0.4in"/>
    </style:style>
    <style:style style:name="TBL_0_1_158_col_0" style:family="table-column">
      <style:table-column-properties style:column-width="0.4in"/>
    </style:style>
    <style:style style:name="TBL_0_1_158_row_0" style:family="table-row">
      <style:table-row-properties style:use-optimal-row-height="false" style:row-height="0.01in"/>
    </style:style>
    <style:style style:name="TBL_0_1_158_row_1" style:family="table-row">
      <style:table-row-properties style:use-optimal-row-height="false" style:row-height="0.13in"/>
    </style:style>
    <style:style style:name="TBL_0_1_row_34" style:family="table-row">
      <style:table-row-properties style:use-optimal-row-height="false" style:row-height="0.12in"/>
    </style:style>
    <style:style style:name="TBL_0_1_row_35" style:family="table-row">
      <style:table-row-properties style:use-optimal-row-height="false" style:row-height="0.01in"/>
    </style:style>
    <style:style style:name="TBL_0_1_row_36" style:family="table-row">
      <style:table-row-properties style:use-optimal-row-height="false" style:row-height="0.12in"/>
    </style:style>
    <style:style style:name="TBL_0_1_row_37" style:family="table-row">
      <style:table-row-properties style:use-optimal-row-height="false" style:row-height="0.13in"/>
    </style:style>
    <style:style style:name="TBL_0_1_row_38" style:family="table-row">
      <style:table-row-properties style:use-optimal-row-height="false" style:row-height="0.13in"/>
    </style:style>
    <style:style style:name="TBL_0_1_row_39" style:family="table-row">
      <style:table-row-properties style:use-optimal-row-height="false" style:row-height="0.06in"/>
    </style:style>
    <style:style style:name="TBL_0_1_row_40" style:family="table-row">
      <style:table-row-properties style:use-optimal-row-height="false" style:row-height="0.06in"/>
    </style:style>
    <style:style style:name="TBL_0_1_row_41" style:family="table-row">
      <style:table-row-properties style:use-optimal-row-height="false" style:row-height="0.13in"/>
    </style:style>
    <style:style style:name="TBL_0_1_row_42" style:family="table-row">
      <style:table-row-properties style:use-optimal-row-height="false" style:row-height="0.13in"/>
    </style:style>
    <style:style style:name="TBL_0_1_159" style:family="table">
      <style:table-properties table:align="left" style:width="1.88in"/>
    </style:style>
    <style:style style:name="TBL_0_1_159_col_0" style:family="table-column">
      <style:table-column-properties style:column-width="1.88in"/>
    </style:style>
    <style:style style:name="TBL_0_1_159_row_0" style:family="table-row">
      <style:table-row-properties style:use-optimal-row-height="false" style:row-height="0.13in"/>
    </style:style>
    <style:style style:name="TBL_0_1_159_row_1" style:family="table-row">
      <style:table-row-properties style:use-optimal-row-height="false" style:row-height="0.13in"/>
    </style:style>
    <style:style style:name="TBL_0_1_159_row_2" style:family="table-row">
      <style:table-row-properties style:use-optimal-row-height="false" style:row-height="0.13in"/>
    </style:style>
    <style:style style:name="TBL_0_1_160" style:family="table">
      <style:table-properties table:align="left" style:width="0.44in"/>
    </style:style>
    <style:style style:name="TBL_0_1_160_col_0" style:family="table-column">
      <style:table-column-properties style:column-width="0.44in"/>
    </style:style>
    <style:style style:name="TBL_0_1_160_row_0" style:family="table-row">
      <style:table-row-properties style:use-optimal-row-height="false" style:row-height="0.13in"/>
    </style:style>
    <style:style style:name="TBL_0_1_160_row_1" style:family="table-row">
      <style:table-row-properties style:use-optimal-row-height="false" style:row-height="0.13in"/>
    </style:style>
    <style:style style:name="TBL_0_1_160_row_2" style:family="table-row">
      <style:table-row-properties style:use-optimal-row-height="false" style:row-height="0.13in"/>
    </style:style>
    <style:style style:name="TBL_0_1_161" style:family="table">
      <style:table-properties table:align="left" style:width="1.88in"/>
    </style:style>
    <style:style style:name="TBL_0_1_161_col_0" style:family="table-column">
      <style:table-column-properties style:column-width="1.88in"/>
    </style:style>
    <style:style style:name="TBL_0_1_161_row_0" style:family="table-row">
      <style:table-row-properties style:use-optimal-row-height="false" style:row-height="0.2in"/>
    </style:style>
    <style:style style:name="TBL_0_1_161_row_1" style:family="table-row">
      <style:table-row-properties style:use-optimal-row-height="false" style:row-height="0.2in"/>
    </style:style>
    <style:style style:name="TBL_0_1_162" style:family="table">
      <style:table-properties table:align="left" style:width="0.44in"/>
    </style:style>
    <style:style style:name="TBL_0_1_162_col_0" style:family="table-column">
      <style:table-column-properties style:column-width="0.44in"/>
    </style:style>
    <style:style style:name="TBL_0_1_162_row_0" style:family="table-row">
      <style:table-row-properties style:use-optimal-row-height="false" style:row-height="0.2in"/>
    </style:style>
    <style:style style:name="TBL_0_1_162_row_1" style:family="table-row">
      <style:table-row-properties style:use-optimal-row-height="false" style:row-height="0.2in"/>
    </style:style>
    <style:style style:name="TBL_0_1_row_43" style:family="table-row">
      <style:table-row-properties style:use-optimal-row-height="false" style:row-height="0.06in"/>
    </style:style>
    <style:style style:name="TBL_0_1_row_44" style:family="table-row">
      <style:table-row-properties style:use-optimal-row-height="false" style:row-height="0.06in"/>
    </style:style>
    <style:style style:name="TBL_0_1_row_45" style:family="table-row">
      <style:table-row-properties style:use-optimal-row-height="false" style:row-height="0.13in"/>
    </style:style>
    <style:style style:name="TBL_0_1_row_46" style:family="table-row">
      <style:table-row-properties style:use-optimal-row-height="false" style:row-height="0.13in"/>
    </style:style>
    <style:style style:name="TBL_0_1_163" style:family="table">
      <style:table-properties table:align="left" style:width="2.34in"/>
    </style:style>
    <style:style style:name="TBL_0_1_163_col_0" style:family="table-column">
      <style:table-column-properties style:column-width="0.01in"/>
    </style:style>
    <style:style style:name="TBL_0_1_163_col_1" style:family="table-column">
      <style:table-column-properties style:column-width="1.87in"/>
    </style:style>
    <style:style style:name="TBL_0_1_163_col_2" style:family="table-column">
      <style:table-column-properties style:column-width="0.01in"/>
    </style:style>
    <style:style style:name="TBL_0_1_163_col_3" style:family="table-column">
      <style:table-column-properties style:column-width="0.43in"/>
    </style:style>
    <style:style style:name="TBL_0_1_163_col_4" style:family="table-column">
      <style:table-column-properties style:column-width="0.01in"/>
    </style:style>
    <style:style style:name="TBL_0_1_163_row_0" style:family="table-row">
      <style:table-row-properties style:use-optimal-row-height="false" style:row-height="0.13in"/>
    </style:style>
    <style:style style:name="TBL_0_1_163_row_1" style:family="table-row">
      <style:table-row-properties style:use-optimal-row-height="false" style:row-height="0.04in"/>
    </style:style>
    <style:style style:name="TBL_0_1_163_row_2" style:family="table-row">
      <style:table-row-properties style:use-optimal-row-height="false" style:row-height="0.13in"/>
    </style:style>
    <style:style style:name="TBL_0_1_163_row_3" style:family="table-row">
      <style:table-row-properties style:use-optimal-row-height="false" style:row-height="0.13in"/>
    </style:style>
    <style:style style:name="TBL_0_1_163_row_4" style:family="table-row">
      <style:table-row-properties style:use-optimal-row-height="false" style:row-height="0.13in"/>
    </style:style>
    <style:style style:name="TBL_0_1_163_row_5" style:family="table-row">
      <style:table-row-properties style:use-optimal-row-height="false" style:row-height="0.13in"/>
    </style:style>
    <style:style style:name="TBL_0_1_163_row_6" style:family="table-row">
      <style:table-row-properties style:use-optimal-row-height="false" style:row-height="0.13in"/>
    </style:style>
    <style:style style:name="TBL_0_1_164" style:family="table">
      <style:table-properties table:align="left" style:width="1.88in"/>
    </style:style>
    <style:style style:name="TBL_0_1_164_col_0" style:family="table-column">
      <style:table-column-properties style:column-width="1.88in"/>
    </style:style>
    <style:style style:name="TBL_0_1_164_row_0" style:family="table-row">
      <style:table-row-properties style:use-optimal-row-height="false" style:row-height="0.2in"/>
    </style:style>
    <style:style style:name="TBL_0_1_164_row_1" style:family="table-row">
      <style:table-row-properties style:use-optimal-row-height="false" style:row-height="0.13in"/>
    </style:style>
    <style:style style:name="TBL_0_1_164_row_2" style:family="table-row">
      <style:table-row-properties style:use-optimal-row-height="false" style:row-height="0.55in"/>
    </style:style>
    <style:style style:name="TBL_0_1_165" style:family="table">
      <style:table-properties table:align="left" style:width="0.44in"/>
    </style:style>
    <style:style style:name="TBL_0_1_165_col_0" style:family="table-column">
      <style:table-column-properties style:column-width="0.44in"/>
    </style:style>
    <style:style style:name="TBL_0_1_165_row_0" style:family="table-row">
      <style:table-row-properties style:use-optimal-row-height="false" style:row-height="0.2in"/>
    </style:style>
    <style:style style:name="TBL_0_1_165_row_1" style:family="table-row">
      <style:table-row-properties style:use-optimal-row-height="false" style:row-height="0.13in"/>
    </style:style>
    <style:style style:name="TBL_0_1_165_row_2" style:family="table-row">
      <style:table-row-properties style:use-optimal-row-height="false" style:row-height="0.55in"/>
    </style:style>
    <style:style style:name="TBL_0_1_row_47" style:family="table-row">
      <style:table-row-properties style:use-optimal-row-height="false" style:row-height="0.04in"/>
    </style:style>
    <style:style style:name="TBL_0_1_row_48" style:family="table-row">
      <style:table-row-properties style:use-optimal-row-height="false" style:row-height="0.02in"/>
    </style:style>
    <style:style style:name="TBL_0_1_row_49" style:family="table-row">
      <style:table-row-properties style:use-optimal-row-height="false" style:row-height="0.11in"/>
    </style:style>
    <style:style style:name="TBL_0_1_row_50" style:family="table-row">
      <style:table-row-properties style:use-optimal-row-height="false" style:row-height="0.02in"/>
    </style:style>
    <style:style style:name="TBL_0_1_row_51" style:family="table-row">
      <style:table-row-properties style:use-optimal-row-height="false" style:row-height="0.11in"/>
    </style:style>
    <style:style style:name="TBL_0_1_row_52" style:family="table-row">
      <style:table-row-properties style:use-optimal-row-height="false" style:row-height="0.13in"/>
    </style:style>
    <style:style style:name="TBL_0_1_row_53" style:family="table-row">
      <style:table-row-properties style:use-optimal-row-height="false" style:row-height="0.13in"/>
    </style:style>
    <style:style style:name="TBL_0_1_row_54" style:family="table-row">
      <style:table-row-properties style:use-optimal-row-height="false" style:row-height="0.13in"/>
    </style:style>
    <style:style style:name="TBL_0_1_row_55" style:family="table-row">
      <style:table-row-properties style:use-optimal-row-height="false" style:row-height="0.02in"/>
    </style:style>
    <style:style style:name="TBL_0_1_row_56" style:family="table-row">
      <style:table-row-properties style:use-optimal-row-height="false" style:row-height="0.04in"/>
    </style:style>
    <style:style style:name="TBL_0_1_row_57" style:family="table-row">
      <style:table-row-properties style:use-optimal-row-height="false" style:row-height="0.27in"/>
    </style:style>
    <style:style style:name="TBL_0_1_row_58" style:family="table-row">
      <style:table-row-properties style:use-optimal-row-height="false" style:row-height="0.08in"/>
    </style:style>
    <style:style style:name="TBL_0_1_row_59" style:family="table-row">
      <style:table-row-properties style:use-optimal-row-height="false" style:row-height="0.27in"/>
    </style:style>
    <style:style style:name="TBL_0_1_row_60" style:family="table-row">
      <style:table-row-properties style:use-optimal-row-height="false" style:row-height="0.27in"/>
    </style:style>
    <style:style style:name="TBL_0_1_row_61" style:family="table-row">
      <style:table-row-properties style:use-optimal-row-height="false" style:row-height="0.23in"/>
    </style:style>
    <style:style style:name="TBL_0_2" style:master-page-name="master_0" style:family="table">
      <style:table-properties table:align="left" style:width="8.5in" fo:break-before="page"/>
    </style:style>
    <style:style style:name="TBL_0_2_col_0" style:family="table-column">
      <style:table-column-properties style:column-width="0.02in"/>
    </style:style>
    <style:style style:name="TBL_0_2_col_1" style:family="table-column">
      <style:table-column-properties style:column-width="0.11in"/>
    </style:style>
    <style:style style:name="TBL_0_2_col_2" style:family="table-column">
      <style:table-column-properties style:column-width="0.13in"/>
    </style:style>
    <style:style style:name="TBL_0_2_col_3" style:family="table-column">
      <style:table-column-properties style:column-width="0.09in"/>
    </style:style>
    <style:style style:name="TBL_0_2_col_4" style:family="table-column">
      <style:table-column-properties style:column-width="0.04in"/>
    </style:style>
    <style:style style:name="TBL_0_2_col_5" style:family="table-column">
      <style:table-column-properties style:column-width="0.09in"/>
    </style:style>
    <style:style style:name="TBL_0_2_col_6" style:family="table-column">
      <style:table-column-properties style:column-width="0.01in"/>
    </style:style>
    <style:style style:name="TBL_0_2_col_7" style:family="table-column">
      <style:table-column-properties style:column-width="0.2in"/>
    </style:style>
    <style:style style:name="TBL_0_2_col_8" style:family="table-column">
      <style:table-column-properties style:column-width="0.13in"/>
    </style:style>
    <style:style style:name="TBL_0_2_col_9" style:family="table-column">
      <style:table-column-properties style:column-width="0.06in"/>
    </style:style>
    <style:style style:name="TBL_0_2_col_10" style:family="table-column">
      <style:table-column-properties style:column-width="0.27in"/>
    </style:style>
    <style:style style:name="TBL_0_2_col_11" style:family="table-column">
      <style:table-column-properties style:column-width="0.98in"/>
    </style:style>
    <style:style style:name="TBL_0_2_col_12" style:family="table-column">
      <style:table-column-properties style:column-width="0.09in"/>
    </style:style>
    <style:style style:name="TBL_0_2_col_13" style:family="table-column">
      <style:table-column-properties style:column-width="0.01in"/>
    </style:style>
    <style:style style:name="TBL_0_2_col_14" style:family="table-column">
      <style:table-column-properties style:column-width="0.09in"/>
    </style:style>
    <style:style style:name="TBL_0_2_col_15" style:family="table-column">
      <style:table-column-properties style:column-width="0.16in"/>
    </style:style>
    <style:style style:name="TBL_0_2_col_16" style:family="table-column">
      <style:table-column-properties style:column-width="0.05in"/>
    </style:style>
    <style:style style:name="TBL_0_2_col_17" style:family="table-column">
      <style:table-column-properties style:column-width="0.05in"/>
    </style:style>
    <style:style style:name="TBL_0_2_col_18" style:family="table-column">
      <style:table-column-properties style:column-width="0.02in"/>
    </style:style>
    <style:style style:name="TBL_0_2_col_19" style:family="table-column">
      <style:table-column-properties style:column-width="0.06in"/>
    </style:style>
    <style:style style:name="TBL_0_2_col_20" style:family="table-column">
      <style:table-column-properties style:column-width="0.01in"/>
    </style:style>
    <style:style style:name="TBL_0_2_col_21" style:family="table-column">
      <style:table-column-properties style:column-width="0.02in"/>
    </style:style>
    <style:style style:name="TBL_0_2_col_22" style:family="table-column">
      <style:table-column-properties style:column-width="0.02in"/>
    </style:style>
    <style:style style:name="TBL_0_2_col_23" style:family="table-column">
      <style:table-column-properties style:column-width="0.13in"/>
    </style:style>
    <style:style style:name="TBL_0_2_col_24" style:family="table-column">
      <style:table-column-properties style:column-width="0.29in"/>
    </style:style>
    <style:style style:name="TBL_0_2_col_25" style:family="table-column">
      <style:table-column-properties style:column-width="0.55in"/>
    </style:style>
    <style:style style:name="TBL_0_2_col_26" style:family="table-column">
      <style:table-column-properties style:column-width="0.55in"/>
    </style:style>
    <style:style style:name="TBL_0_2_col_27" style:family="table-column">
      <style:table-column-properties style:column-width="0.48in"/>
    </style:style>
    <style:style style:name="TBL_0_2_col_28" style:family="table-column">
      <style:table-column-properties style:column-width="0.2in"/>
    </style:style>
    <style:style style:name="TBL_0_2_col_29" style:family="table-column">
      <style:table-column-properties style:column-width="0.12in"/>
    </style:style>
    <style:style style:name="TBL_0_2_col_30" style:family="table-column">
      <style:table-column-properties style:column-width="0.11in"/>
    </style:style>
    <style:style style:name="TBL_0_2_col_31" style:family="table-column">
      <style:table-column-properties style:column-width="0.12in"/>
    </style:style>
    <style:style style:name="TBL_0_2_col_32" style:family="table-column">
      <style:table-column-properties style:column-width="0.48in"/>
    </style:style>
    <style:style style:name="TBL_0_2_col_33" style:family="table-column">
      <style:table-column-properties style:column-width="0.68in"/>
    </style:style>
    <style:style style:name="TBL_0_2_col_34" style:family="table-column">
      <style:table-column-properties style:column-width="1.12in"/>
    </style:style>
    <style:style style:name="TBL_0_2_col_35" style:family="table-column">
      <style:table-column-properties style:column-width="0.13in"/>
    </style:style>
    <style:style style:name="TBL_0_2_col_36" style:family="table-column">
      <style:table-column-properties style:column-width="0.19in"/>
    </style:style>
    <style:style style:name="TBL_0_2_col_37" style:family="table-column">
      <style:table-column-properties style:column-width="0.23in"/>
    </style:style>
    <style:style style:name="TBL_0_2_col_38" style:family="table-column">
      <style:table-column-properties style:column-width="0.04in"/>
    </style:style>
    <style:style style:name="TBL_0_2_col_39" style:family="table-column">
      <style:table-column-properties style:column-width="0.13in"/>
    </style:style>
    <style:style style:name="TBL_0_2_row_0" style:family="table-row">
      <style:table-row-properties style:use-optimal-row-height="false" style:row-height="0.02in"/>
    </style:style>
    <style:style style:name="TBL_0_2_row_1" style:family="table-row">
      <style:table-row-properties style:use-optimal-row-height="false" style:row-height="0.04in"/>
    </style:style>
    <style:style style:name="TBL_0_2_row_2" style:family="table-row">
      <style:table-row-properties style:use-optimal-row-height="false" style:row-height="0.05in"/>
    </style:style>
    <style:style style:name="TBL_0_2_row_3" style:family="table-row">
      <style:table-row-properties style:use-optimal-row-height="false" style:row-height="0.3in"/>
    </style:style>
    <style:style style:name="TBL_0_2_row_4" style:family="table-row">
      <style:table-row-properties style:use-optimal-row-height="false" style:row-height="0.18in"/>
    </style:style>
    <style:style style:name="TBL_0_2_row_5" style:family="table-row">
      <style:table-row-properties style:use-optimal-row-height="false" style:row-height="0.51in"/>
    </style:style>
    <style:style style:name="TBL_0_2_row_6" style:family="table-row">
      <style:table-row-properties style:use-optimal-row-height="false" style:row-height="0.01in"/>
    </style:style>
    <style:style style:name="TBL_0_2_72" style:family="table">
      <style:table-properties table:align="left" style:width="2.41in"/>
    </style:style>
    <style:style style:name="TBL_0_2_72_col_0" style:family="table-column">
      <style:table-column-properties style:column-width="2.41in"/>
    </style:style>
    <style:style style:name="TBL_0_2_72_row_0" style:family="table-row">
      <style:table-row-properties style:use-optimal-row-height="false" style:row-height="0.16in"/>
    </style:style>
    <style:style style:name="TBL_0_2_73" style:family="table">
      <style:table-properties table:align="left" style:width="2.41in"/>
    </style:style>
    <style:style style:name="TBL_0_2_73_col_0" style:family="table-column">
      <style:table-column-properties style:column-width="2.41in"/>
    </style:style>
    <style:style style:name="TBL_0_2_73_row_0" style:family="table-row">
      <style:table-row-properties style:use-optimal-row-height="false" style:row-height="0.41in"/>
    </style:style>
    <style:style style:name="TBL_0_2_row_7" style:family="table-row">
      <style:table-row-properties style:use-optimal-row-height="false" style:row-height="0.15in"/>
    </style:style>
    <style:style style:name="TBL_0_2_row_8" style:family="table-row">
      <style:table-row-properties style:use-optimal-row-height="false" style:row-height="0.25in"/>
    </style:style>
    <style:style style:name="TBL_0_2_row_9" style:family="table-row">
      <style:table-row-properties style:use-optimal-row-height="false" style:row-height="0.16in"/>
    </style:style>
    <style:style style:name="TBL_0_2_row_10" style:family="table-row">
      <style:table-row-properties style:use-optimal-row-height="false" style:row-height="0.01in"/>
    </style:style>
    <style:style style:name="TBL_0_2_row_11" style:family="table-row">
      <style:table-row-properties style:use-optimal-row-height="false" style:row-height="0.13in"/>
    </style:style>
    <style:style style:name="TBL_0_2_row_12" style:family="table-row">
      <style:table-row-properties style:use-optimal-row-height="false" style:row-height="0.09in"/>
    </style:style>
    <style:style style:name="TBL_0_2_row_13" style:family="table-row">
      <style:table-row-properties style:use-optimal-row-height="false" style:row-height="0.2in"/>
    </style:style>
    <style:style style:name="TBL_0_2_row_14" style:family="table-row">
      <style:table-row-properties style:use-optimal-row-height="false" style:row-height="0.2in"/>
    </style:style>
    <style:style style:name="TBL_0_2_row_15" style:family="table-row">
      <style:table-row-properties style:use-optimal-row-height="false" style:row-height="0.13in"/>
    </style:style>
    <style:style style:name="TBL_0_2_row_16" style:family="table-row">
      <style:table-row-properties style:use-optimal-row-height="false" style:row-height="0.2in"/>
    </style:style>
    <style:style style:name="TBL_0_2_row_17" style:family="table-row">
      <style:table-row-properties style:use-optimal-row-height="false" style:row-height="0.51in"/>
    </style:style>
    <style:style style:name="TBL_0_2_row_18" style:family="table-row">
      <style:table-row-properties style:use-optimal-row-height="false" style:row-height="0.13in"/>
    </style:style>
    <style:style style:name="TBL_0_2_row_19" style:family="table-row">
      <style:table-row-properties style:use-optimal-row-height="false" style:row-height="0.13in"/>
    </style:style>
    <style:style style:name="TBL_0_2_row_20" style:family="table-row">
      <style:table-row-properties style:use-optimal-row-height="false" style:row-height="0.13in"/>
    </style:style>
    <style:style style:name="TBL_0_2_row_21" style:family="table-row">
      <style:table-row-properties style:use-optimal-row-height="false" style:row-height="0.13in"/>
    </style:style>
    <style:style style:name="TBL_0_2_row_22" style:family="table-row">
      <style:table-row-properties style:use-optimal-row-height="false" style:row-height="0.2in"/>
    </style:style>
    <style:style style:name="TBL_0_2_row_23" style:family="table-row">
      <style:table-row-properties style:use-optimal-row-height="false" style:row-height="0.05in"/>
    </style:style>
    <style:style style:name="TBL_0_2_row_24" style:family="table-row">
      <style:table-row-properties style:use-optimal-row-height="false" style:row-height="0.18in"/>
    </style:style>
    <style:style style:name="C39" style:family="table-cell">
      <style:table-cell-properties fo:wrap-option="wrap" style:shrink-to-fit="false" fo:padding-top="0.0in" fo:padding-left="0.0in" fo:padding-bottom="0.0in" fo:padding-right="0.0in" style:vertical-align="top"/>
      <style:paragraph-properties fo:text-align="start"/>
    </style:style>
    <style:style style:name="TBL_0_2_row_25" style:family="table-row">
      <style:table-row-properties style:use-optimal-row-height="false" style:row-height="0.08in"/>
    </style:style>
    <style:style style:name="TBL_0_2_row_26" style:family="table-row">
      <style:table-row-properties style:use-optimal-row-height="false" style:row-height="0.18in"/>
    </style:style>
    <style:style style:name="TBL_0_2_row_27" style:family="table-row">
      <style:table-row-properties style:use-optimal-row-height="false" style:row-height="0.08in"/>
    </style:style>
    <style:style style:name="TBL_0_2_row_28" style:family="table-row">
      <style:table-row-properties style:use-optimal-row-height="false" style:row-height="0.09in"/>
    </style:style>
    <style:style style:name="TBL_0_2_row_29" style:family="table-row">
      <style:table-row-properties style:use-optimal-row-height="false" style:row-height="0.18in"/>
    </style:style>
    <style:style style:name="TBL_0_2_row_30" style:family="table-row">
      <style:table-row-properties style:use-optimal-row-height="false" style:row-height="0.2in"/>
    </style:style>
    <style:style style:name="TBL_0_2_row_31" style:family="table-row">
      <style:table-row-properties style:use-optimal-row-height="false" style:row-height="0.15in"/>
    </style:style>
    <style:style style:name="C40" style:family="table-cell">
      <style:table-cell-properties fo:wrap-option="wrap" style:shrink-to-fit="false" fo:background-color="#8ADC6F" fo:border-top="0.006944444444444444in solid #000000" fo:padding-top="0.0in" fo:border-left="0.006944444444444444in solid #000000" fo:padding-left="0.0in" fo:border-bottom="0.006944444444444444in solid #000000" fo:padding-bottom="0.0in" fo:border-right="0.006944444444444444in solid #000000" fo:padding-right="0.0in" style:vertical-align="middle"/>
      <style:paragraph-properties fo:text-align="center"/>
    </style:style>
    <style:style style:name="TBL_0_2_row_32" style:family="table-row">
      <style:table-row-properties style:use-optimal-row-height="false" style:row-height="0.72in"/>
    </style:style>
    <style:style style:name="C41" style:family="table-cell">
      <style:table-cell-properties fo:wrap-option="wrap" style:shrink-to-fit="false" fo:border-top="0.006944444444444444in solid #000000" fo:padding-top="0.0in" fo:border-left="0.006944444444444444in solid #000000" fo:padding-left="0.0in" fo:border-bottom="0.006944444444444444in solid #000000" fo:padding-bottom="0.0in" fo:border-right="0.006944444444444444in solid #000000" fo:padding-right="0.0in" style:vertical-align="middle"/>
      <style:paragraph-properties fo:text-align="start"/>
    </style:style>
    <style:style style:name="TBL_0_2_row_33" style:family="table-row">
      <style:table-row-properties style:use-optimal-row-height="false" style:row-height="0.15in"/>
    </style:style>
    <style:style style:name="C42" style:family="table-cell">
      <style:table-cell-properties fo:wrap-option="wrap" style:shrink-to-fit="false" fo:background-color="#8ADC6F" fo:border-top="0.006944444444444444in solid #000000" fo:padding-top="0.0in" fo:border-left="0.006944444444444444in solid #000000" fo:padding-left="0.0in" fo:border-bottom="0.006944444444444444in solid #000000" fo:padding-bottom="0.0in" fo:border-right="0.006944444444444444in solid #000000" fo:padding-right="0.0in" style:vertical-align="middle"/>
      <style:paragraph-properties fo:text-align="end"/>
    </style:style>
    <style:style style:name="TBL_0_2_row_34" style:family="table-row">
      <style:table-row-properties style:use-optimal-row-height="false" style:row-height="0.15in"/>
    </style:style>
    <style:style style:name="TBL_0_2_row_35" style:family="table-row">
      <style:table-row-properties style:use-optimal-row-height="false" style:row-height="0.04in"/>
    </style:style>
    <style:style style:name="TBL_0_2_row_36" style:family="table-row">
      <style:table-row-properties style:use-optimal-row-height="false" style:row-height="0.13in"/>
    </style:style>
    <style:style style:name="TBL_0_2_row_37" style:family="table-row">
      <style:table-row-properties style:use-optimal-row-height="false" style:row-height="0.13in"/>
    </style:style>
    <style:style style:name="TBL_0_2_row_38" style:family="table-row">
      <style:table-row-properties style:use-optimal-row-height="false" style:row-height="0.06in"/>
    </style:style>
    <style:style style:name="TBL_0_2_row_39" style:family="table-row">
      <style:table-row-properties style:use-optimal-row-height="false" style:row-height="0.16in"/>
    </style:style>
    <style:style style:name="C43" style:family="table-cell">
      <style:table-cell-properties fo:wrap-option="wrap" style:shrink-to-fit="false" fo:background-color="#8ADC6F" fo:border-top="0.013888888888888888in solid #000000" fo:padding-top="0.0in" fo:border-left="0.013888888888888888in solid #000000" fo:padding-left="0.0in" fo:border-bottom="0.013888888888888888in solid #000000" fo:padding-bottom="0.0in" fo:border-right="0.013888888888888888in solid #000000" fo:padding-right="0.0in" style:vertical-align="top"/>
      <style:paragraph-properties fo:text-align="start"/>
    </style:style>
    <style:style style:name="TBL_0_2_row_40" style:family="table-row">
      <style:table-row-properties style:use-optimal-row-height="false" style:row-height="1.94in"/>
    </style:style>
    <style:style style:name="C44" style:family="table-cell">
      <style:table-cell-properties fo:wrap-option="wrap" style:shrink-to-fit="false" fo:border-top="0.010416666666666666in solid #000000" fo:padding-top="0.0in" fo:border-left="0.010416666666666666in solid #000000" fo:padding-left="0.0in" fo:border-bottom="0.010416666666666666in solid #000000" fo:padding-bottom="0.0in" fo:border-right="0.010416666666666666in solid #000000" fo:padding-right="0.0in" style:vertical-align="top"/>
      <style:paragraph-properties fo:text-align="start"/>
    </style:style>
    <style:style style:name="P12" style:family="paragraph">
      <style:paragraph-properties fo:line-height="100%" fo:text-align="start" fo:text-indent="0.0in" fo:margin-left="0.0in" fo:margin-right="0.0in" fo:margin-top="0.0in" fo:margin-bottom="0.0in" style:vertical-align="top">
</style:paragraph-properties>
      <style:text-properties style:text-rotation-angle="0">
</style:text-properties>
    </style:style>
    <style:style style:name="TBL_0_2_row_41" style:family="table-row">
      <style:table-row-properties style:use-optimal-row-height="false" style:row-height="1.05in"/>
    </style:style>
    <style:style style:name="TBL_0_2_row_42" style:family="table-row">
      <style:table-row-properties style:use-optimal-row-height="false" style:row-height="0.04in"/>
    </style:style>
    <style:style style:name="TBL_0_2_row_43" style:family="table-row">
      <style:table-row-properties style:use-optimal-row-height="false" style:row-height="0.27in"/>
    </style:style>
    <style:style style:name="TBL_0_2_row_44" style:family="table-row">
      <style:table-row-properties style:use-optimal-row-height="false" style:row-height="0.08in"/>
    </style:style>
    <style:style style:name="TBL_0_2_row_45" style:family="table-row">
      <style:table-row-properties style:use-optimal-row-height="false" style:row-height="0.27in"/>
    </style:style>
    <style:style style:name="TBL_0_2_row_46" style:family="table-row">
      <style:table-row-properties style:use-optimal-row-height="false" style:row-height="0.27in"/>
    </style:style>
    <style:style style:name="TBL_0_2_row_47" style:family="table-row">
      <style:table-row-properties style:use-optimal-row-height="false" style:row-height="0.23in"/>
    </style:style>
    <style:style style:name="TBL_0_3" style:master-page-name="master_0" style:family="table">
      <style:table-properties table:align="left" style:width="8.5in" fo:break-before="page"/>
    </style:style>
    <style:style style:name="TBL_0_3_col_0" style:family="table-column">
      <style:table-column-properties style:column-width="0.02in"/>
    </style:style>
    <style:style style:name="TBL_0_3_col_1" style:family="table-column">
      <style:table-column-properties style:column-width="0.11in"/>
    </style:style>
    <style:style style:name="TBL_0_3_col_2" style:family="table-column">
      <style:table-column-properties style:column-width="0.13in"/>
    </style:style>
    <style:style style:name="TBL_0_3_col_3" style:family="table-column">
      <style:table-column-properties style:column-width="0.09in"/>
    </style:style>
    <style:style style:name="TBL_0_3_col_4" style:family="table-column">
      <style:table-column-properties style:column-width="0.01in"/>
    </style:style>
    <style:style style:name="TBL_0_3_col_5" style:family="table-column">
      <style:table-column-properties style:column-width="0.02in"/>
    </style:style>
    <style:style style:name="TBL_0_3_col_6" style:family="table-column">
      <style:table-column-properties style:column-width="0.41in"/>
    </style:style>
    <style:style style:name="TBL_0_3_col_7" style:family="table-column">
      <style:table-column-properties style:column-width="0.11in"/>
    </style:style>
    <style:style style:name="TBL_0_3_col_8" style:family="table-column">
      <style:table-column-properties style:column-width="1.26in"/>
    </style:style>
    <style:style style:name="TBL_0_3_col_9" style:family="table-column">
      <style:table-column-properties style:column-width="0.48in"/>
    </style:style>
    <style:style style:name="TBL_0_3_col_10" style:family="table-column">
      <style:table-column-properties style:column-width="0.11in"/>
    </style:style>
    <style:style style:name="TBL_0_3_col_11" style:family="table-column">
      <style:table-column-properties style:column-width="0.02in"/>
    </style:style>
    <style:style style:name="TBL_0_3_col_12" style:family="table-column">
      <style:table-column-properties style:column-width="0.91in"/>
    </style:style>
    <style:style style:name="TBL_0_3_col_13" style:family="table-column">
      <style:table-column-properties style:column-width="0.41in"/>
    </style:style>
    <style:style style:name="TBL_0_3_col_14" style:family="table-column">
      <style:table-column-properties style:column-width="0.01in"/>
    </style:style>
    <style:style style:name="TBL_0_3_col_15" style:family="table-column">
      <style:table-column-properties style:column-width="0.3in"/>
    </style:style>
    <style:style style:name="TBL_0_3_col_16" style:family="table-column">
      <style:table-column-properties style:column-width="0.01in"/>
    </style:style>
    <style:style style:name="TBL_0_3_col_17" style:family="table-column">
      <style:table-column-properties style:column-width="0.44in"/>
    </style:style>
    <style:style style:name="TBL_0_3_col_18" style:family="table-column">
      <style:table-column-properties style:column-width="0.27in"/>
    </style:style>
    <style:style style:name="TBL_0_3_col_19" style:family="table-column">
      <style:table-column-properties style:column-width="0.11in"/>
    </style:style>
    <style:style style:name="TBL_0_3_col_20" style:family="table-column">
      <style:table-column-properties style:column-width="0.61in"/>
    </style:style>
    <style:style style:name="TBL_0_3_col_21" style:family="table-column">
      <style:table-column-properties style:column-width="0.68in"/>
    </style:style>
    <style:style style:name="TBL_0_3_col_22" style:family="table-column">
      <style:table-column-properties style:column-width="1.12in"/>
    </style:style>
    <style:style style:name="TBL_0_3_col_23" style:family="table-column">
      <style:table-column-properties style:column-width="0.11in"/>
    </style:style>
    <style:style style:name="TBL_0_3_col_24" style:family="table-column">
      <style:table-column-properties style:column-width="0.02in"/>
    </style:style>
    <style:style style:name="TBL_0_3_col_25" style:family="table-column">
      <style:table-column-properties style:column-width="0.19in"/>
    </style:style>
    <style:style style:name="TBL_0_3_col_26" style:family="table-column">
      <style:table-column-properties style:column-width="0.19in"/>
    </style:style>
    <style:style style:name="TBL_0_3_col_27" style:family="table-column">
      <style:table-column-properties style:column-width="0.01in"/>
    </style:style>
    <style:style style:name="TBL_0_3_col_28" style:family="table-column">
      <style:table-column-properties style:column-width="0.06in"/>
    </style:style>
    <style:style style:name="TBL_0_3_col_29" style:family="table-column">
      <style:table-column-properties style:column-width="0.13in"/>
    </style:style>
    <style:style style:name="TBL_0_3_row_0" style:family="table-row">
      <style:table-row-properties style:use-optimal-row-height="false" style:row-height="0.02in"/>
    </style:style>
    <style:style style:name="TBL_0_3_row_1" style:family="table-row">
      <style:table-row-properties style:use-optimal-row-height="false" style:row-height="0.04in"/>
    </style:style>
    <style:style style:name="TBL_0_3_row_2" style:family="table-row">
      <style:table-row-properties style:use-optimal-row-height="false" style:row-height="0.05in"/>
    </style:style>
    <style:style style:name="TBL_0_3_row_3" style:family="table-row">
      <style:table-row-properties style:use-optimal-row-height="false" style:row-height="0.3in"/>
    </style:style>
    <style:style style:name="TBL_0_3_row_4" style:family="table-row">
      <style:table-row-properties style:use-optimal-row-height="false" style:row-height="0.18in"/>
    </style:style>
    <style:style style:name="TBL_0_3_row_5" style:family="table-row">
      <style:table-row-properties style:use-optimal-row-height="false" style:row-height="0.51in"/>
    </style:style>
    <style:style style:name="TBL_0_3_row_6" style:family="table-row">
      <style:table-row-properties style:use-optimal-row-height="false" style:row-height="0.01in"/>
    </style:style>
    <style:style style:name="TBL_0_3_28" style:family="table">
      <style:table-properties table:align="left" style:width="2.41in"/>
    </style:style>
    <style:style style:name="TBL_0_3_28_col_0" style:family="table-column">
      <style:table-column-properties style:column-width="2.41in"/>
    </style:style>
    <style:style style:name="TBL_0_3_28_row_0" style:family="table-row">
      <style:table-row-properties style:use-optimal-row-height="false" style:row-height="0.16in"/>
    </style:style>
    <style:style style:name="TBL_0_3_29" style:family="table">
      <style:table-properties table:align="left" style:width="2.41in"/>
    </style:style>
    <style:style style:name="TBL_0_3_29_col_0" style:family="table-column">
      <style:table-column-properties style:column-width="2.41in"/>
    </style:style>
    <style:style style:name="TBL_0_3_29_row_0" style:family="table-row">
      <style:table-row-properties style:use-optimal-row-height="false" style:row-height="0.41in"/>
    </style:style>
    <style:style style:name="TBL_0_3_row_7" style:family="table-row">
      <style:table-row-properties style:use-optimal-row-height="false" style:row-height="0.15in"/>
    </style:style>
    <style:style style:name="TBL_0_3_row_8" style:family="table-row">
      <style:table-row-properties style:use-optimal-row-height="false" style:row-height="0.25in"/>
    </style:style>
    <style:style style:name="TBL_0_3_row_9" style:family="table-row">
      <style:table-row-properties style:use-optimal-row-height="false" style:row-height="0.09in"/>
    </style:style>
    <style:style style:name="TBL_0_3_row_10" style:family="table-row">
      <style:table-row-properties style:use-optimal-row-height="false" style:row-height="0.27in"/>
    </style:style>
    <style:style style:name="C45" style:family="table-cell">
      <style:table-cell-properties fo:wrap-option="wrap" style:shrink-to-fit="false" fo:background-color="#000000" fo:padding-top="0.0in" fo:padding-left="0.0in" fo:padding-bottom="0.0in" fo:padding-right="0.0in" style:vertical-align="middle"/>
      <style:paragraph-properties fo:text-align="center"/>
    </style:style>
    <style:style style:name="T14" style:family="text">
      <style:text-properties fo:color="#FFFFFF" style:font-name="SansSerif" fo:font-size="12.0pt" style:font-size-asian="12.0pt" style:font-size-complex="12.0pt" fo:font-weight="bold" fo:background-color="#000000">
</style:text-properties>
    </style:style>
    <style:style style:name="TBL_0_3_row_11" style:family="table-row">
      <style:table-row-properties style:use-optimal-row-height="false" style:row-height="1.59in"/>
    </style:style>
    <style:style style:name="TBL_0_3_row_12" style:family="table-row">
      <style:table-row-properties style:use-optimal-row-height="false" style:row-height="0.09in"/>
    </style:style>
    <style:style style:name="G0"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G1"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G2"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G3"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3_row_13" style:family="table-row">
      <style:table-row-properties style:use-optimal-row-height="false" style:row-height="2.41in"/>
    </style:style>
    <style:style style:name="C46" style:family="table-cell">
      <style:table-cell-properties fo:wrap-option="wrap" style:shrink-to-fit="false" fo:padding-top="0.0in" fo:padding-left="0.0in" fo:padding-bottom="0.0in" fo:padding-right="0.0in" style:vertical-align="middle"/>
      <style:paragraph-properties fo:text-align="center"/>
    </style:style>
    <style:style style:name="G4" style:family="graphic" style:parent-style-name="Graphics">
      <style:graphic-properties draw:fill-color="#null" style:horizontal-pos="center" style:horizontal-rel="paragraph" style:vertical-pos="middle" style:vertical-rel="paragraph" svg:stroke-color="#000000" draw:stroke="solid" draw:stroke-dash="Dashed" svg:stroke-width="0.0in"/>
    </style:style>
    <style:style style:name="G5" style:family="graphic" style:parent-style-name="Graphics">
      <style:graphic-properties draw:fill-color="#null" style:horizontal-pos="center" style:horizontal-rel="paragraph" style:vertical-pos="middle" style:vertical-rel="paragraph" svg:stroke-color="#000000" draw:stroke="solid" draw:stroke-dash="Dashed" svg:stroke-width="0.0in"/>
    </style:style>
    <style:style style:name="TBL_0_3_row_14" style:family="table-row">
      <style:table-row-properties style:use-optimal-row-height="false" style:row-height="1.16in"/>
    </style:style>
    <style:style style:name="C47" style:family="table-cell">
      <style:table-cell-properties fo:wrap-option="wrap" style:shrink-to-fit="false" fo:border-top="0.013888888888888888in solid #000000" fo:padding-top="0.0in" fo:border-left="0.013888888888888888in solid #000000" fo:padding-left="0.0in" fo:border-bottom="0.013888888888888888in solid #000000" fo:padding-bottom="0.0in" fo:border-right="0.013888888888888888in solid #000000" fo:padding-right="0.0in" style:vertical-align="top"/>
      <style:paragraph-properties fo:text-align="start"/>
    </style:style>
    <style:style style:name="TBL_0_3_row_15" style:family="table-row">
      <style:table-row-properties style:use-optimal-row-height="false" style:row-height="2.61in"/>
    </style:style>
    <style:style style:name="TBL_0_3_row_16" style:family="table-row">
      <style:table-row-properties style:use-optimal-row-height="false" style:row-height="0.04in"/>
    </style:style>
    <style:style style:name="TBL_0_3_row_17" style:family="table-row">
      <style:table-row-properties style:use-optimal-row-height="false" style:row-height="0.27in"/>
    </style:style>
    <style:style style:name="TBL_0_3_row_18" style:family="table-row">
      <style:table-row-properties style:use-optimal-row-height="false" style:row-height="0.08in"/>
    </style:style>
    <style:style style:name="TBL_0_3_row_19" style:family="table-row">
      <style:table-row-properties style:use-optimal-row-height="false" style:row-height="0.27in"/>
    </style:style>
    <style:style style:name="TBL_0_3_row_20" style:family="table-row">
      <style:table-row-properties style:use-optimal-row-height="false" style:row-height="0.27in"/>
    </style:style>
    <style:style style:name="TBL_0_3_row_21" style:family="table-row">
      <style:table-row-properties style:use-optimal-row-height="false" style:row-height="0.23in"/>
    </style:style>
    <style:style style:name="TBL_0_4" style:master-page-name="master_0" style:family="table">
      <style:table-properties table:align="left" style:width="8.5in" fo:break-before="page"/>
    </style:style>
    <style:style style:name="TBL_0_4_col_0" style:family="table-column">
      <style:table-column-properties style:column-width="0.02in"/>
    </style:style>
    <style:style style:name="TBL_0_4_col_1" style:family="table-column">
      <style:table-column-properties style:column-width="0.11in"/>
    </style:style>
    <style:style style:name="TBL_0_4_col_2" style:family="table-column">
      <style:table-column-properties style:column-width="0.13in"/>
    </style:style>
    <style:style style:name="TBL_0_4_col_3" style:family="table-column">
      <style:table-column-properties style:column-width="0.09in"/>
    </style:style>
    <style:style style:name="TBL_0_4_col_4" style:family="table-column">
      <style:table-column-properties style:column-width="0.01in"/>
    </style:style>
    <style:style style:name="TBL_0_4_col_5" style:family="table-column">
      <style:table-column-properties style:column-width="0.02in"/>
    </style:style>
    <style:style style:name="TBL_0_4_col_6" style:family="table-column">
      <style:table-column-properties style:column-width="0.41in"/>
    </style:style>
    <style:style style:name="TBL_0_4_col_7" style:family="table-column">
      <style:table-column-properties style:column-width="0.11in"/>
    </style:style>
    <style:style style:name="TBL_0_4_col_8" style:family="table-column">
      <style:table-column-properties style:column-width="1.26in"/>
    </style:style>
    <style:style style:name="TBL_0_4_col_9" style:family="table-column">
      <style:table-column-properties style:column-width="0.48in"/>
    </style:style>
    <style:style style:name="TBL_0_4_col_10" style:family="table-column">
      <style:table-column-properties style:column-width="0.11in"/>
    </style:style>
    <style:style style:name="TBL_0_4_col_11" style:family="table-column">
      <style:table-column-properties style:column-width="0.02in"/>
    </style:style>
    <style:style style:name="TBL_0_4_col_12" style:family="table-column">
      <style:table-column-properties style:column-width="0.91in"/>
    </style:style>
    <style:style style:name="TBL_0_4_col_13" style:family="table-column">
      <style:table-column-properties style:column-width="0.41in"/>
    </style:style>
    <style:style style:name="TBL_0_4_col_14" style:family="table-column">
      <style:table-column-properties style:column-width="0.01in"/>
    </style:style>
    <style:style style:name="TBL_0_4_col_15" style:family="table-column">
      <style:table-column-properties style:column-width="0.3in"/>
    </style:style>
    <style:style style:name="TBL_0_4_col_16" style:family="table-column">
      <style:table-column-properties style:column-width="0.01in"/>
    </style:style>
    <style:style style:name="TBL_0_4_col_17" style:family="table-column">
      <style:table-column-properties style:column-width="0.44in"/>
    </style:style>
    <style:style style:name="TBL_0_4_col_18" style:family="table-column">
      <style:table-column-properties style:column-width="0.27in"/>
    </style:style>
    <style:style style:name="TBL_0_4_col_19" style:family="table-column">
      <style:table-column-properties style:column-width="0.11in"/>
    </style:style>
    <style:style style:name="TBL_0_4_col_20" style:family="table-column">
      <style:table-column-properties style:column-width="0.61in"/>
    </style:style>
    <style:style style:name="TBL_0_4_col_21" style:family="table-column">
      <style:table-column-properties style:column-width="0.68in"/>
    </style:style>
    <style:style style:name="TBL_0_4_col_22" style:family="table-column">
      <style:table-column-properties style:column-width="1.12in"/>
    </style:style>
    <style:style style:name="TBL_0_4_col_23" style:family="table-column">
      <style:table-column-properties style:column-width="0.11in"/>
    </style:style>
    <style:style style:name="TBL_0_4_col_24" style:family="table-column">
      <style:table-column-properties style:column-width="0.02in"/>
    </style:style>
    <style:style style:name="TBL_0_4_col_25" style:family="table-column">
      <style:table-column-properties style:column-width="0.19in"/>
    </style:style>
    <style:style style:name="TBL_0_4_col_26" style:family="table-column">
      <style:table-column-properties style:column-width="0.19in"/>
    </style:style>
    <style:style style:name="TBL_0_4_col_27" style:family="table-column">
      <style:table-column-properties style:column-width="0.01in"/>
    </style:style>
    <style:style style:name="TBL_0_4_col_28" style:family="table-column">
      <style:table-column-properties style:column-width="0.06in"/>
    </style:style>
    <style:style style:name="TBL_0_4_col_29" style:family="table-column">
      <style:table-column-properties style:column-width="0.13in"/>
    </style:style>
    <style:style style:name="TBL_0_4_row_0" style:family="table-row">
      <style:table-row-properties style:use-optimal-row-height="false" style:row-height="0.02in"/>
    </style:style>
    <style:style style:name="TBL_0_4_row_1" style:family="table-row">
      <style:table-row-properties style:use-optimal-row-height="false" style:row-height="0.04in"/>
    </style:style>
    <style:style style:name="TBL_0_4_row_2" style:family="table-row">
      <style:table-row-properties style:use-optimal-row-height="false" style:row-height="0.05in"/>
    </style:style>
    <style:style style:name="TBL_0_4_row_3" style:family="table-row">
      <style:table-row-properties style:use-optimal-row-height="false" style:row-height="0.3in"/>
    </style:style>
    <style:style style:name="TBL_0_4_row_4" style:family="table-row">
      <style:table-row-properties style:use-optimal-row-height="false" style:row-height="0.18in"/>
    </style:style>
    <style:style style:name="TBL_0_4_row_5" style:family="table-row">
      <style:table-row-properties style:use-optimal-row-height="false" style:row-height="0.51in"/>
    </style:style>
    <style:style style:name="TBL_0_4_row_6" style:family="table-row">
      <style:table-row-properties style:use-optimal-row-height="false" style:row-height="0.01in"/>
    </style:style>
    <style:style style:name="TBL_0_4_28" style:family="table">
      <style:table-properties table:align="left" style:width="2.41in"/>
    </style:style>
    <style:style style:name="TBL_0_4_28_col_0" style:family="table-column">
      <style:table-column-properties style:column-width="2.41in"/>
    </style:style>
    <style:style style:name="TBL_0_4_28_row_0" style:family="table-row">
      <style:table-row-properties style:use-optimal-row-height="false" style:row-height="0.16in"/>
    </style:style>
    <style:style style:name="TBL_0_4_29" style:family="table">
      <style:table-properties table:align="left" style:width="2.41in"/>
    </style:style>
    <style:style style:name="TBL_0_4_29_col_0" style:family="table-column">
      <style:table-column-properties style:column-width="2.41in"/>
    </style:style>
    <style:style style:name="TBL_0_4_29_row_0" style:family="table-row">
      <style:table-row-properties style:use-optimal-row-height="false" style:row-height="0.41in"/>
    </style:style>
    <style:style style:name="TBL_0_4_row_7" style:family="table-row">
      <style:table-row-properties style:use-optimal-row-height="false" style:row-height="0.15in"/>
    </style:style>
    <style:style style:name="TBL_0_4_row_8" style:family="table-row">
      <style:table-row-properties style:use-optimal-row-height="false" style:row-height="0.25in"/>
    </style:style>
    <style:style style:name="TBL_0_4_row_9" style:family="table-row">
      <style:table-row-properties style:use-optimal-row-height="false" style:row-height="0.09in"/>
    </style:style>
    <style:style style:name="TBL_0_4_row_10" style:family="table-row">
      <style:table-row-properties style:use-optimal-row-height="false" style:row-height="0.27in"/>
    </style:style>
    <style:style style:name="TBL_0_4_row_11" style:family="table-row">
      <style:table-row-properties style:use-optimal-row-height="false" style:row-height="1.59in"/>
    </style:style>
    <style:style style:name="TBL_0_4_row_12" style:family="table-row">
      <style:table-row-properties style:use-optimal-row-height="false" style:row-height="0.09in"/>
    </style:style>
    <style:style style:name="G6"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G7"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G8"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G9"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4_row_13" style:family="table-row">
      <style:table-row-properties style:use-optimal-row-height="false" style:row-height="2.41in"/>
    </style:style>
    <style:style style:name="G10" style:family="graphic" style:parent-style-name="Graphics">
      <style:graphic-properties draw:fill-color="#null" style:horizontal-pos="center" style:horizontal-rel="paragraph" style:vertical-pos="middle" style:vertical-rel="paragraph" svg:stroke-color="#000000" draw:stroke="solid" draw:stroke-dash="Dashed" svg:stroke-width="0.0in"/>
    </style:style>
    <style:style style:name="G11" style:family="graphic" style:parent-style-name="Graphics">
      <style:graphic-properties draw:fill-color="#null" style:horizontal-pos="center" style:horizontal-rel="paragraph" style:vertical-pos="middle" style:vertical-rel="paragraph" svg:stroke-color="#000000" draw:stroke="solid" draw:stroke-dash="Dashed" svg:stroke-width="0.0in"/>
    </style:style>
    <style:style style:name="TBL_0_4_row_14" style:family="table-row">
      <style:table-row-properties style:use-optimal-row-height="false" style:row-height="1.16in"/>
    </style:style>
    <style:style style:name="TBL_0_4_row_15" style:family="table-row">
      <style:table-row-properties style:use-optimal-row-height="false" style:row-height="2.61in"/>
    </style:style>
    <style:style style:name="TBL_0_4_row_16" style:family="table-row">
      <style:table-row-properties style:use-optimal-row-height="false" style:row-height="0.04in"/>
    </style:style>
    <style:style style:name="TBL_0_4_row_17" style:family="table-row">
      <style:table-row-properties style:use-optimal-row-height="false" style:row-height="0.27in"/>
    </style:style>
    <style:style style:name="TBL_0_4_row_18" style:family="table-row">
      <style:table-row-properties style:use-optimal-row-height="false" style:row-height="0.08in"/>
    </style:style>
    <style:style style:name="TBL_0_4_row_19" style:family="table-row">
      <style:table-row-properties style:use-optimal-row-height="false" style:row-height="0.27in"/>
    </style:style>
    <style:style style:name="TBL_0_4_row_20" style:family="table-row">
      <style:table-row-properties style:use-optimal-row-height="false" style:row-height="0.27in"/>
    </style:style>
    <style:style style:name="TBL_0_4_row_21" style:family="table-row">
      <style:table-row-properties style:use-optimal-row-height="false" style:row-height="0.23in"/>
    </style:style>
    <style:style style:name="TBL_0_5" style:master-page-name="master_0" style:family="table">
      <style:table-properties table:align="left" style:width="8.5in" fo:break-before="page"/>
    </style:style>
    <style:style style:name="TBL_0_5_col_0" style:family="table-column">
      <style:table-column-properties style:column-width="0.02in"/>
    </style:style>
    <style:style style:name="TBL_0_5_col_1" style:family="table-column">
      <style:table-column-properties style:column-width="0.11in"/>
    </style:style>
    <style:style style:name="TBL_0_5_col_2" style:family="table-column">
      <style:table-column-properties style:column-width="0.13in"/>
    </style:style>
    <style:style style:name="TBL_0_5_col_3" style:family="table-column">
      <style:table-column-properties style:column-width="0.09in"/>
    </style:style>
    <style:style style:name="TBL_0_5_col_4" style:family="table-column">
      <style:table-column-properties style:column-width="0.01in"/>
    </style:style>
    <style:style style:name="TBL_0_5_col_5" style:family="table-column">
      <style:table-column-properties style:column-width="0.02in"/>
    </style:style>
    <style:style style:name="TBL_0_5_col_6" style:family="table-column">
      <style:table-column-properties style:column-width="0.41in"/>
    </style:style>
    <style:style style:name="TBL_0_5_col_7" style:family="table-column">
      <style:table-column-properties style:column-width="0.11in"/>
    </style:style>
    <style:style style:name="TBL_0_5_col_8" style:family="table-column">
      <style:table-column-properties style:column-width="1.26in"/>
    </style:style>
    <style:style style:name="TBL_0_5_col_9" style:family="table-column">
      <style:table-column-properties style:column-width="0.48in"/>
    </style:style>
    <style:style style:name="TBL_0_5_col_10" style:family="table-column">
      <style:table-column-properties style:column-width="0.11in"/>
    </style:style>
    <style:style style:name="TBL_0_5_col_11" style:family="table-column">
      <style:table-column-properties style:column-width="0.02in"/>
    </style:style>
    <style:style style:name="TBL_0_5_col_12" style:family="table-column">
      <style:table-column-properties style:column-width="0.91in"/>
    </style:style>
    <style:style style:name="TBL_0_5_col_13" style:family="table-column">
      <style:table-column-properties style:column-width="0.41in"/>
    </style:style>
    <style:style style:name="TBL_0_5_col_14" style:family="table-column">
      <style:table-column-properties style:column-width="0.01in"/>
    </style:style>
    <style:style style:name="TBL_0_5_col_15" style:family="table-column">
      <style:table-column-properties style:column-width="0.3in"/>
    </style:style>
    <style:style style:name="TBL_0_5_col_16" style:family="table-column">
      <style:table-column-properties style:column-width="0.01in"/>
    </style:style>
    <style:style style:name="TBL_0_5_col_17" style:family="table-column">
      <style:table-column-properties style:column-width="0.44in"/>
    </style:style>
    <style:style style:name="TBL_0_5_col_18" style:family="table-column">
      <style:table-column-properties style:column-width="0.27in"/>
    </style:style>
    <style:style style:name="TBL_0_5_col_19" style:family="table-column">
      <style:table-column-properties style:column-width="0.11in"/>
    </style:style>
    <style:style style:name="TBL_0_5_col_20" style:family="table-column">
      <style:table-column-properties style:column-width="0.61in"/>
    </style:style>
    <style:style style:name="TBL_0_5_col_21" style:family="table-column">
      <style:table-column-properties style:column-width="0.68in"/>
    </style:style>
    <style:style style:name="TBL_0_5_col_22" style:family="table-column">
      <style:table-column-properties style:column-width="1.12in"/>
    </style:style>
    <style:style style:name="TBL_0_5_col_23" style:family="table-column">
      <style:table-column-properties style:column-width="0.11in"/>
    </style:style>
    <style:style style:name="TBL_0_5_col_24" style:family="table-column">
      <style:table-column-properties style:column-width="0.02in"/>
    </style:style>
    <style:style style:name="TBL_0_5_col_25" style:family="table-column">
      <style:table-column-properties style:column-width="0.19in"/>
    </style:style>
    <style:style style:name="TBL_0_5_col_26" style:family="table-column">
      <style:table-column-properties style:column-width="0.19in"/>
    </style:style>
    <style:style style:name="TBL_0_5_col_27" style:family="table-column">
      <style:table-column-properties style:column-width="0.01in"/>
    </style:style>
    <style:style style:name="TBL_0_5_col_28" style:family="table-column">
      <style:table-column-properties style:column-width="0.06in"/>
    </style:style>
    <style:style style:name="TBL_0_5_col_29" style:family="table-column">
      <style:table-column-properties style:column-width="0.13in"/>
    </style:style>
    <style:style style:name="TBL_0_5_row_0" style:family="table-row">
      <style:table-row-properties style:use-optimal-row-height="false" style:row-height="0.02in"/>
    </style:style>
    <style:style style:name="TBL_0_5_row_1" style:family="table-row">
      <style:table-row-properties style:use-optimal-row-height="false" style:row-height="0.04in"/>
    </style:style>
    <style:style style:name="TBL_0_5_row_2" style:family="table-row">
      <style:table-row-properties style:use-optimal-row-height="false" style:row-height="0.05in"/>
    </style:style>
    <style:style style:name="TBL_0_5_row_3" style:family="table-row">
      <style:table-row-properties style:use-optimal-row-height="false" style:row-height="0.3in"/>
    </style:style>
    <style:style style:name="TBL_0_5_row_4" style:family="table-row">
      <style:table-row-properties style:use-optimal-row-height="false" style:row-height="0.18in"/>
    </style:style>
    <style:style style:name="TBL_0_5_row_5" style:family="table-row">
      <style:table-row-properties style:use-optimal-row-height="false" style:row-height="0.51in"/>
    </style:style>
    <style:style style:name="TBL_0_5_row_6" style:family="table-row">
      <style:table-row-properties style:use-optimal-row-height="false" style:row-height="0.01in"/>
    </style:style>
    <style:style style:name="TBL_0_5_28" style:family="table">
      <style:table-properties table:align="left" style:width="2.41in"/>
    </style:style>
    <style:style style:name="TBL_0_5_28_col_0" style:family="table-column">
      <style:table-column-properties style:column-width="2.41in"/>
    </style:style>
    <style:style style:name="TBL_0_5_28_row_0" style:family="table-row">
      <style:table-row-properties style:use-optimal-row-height="false" style:row-height="0.16in"/>
    </style:style>
    <style:style style:name="TBL_0_5_29" style:family="table">
      <style:table-properties table:align="left" style:width="2.41in"/>
    </style:style>
    <style:style style:name="TBL_0_5_29_col_0" style:family="table-column">
      <style:table-column-properties style:column-width="2.41in"/>
    </style:style>
    <style:style style:name="TBL_0_5_29_row_0" style:family="table-row">
      <style:table-row-properties style:use-optimal-row-height="false" style:row-height="0.41in"/>
    </style:style>
    <style:style style:name="TBL_0_5_row_7" style:family="table-row">
      <style:table-row-properties style:use-optimal-row-height="false" style:row-height="0.15in"/>
    </style:style>
    <style:style style:name="TBL_0_5_row_8" style:family="table-row">
      <style:table-row-properties style:use-optimal-row-height="false" style:row-height="0.25in"/>
    </style:style>
    <style:style style:name="TBL_0_5_row_9" style:family="table-row">
      <style:table-row-properties style:use-optimal-row-height="false" style:row-height="0.09in"/>
    </style:style>
    <style:style style:name="TBL_0_5_row_10" style:family="table-row">
      <style:table-row-properties style:use-optimal-row-height="false" style:row-height="0.27in"/>
    </style:style>
    <style:style style:name="TBL_0_5_row_11" style:family="table-row">
      <style:table-row-properties style:use-optimal-row-height="false" style:row-height="1.59in"/>
    </style:style>
    <style:style style:name="TBL_0_5_row_12" style:family="table-row">
      <style:table-row-properties style:use-optimal-row-height="false" style:row-height="0.09in"/>
    </style:style>
    <style:style style:name="G12"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G13"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G14"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G15"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5_row_13" style:family="table-row">
      <style:table-row-properties style:use-optimal-row-height="false" style:row-height="2.41in"/>
    </style:style>
    <style:style style:name="G16" style:family="graphic" style:parent-style-name="Graphics">
      <style:graphic-properties draw:fill-color="#null" style:horizontal-pos="center" style:horizontal-rel="paragraph" style:vertical-pos="middle" style:vertical-rel="paragraph" svg:stroke-color="#000000" draw:stroke="solid" draw:stroke-dash="Dashed" svg:stroke-width="0.0in"/>
    </style:style>
    <style:style style:name="G17" style:family="graphic" style:parent-style-name="Graphics">
      <style:graphic-properties draw:fill-color="#null" style:horizontal-pos="center" style:horizontal-rel="paragraph" style:vertical-pos="middle" style:vertical-rel="paragraph" svg:stroke-color="#000000" draw:stroke="solid" draw:stroke-dash="Dashed" svg:stroke-width="0.0in"/>
    </style:style>
    <style:style style:name="TBL_0_5_row_14" style:family="table-row">
      <style:table-row-properties style:use-optimal-row-height="false" style:row-height="1.16in"/>
    </style:style>
    <style:style style:name="TBL_0_5_row_15" style:family="table-row">
      <style:table-row-properties style:use-optimal-row-height="false" style:row-height="2.61in"/>
    </style:style>
    <style:style style:name="TBL_0_5_row_16" style:family="table-row">
      <style:table-row-properties style:use-optimal-row-height="false" style:row-height="0.04in"/>
    </style:style>
    <style:style style:name="TBL_0_5_row_17" style:family="table-row">
      <style:table-row-properties style:use-optimal-row-height="false" style:row-height="0.27in"/>
    </style:style>
    <style:style style:name="TBL_0_5_row_18" style:family="table-row">
      <style:table-row-properties style:use-optimal-row-height="false" style:row-height="0.08in"/>
    </style:style>
    <style:style style:name="TBL_0_5_row_19" style:family="table-row">
      <style:table-row-properties style:use-optimal-row-height="false" style:row-height="0.27in"/>
    </style:style>
    <style:style style:name="TBL_0_5_row_20" style:family="table-row">
      <style:table-row-properties style:use-optimal-row-height="false" style:row-height="0.27in"/>
    </style:style>
    <style:style style:name="TBL_0_5_row_21" style:family="table-row">
      <style:table-row-properties style:use-optimal-row-height="false" style:row-height="0.23in"/>
    </style:style>
    <style:style style:name="TBL_0_6" style:master-page-name="master_0" style:family="table">
      <style:table-properties table:align="left" style:width="8.5in" fo:break-before="page"/>
    </style:style>
    <style:style style:name="TBL_0_6_col_0" style:family="table-column">
      <style:table-column-properties style:column-width="0.02in"/>
    </style:style>
    <style:style style:name="TBL_0_6_col_1" style:family="table-column">
      <style:table-column-properties style:column-width="0.11in"/>
    </style:style>
    <style:style style:name="TBL_0_6_col_2" style:family="table-column">
      <style:table-column-properties style:column-width="0.13in"/>
    </style:style>
    <style:style style:name="TBL_0_6_col_3" style:family="table-column">
      <style:table-column-properties style:column-width="0.09in"/>
    </style:style>
    <style:style style:name="TBL_0_6_col_4" style:family="table-column">
      <style:table-column-properties style:column-width="0.01in"/>
    </style:style>
    <style:style style:name="TBL_0_6_col_5" style:family="table-column">
      <style:table-column-properties style:column-width="0.02in"/>
    </style:style>
    <style:style style:name="TBL_0_6_col_6" style:family="table-column">
      <style:table-column-properties style:column-width="0.41in"/>
    </style:style>
    <style:style style:name="TBL_0_6_col_7" style:family="table-column">
      <style:table-column-properties style:column-width="0.11in"/>
    </style:style>
    <style:style style:name="TBL_0_6_col_8" style:family="table-column">
      <style:table-column-properties style:column-width="1.26in"/>
    </style:style>
    <style:style style:name="TBL_0_6_col_9" style:family="table-column">
      <style:table-column-properties style:column-width="0.48in"/>
    </style:style>
    <style:style style:name="TBL_0_6_col_10" style:family="table-column">
      <style:table-column-properties style:column-width="0.11in"/>
    </style:style>
    <style:style style:name="TBL_0_6_col_11" style:family="table-column">
      <style:table-column-properties style:column-width="0.02in"/>
    </style:style>
    <style:style style:name="TBL_0_6_col_12" style:family="table-column">
      <style:table-column-properties style:column-width="0.91in"/>
    </style:style>
    <style:style style:name="TBL_0_6_col_13" style:family="table-column">
      <style:table-column-properties style:column-width="0.41in"/>
    </style:style>
    <style:style style:name="TBL_0_6_col_14" style:family="table-column">
      <style:table-column-properties style:column-width="0.01in"/>
    </style:style>
    <style:style style:name="TBL_0_6_col_15" style:family="table-column">
      <style:table-column-properties style:column-width="0.3in"/>
    </style:style>
    <style:style style:name="TBL_0_6_col_16" style:family="table-column">
      <style:table-column-properties style:column-width="0.01in"/>
    </style:style>
    <style:style style:name="TBL_0_6_col_17" style:family="table-column">
      <style:table-column-properties style:column-width="0.44in"/>
    </style:style>
    <style:style style:name="TBL_0_6_col_18" style:family="table-column">
      <style:table-column-properties style:column-width="0.27in"/>
    </style:style>
    <style:style style:name="TBL_0_6_col_19" style:family="table-column">
      <style:table-column-properties style:column-width="0.11in"/>
    </style:style>
    <style:style style:name="TBL_0_6_col_20" style:family="table-column">
      <style:table-column-properties style:column-width="0.61in"/>
    </style:style>
    <style:style style:name="TBL_0_6_col_21" style:family="table-column">
      <style:table-column-properties style:column-width="0.68in"/>
    </style:style>
    <style:style style:name="TBL_0_6_col_22" style:family="table-column">
      <style:table-column-properties style:column-width="1.12in"/>
    </style:style>
    <style:style style:name="TBL_0_6_col_23" style:family="table-column">
      <style:table-column-properties style:column-width="0.11in"/>
    </style:style>
    <style:style style:name="TBL_0_6_col_24" style:family="table-column">
      <style:table-column-properties style:column-width="0.02in"/>
    </style:style>
    <style:style style:name="TBL_0_6_col_25" style:family="table-column">
      <style:table-column-properties style:column-width="0.19in"/>
    </style:style>
    <style:style style:name="TBL_0_6_col_26" style:family="table-column">
      <style:table-column-properties style:column-width="0.19in"/>
    </style:style>
    <style:style style:name="TBL_0_6_col_27" style:family="table-column">
      <style:table-column-properties style:column-width="0.01in"/>
    </style:style>
    <style:style style:name="TBL_0_6_col_28" style:family="table-column">
      <style:table-column-properties style:column-width="0.06in"/>
    </style:style>
    <style:style style:name="TBL_0_6_col_29" style:family="table-column">
      <style:table-column-properties style:column-width="0.13in"/>
    </style:style>
    <style:style style:name="TBL_0_6_row_0" style:family="table-row">
      <style:table-row-properties style:use-optimal-row-height="false" style:row-height="0.02in"/>
    </style:style>
    <style:style style:name="TBL_0_6_row_1" style:family="table-row">
      <style:table-row-properties style:use-optimal-row-height="false" style:row-height="0.04in"/>
    </style:style>
    <style:style style:name="TBL_0_6_row_2" style:family="table-row">
      <style:table-row-properties style:use-optimal-row-height="false" style:row-height="0.05in"/>
    </style:style>
    <style:style style:name="TBL_0_6_row_3" style:family="table-row">
      <style:table-row-properties style:use-optimal-row-height="false" style:row-height="0.3in"/>
    </style:style>
    <style:style style:name="TBL_0_6_row_4" style:family="table-row">
      <style:table-row-properties style:use-optimal-row-height="false" style:row-height="0.18in"/>
    </style:style>
    <style:style style:name="TBL_0_6_row_5" style:family="table-row">
      <style:table-row-properties style:use-optimal-row-height="false" style:row-height="0.51in"/>
    </style:style>
    <style:style style:name="TBL_0_6_row_6" style:family="table-row">
      <style:table-row-properties style:use-optimal-row-height="false" style:row-height="0.01in"/>
    </style:style>
    <style:style style:name="TBL_0_6_28" style:family="table">
      <style:table-properties table:align="left" style:width="2.41in"/>
    </style:style>
    <style:style style:name="TBL_0_6_28_col_0" style:family="table-column">
      <style:table-column-properties style:column-width="2.41in"/>
    </style:style>
    <style:style style:name="TBL_0_6_28_row_0" style:family="table-row">
      <style:table-row-properties style:use-optimal-row-height="false" style:row-height="0.16in"/>
    </style:style>
    <style:style style:name="TBL_0_6_29" style:family="table">
      <style:table-properties table:align="left" style:width="2.41in"/>
    </style:style>
    <style:style style:name="TBL_0_6_29_col_0" style:family="table-column">
      <style:table-column-properties style:column-width="2.41in"/>
    </style:style>
    <style:style style:name="TBL_0_6_29_row_0" style:family="table-row">
      <style:table-row-properties style:use-optimal-row-height="false" style:row-height="0.41in"/>
    </style:style>
    <style:style style:name="TBL_0_6_row_7" style:family="table-row">
      <style:table-row-properties style:use-optimal-row-height="false" style:row-height="0.15in"/>
    </style:style>
    <style:style style:name="TBL_0_6_row_8" style:family="table-row">
      <style:table-row-properties style:use-optimal-row-height="false" style:row-height="0.25in"/>
    </style:style>
    <style:style style:name="TBL_0_6_row_9" style:family="table-row">
      <style:table-row-properties style:use-optimal-row-height="false" style:row-height="0.09in"/>
    </style:style>
    <style:style style:name="TBL_0_6_row_10" style:family="table-row">
      <style:table-row-properties style:use-optimal-row-height="false" style:row-height="0.27in"/>
    </style:style>
    <style:style style:name="TBL_0_6_row_11" style:family="table-row">
      <style:table-row-properties style:use-optimal-row-height="false" style:row-height="1.59in"/>
    </style:style>
    <style:style style:name="TBL_0_6_row_12" style:family="table-row">
      <style:table-row-properties style:use-optimal-row-height="false" style:row-height="0.09in"/>
    </style:style>
    <style:style style:name="G18"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G19"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G20"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G21" style:family="graphic" style:parent-style-name="Graphics">
      <style:graphic-properties draw:fill-color="#FFFFFF" style:horizontal-pos="left" style:horizontal-rel="paragraph" style:vertical-pos="top" style:vertical-rel="paragraph" svg:stroke-color="#000000" draw:stroke="solid" draw:stroke-dash="Dashed" svg:stroke-width="0.013888888888888888in"/>
    </style:style>
    <style:style style:name="TBL_0_6_row_13" style:family="table-row">
      <style:table-row-properties style:use-optimal-row-height="false" style:row-height="2.41in"/>
    </style:style>
    <style:style style:name="G22" style:family="graphic" style:parent-style-name="Graphics">
      <style:graphic-properties draw:fill-color="#null" style:horizontal-pos="center" style:horizontal-rel="paragraph" style:vertical-pos="middle" style:vertical-rel="paragraph" svg:stroke-color="#000000" draw:stroke="solid" draw:stroke-dash="Dashed" svg:stroke-width="0.0in"/>
    </style:style>
    <style:style style:name="G23" style:family="graphic" style:parent-style-name="Graphics">
      <style:graphic-properties draw:fill-color="#null" style:horizontal-pos="center" style:horizontal-rel="paragraph" style:vertical-pos="middle" style:vertical-rel="paragraph" svg:stroke-color="#000000" draw:stroke="solid" draw:stroke-dash="Dashed" svg:stroke-width="0.0in"/>
    </style:style>
    <style:style style:name="TBL_0_6_row_14" style:family="table-row">
      <style:table-row-properties style:use-optimal-row-height="false" style:row-height="1.16in"/>
    </style:style>
    <style:style style:name="TBL_0_6_row_15" style:family="table-row">
      <style:table-row-properties style:use-optimal-row-height="false" style:row-height="2.61in"/>
    </style:style>
    <style:style style:name="TBL_0_6_row_16" style:family="table-row">
      <style:table-row-properties style:use-optimal-row-height="false" style:row-height="0.04in"/>
    </style:style>
    <style:style style:name="TBL_0_6_row_17" style:family="table-row">
      <style:table-row-properties style:use-optimal-row-height="false" style:row-height="0.27in"/>
    </style:style>
    <style:style style:name="TBL_0_6_row_18" style:family="table-row">
      <style:table-row-properties style:use-optimal-row-height="false" style:row-height="0.08in"/>
    </style:style>
    <style:style style:name="TBL_0_6_row_19" style:family="table-row">
      <style:table-row-properties style:use-optimal-row-height="false" style:row-height="0.27in"/>
    </style:style>
    <style:style style:name="TBL_0_6_row_20" style:family="table-row">
      <style:table-row-properties style:use-optimal-row-height="false" style:row-height="0.27in"/>
    </style:style>
    <style:style style:name="TBL_0_6_row_21" style:family="table-row">
      <style:table-row-properties style:use-optimal-row-height="false" style:row-height="0.23in"/>
    </style:style>
    <style:style style:name="empty-cell" style:family="table-cell">
      <style:table-cell-properties fo:wrap-option="wrap" style:shrink-to-fit="false" fo:border="0in solid #000000"/>
    </style:style>
  </office:automatic-styles>
  <office:body>
    <office:text>
      <office:forms form:automatic-focus="false" form:apply-design-mode="false"/>
      <table:table table:name="TBL_0_0" table:style-name="TBL_0_0">
        <table:table-column table:style-name="TBL_0_0_col_0">
</table:table-column>
        <table:table-column table:style-name="TBL_0_0_col_1">
</table:table-column>
        <table:table-column table:style-name="TBL_0_0_col_2">
</table:table-column>
        <table:table-column table:style-name="TBL_0_0_col_3">
</table:table-column>
        <table:table-column table:style-name="TBL_0_0_col_4">
</table:table-column>
        <table:table-column table:style-name="TBL_0_0_col_5">
</table:table-column>
        <table:table-column table:style-name="TBL_0_0_col_6">
</table:table-column>
        <table:table-column table:style-name="TBL_0_0_col_7">
</table:table-column>
        <table:table-column table:style-name="TBL_0_0_col_8">
</table:table-column>
        <table:table-column table:style-name="TBL_0_0_col_9">
</table:table-column>
        <table:table-column table:style-name="TBL_0_0_col_10">
</table:table-column>
        <table:table-column table:style-name="TBL_0_0_col_11">
</table:table-column>
        <table:table-column table:style-name="TBL_0_0_col_12">
</table:table-column>
        <table:table-column table:style-name="TBL_0_0_col_13">
</table:table-column>
        <table:table-column table:style-name="TBL_0_0_col_14">
</table:table-column>
        <table:table-column table:style-name="TBL_0_0_col_15">
</table:table-column>
        <table:table-column table:style-name="TBL_0_0_col_16">
</table:table-column>
        <table:table-column table:style-name="TBL_0_0_col_17">
</table:table-column>
        <table:table-column table:style-name="TBL_0_0_col_18">
</table:table-column>
        <table:table-column table:style-name="TBL_0_0_col_19">
</table:table-column>
        <table:table-column table:style-name="TBL_0_0_col_20">
</table:table-column>
        <table:table-column table:style-name="TBL_0_0_col_21">
</table:table-column>
        <table:table-column table:style-name="TBL_0_0_col_22">
</table:table-column>
        <table:table-column table:style-name="TBL_0_0_col_23">
</table:table-column>
        <table:table-column table:style-name="TBL_0_0_col_24">
</table:table-column>
        <table:table-column table:style-name="TBL_0_0_col_25">
</table:table-column>
        <table:table-column table:style-name="TBL_0_0_col_26">
</table:table-column>
        <table:table-column table:style-name="TBL_0_0_col_27">
</table:table-column>
        <table:table-column table:style-name="TBL_0_0_col_28">
</table:table-column>
        <table:table-column table:style-name="TBL_0_0_col_29">
</table:table-column>
        <table:table-column table:style-name="TBL_0_0_col_30">
</table:table-column>
        <table:table-column table:style-name="TBL_0_0_col_31">
</table:table-column>
        <table:table-column table:style-name="TBL_0_0_col_32">
</table:table-column>
        <table:table-column table:style-name="TBL_0_0_col_33">
</table:table-column>
        <table:table-column table:style-name="TBL_0_0_col_34">
</table:table-column>
        <table:table-column table:style-name="TBL_0_0_col_35">
</table:table-column>
        <table:table-column table:style-name="TBL_0_0_col_36">
</table:table-column>
        <table:table-column table:style-name="TBL_0_0_col_37">
</table:table-column>
        <table:table-column table:style-name="TBL_0_0_col_38">
</table:table-column>
        <table:table-column table:style-name="TBL_0_0_col_39">
</table:table-column>
        <table:table-column table:style-name="TBL_0_0_col_40">
</table:table-column>
        <table:table-column table:style-name="TBL_0_0_col_41">
</table:table-column>
        <table:table-column table:style-name="TBL_0_0_col_42">
</table:table-column>
        <table:table-column table:style-name="TBL_0_0_col_43">
</table:table-column>
        <table:table-column table:style-name="TBL_0_0_col_44">
</table:table-column>
        <table:table-column table:style-name="TBL_0_0_col_45">
</table:table-column>
        <table:table-column table:style-name="TBL_0_0_col_46">
</table:table-column>
        <table:table-column table:style-name="TBL_0_0_col_47">
</table:table-column>
        <table:table-column table:style-name="TBL_0_0_col_48">
</table:table-column>
        <table:table-column table:style-name="TBL_0_0_col_49">
</table:table-column>
        <table:table-column table:style-name="TBL_0_0_col_50">
</table:table-column>
        <table:table-column table:style-name="TBL_0_0_col_51">
</table:table-column>
        <table:table-column table:style-name="TBL_0_0_col_52">
</table:table-column>
        <table:table-column table:style-name="TBL_0_0_col_53">
</table:table-column>
        <table:table-row table:style-name="TBL_0_0_row_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0_row_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0_row_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0_row_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1" table:number-columns-spanned="25">
            <text:p text:style-name="P0"><text:bookmark text:name="JR_PAGE_ANCHOR_0_1"/>
<text:span text:style-name="T0">OBRAS PARA PRODUCCION, SISTEMAS DE SEGURIDAD Y COMPLEMENTARIAS CON DIFERENTES ESPECIALIDADES EN INSTALACIONES DE PEMEX EXPLORACION Y PRODUCCION, CON APOYO DE SEMISUMERGIBLE Y EQUIPOS DIVERSO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0_row_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2" table:number-columns-spanned="25">
            <text:p text:style-name="P1"><text:span text:style-name="T1">CONTRATO: 428230832</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0_row_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0_row_6">
          <table:table-cell table:style-name="C0"/>
          <table:table-cell table:style-name="C0"/>
          <table:table-cell table:style-name="C0"/>
          <table:table-cell table:style-name="C0"/>
          <table:table-cell table:style-name="C0"/>
          <table:table-cell table:style-name="C0"/>
          <table:table-cell table:style-name="C0" table:number-columns-spanned="16" table:number-rows-spanned="3">
            <table:table is-subtable="true" table:name="TBL_0_0_172" table:style-name="TBL_0_0_172">
              <table:table-column table:style-name="TBL_0_0_172_col_0">
</table:table-column>
              <table:table-row table:style-name="TBL_0_0_172_row_0">
                <table:table-cell table:style-name="C3">
                  <text:p text:style-name="P2"/>
                </table:table-cell>
              </table:table-row>
            </table:table>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number-columns-spanned="15" table:number-rows-spanned="3">
            <table:table is-subtable="true" table:name="TBL_0_0_173" table:style-name="TBL_0_0_173">
              <table:table-column table:style-name="TBL_0_0_173_col_0">
</table:table-column>
              <table:table-row table:style-name="TBL_0_0_173_row_0">
                <table:table-cell table:style-name="C3">
                  <text:p text:style-name="P2"><text:span text:style-name="T1">SUBDIRECCION DE LA COORDINACION DE SERVICIOS MARINOS GERENCIA DE INGENIERIA Y CONSTRUCCION SUBGERENCIA DE CONSTRUCCION DE OBRAS, RMNE RESIDENCIA DE OBRAS MARINAS "A".</text:span></text:p>
                </table:table-cell>
              </table:table-row>
            </table:table>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row>
        <table:table-row table:style-name="TBL_0_0_row_7">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row>
        <table:table-row table:style-name="TBL_0_0_row_8">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row>
        <table:table-row table:style-name="TBL_0_0_row_9">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0_row_10">
          <table:table-cell table:style-name="C0"/>
          <table:table-cell table:style-name="C0"/>
          <table:table-cell table:style-name="C0"/>
          <table:table-cell table:style-name="C0"/>
          <table:table-cell table:style-name="C0"/>
          <table:table-cell table:style-name="C0"/>
          <table:table-cell table:style-name="C0"/>
          <table:table-cell table:style-name="C0" table:number-columns-spanned="21" table:number-rows-spanned="12">
            <table:table is-subtable="true" table:name="TBL_0_0_174" table:style-name="TBL_0_0_174">
              <table:table-column table:style-name="TBL_0_0_174_col_0">
</table:table-column>
              <table:table-column table:style-name="TBL_0_0_174_col_1">
</table:table-column>
              <table:table-column table:style-name="TBL_0_0_174_col_2">
</table:table-column>
              <table:table-column table:style-name="TBL_0_0_174_col_3">
</table:table-column>
              <table:table-row table:style-name="TBL_0_0_174_row_0">
                <table:table-cell table:style-name="C4" table:number-columns-spanned="4">
                  <text:p text:style-name="P0"><text:span text:style-name="T2">OT-09</text:span></text:p>
                </table:table-cell>
                <table:covered-table-cell/>
                <table:covered-table-cell/>
                <table:covered-table-cell/>
              </table:table-row>
              <table:table-row table:style-name="TBL_0_0_174_row_1">
                <table:table-cell table:style-name="C5">
                  <text:p text:style-name="P3"><text:span text:style-name="T3">PERIODO DE CONTRATO</text:span></text:p>
                </table:table-cell>
                <table:table-cell table:style-name="C0"/>
                <table:table-cell table:style-name="C6">
                  <text:p text:style-name="P4"><text:span text:style-name="T1">AL</text:span></text:p>
                </table:table-cell>
                <table:table-cell table:style-name="C7">
                  <text:p text:style-name="P4"><text:span text:style-name="T1">18/02/2011</text:span></text:p>
                </table:table-cell>
              </table:table-row>
              <table:table-row table:style-name="TBL_0_0_174_row_2">
                <table:table-cell table:style-name="C5">
                  <text:p text:style-name="P3"><text:span text:style-name="T3">INICIO DE ACTIVIDADES</text:span></text:p>
                </table:table-cell>
                <table:table-cell table:style-name="C0"/>
                <table:table-cell table:style-name="C0"/>
                <table:table-cell table:style-name="C0"/>
              </table:table-row>
              <table:table-row table:style-name="TBL_0_0_174_row_3">
                <table:table-cell table:style-name="C5">
                  <text:p text:style-name="P3"><text:span text:style-name="T3">CIERRE DE ACTIVIDADES</text:span></text:p>
                </table:table-cell>
                <table:table-cell table:style-name="C0"/>
                <table:table-cell table:style-name="C0"/>
                <table:table-cell table:style-name="C0"/>
              </table:table-row>
              <table:table-row table:style-name="TBL_0_0_174_row_4">
                <table:table-cell table:style-name="C5">
                  <text:p text:style-name="P3"><text:span text:style-name="T3">TIEMPO EFECTIVO DE LA ORDEN</text:span></text:p>
                </table:table-cell>
                <table:table-cell table:style-name="C0"/>
                <table:table-cell table:style-name="C0"/>
                <table:table-cell table:style-name="C0"/>
              </table:table-row>
              <table:table-row table:style-name="TBL_0_0_174_row_5">
                <table:table-cell table:style-name="C5">
                  <text:p text:style-name="P3"><text:span text:style-name="T3">TIEMPO MUERTO DE LA ORDEN</text:span></text:p>
                </table:table-cell>
                <table:table-cell table:style-name="C0"/>
                <table:table-cell table:style-name="C0"/>
                <table:table-cell table:style-name="C0"/>
              </table:table-row>
            </table:table>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number-columns-spanned="8" table:number-rows-spanned="12">
            <table:table is-subtable="true" table:name="TBL_0_0_175" table:style-name="TBL_0_0_175">
              <table:table-column table:style-name="TBL_0_0_175_col_0">
</table:table-column>
              <table:table-row table:style-name="TBL_0_0_175_row_0">
                <table:table-cell table:style-name="C5">
                  <text:p text:style-name="P3"><text:span text:style-name="T3">FECHA</text:span></text:p>
                </table:table-cell>
              </table:table-row>
              <table:table-row table:style-name="TBL_0_0_175_row_1">
                <table:table-cell table:style-name="C5">
                  <text:p text:style-name="P3"><text:span text:style-name="T3">REPORTE</text:span></text:p>
                </table:table-cell>
              </table:table-row>
              <table:table-row table:style-name="TBL_0_0_175_row_2">
                <table:table-cell table:style-name="C5">
                  <text:p text:style-name="P3"><text:span text:style-name="T3">PLATAFORMA</text:span></text:p>
                </table:table-cell>
              </table:table-row>
              <table:table-row table:style-name="TBL_0_0_175_row_3">
                <table:table-cell table:style-name="C5">
                  <text:p text:style-name="P3"><text:span text:style-name="T3">ESTADO DEL TIEMPO</text:span></text:p>
                </table:table-cell>
              </table:table-row>
              <table:table-row table:style-name="TBL_0_0_175_row_4">
                <table:table-cell table:style-name="C5">
                  <text:p text:style-name="P3"><text:span text:style-name="T3">PLATICAS DE SEG.</text:span></text:p>
                </table:table-cell>
              </table:table-row>
              <table:table-row table:style-name="TBL_0_0_175_row_5">
                <table:table-cell table:style-name="C5">
                  <text:p text:style-name="P3"><text:span text:style-name="T3">TEMA DE LA PLATICA</text:span></text:p>
                </table:table-cell>
              </table:table-row>
            </table:table>
          </table:table-cell>
          <table:covered-table-cell/>
          <table:covered-table-cell/>
          <table:covered-table-cell/>
          <table:covered-table-cell/>
          <table:covered-table-cell/>
          <table:covered-table-cell/>
          <table:covered-table-cell/>
          <table:table-cell table:style-name="C0" table:number-columns-spanned="13" table:number-rows-spanned="12">
            <table:table is-subtable="true" table:name="TBL_0_0_176" table:style-name="TBL_0_0_176">
              <table:table-column table:style-name="TBL_0_0_176_col_0">
</table:table-column>
              <table:table-column table:style-name="TBL_0_0_176_col_1">
</table:table-column>
              <table:table-column table:style-name="TBL_0_0_176_col_2">
</table:table-column>
              <table:table-column table:style-name="TBL_0_0_176_col_3">
</table:table-column>
              <table:table-row table:style-name="TBL_0_0_176_row_0">
                <table:table-cell table:style-name="C8" table:number-columns-spanned="3">
                  <text:p text:style-name="P5"><text:span text:style-name="T1">13/02/2011</text:span></text:p>
                </table:table-cell>
                <table:covered-table-cell/>
                <table:covered-table-cell/>
                <table:table-cell table:style-name="C9">
                  <text:p text:style-name="P4"><text:span text:style-name="T1">UNICO</text:span></text:p>
                </table:table-cell>
              </table:table-row>
              <table:table-row table:style-name="TBL_0_0_176_row_1">
                <table:table-cell table:style-name="C8" table:number-columns-spanned="4">
                  <text:p text:style-name="P5"><text:span text:style-name="T1">AKAL-J1-018</text:span></text:p>
                </table:table-cell>
                <table:covered-table-cell/>
                <table:covered-table-cell/>
                <table:covered-table-cell/>
              </table:table-row>
              <table:table-row table:style-name="TBL_0_0_176_row_2">
                <table:table-cell table:style-name="C8" table:number-columns-spanned="4">
                  <text:p text:style-name="P5"><text:span text:style-name="T1">AKAL-J1</text:span></text:p>
                </table:table-cell>
                <table:covered-table-cell/>
                <table:covered-table-cell/>
                <table:covered-table-cell/>
              </table:table-row>
              <table:table-row table:style-name="TBL_0_0_176_row_3">
                <table:table-cell table:style-name="C8" table:number-columns-spanned="4">
                  <text:p text:style-name="P5"><text:span text:style-name="T1">REGULAR</text:span></text:p>
                </table:table-cell>
                <table:covered-table-cell/>
                <table:covered-table-cell/>
                <table:covered-table-cell/>
              </table:table-row>
              <table:table-row table:style-name="TBL_0_0_176_row_4">
                <table:table-cell table:style-name="C10">
                  <text:p text:style-name="P5"><text:span text:style-name="T1">07:00</text:span></text:p>
                </table:table-cell>
                <table:table-cell table:style-name="C11">
                  <text:p text:style-name="P6"><text:span text:style-name="T1">A</text:span></text:p>
                </table:table-cell>
                <table:table-cell table:style-name="C0"/>
                <table:table-cell table:style-name="C12">
                  <text:p text:style-name="P7"><text:span text:style-name="T1">07:15</text:span></text:p>
                </table:table-cell>
              </table:table-row>
              <table:table-row table:style-name="TBL_0_0_176_row_5">
                <table:table-cell table:style-name="C8" table:number-columns-spanned="4">
                  <text:p text:style-name="P5"><text:span text:style-name="T1">AUDITORIAS EFECTIVAS</text:span></text:p>
                </table:table-cell>
                <table:covered-table-cell/>
                <table:covered-table-cell/>
                <table:covered-table-cell/>
              </table:table-row>
            </table:table>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0_row_11">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0_row_12">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0_row_13">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0_row_14">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0_row_15">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0_row_16">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0_row_17">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0_row_18">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0_row_19">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0_row_20">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0_row_21">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0_row_22">
          <table:table-cell table:style-name="C0"/>
          <table:table-cell table:style-name="C0"/>
          <table:table-cell table:style-name="C0"/>
          <table:table-cell table:style-name="C0"/>
          <table:table-cell table:style-name="C0"/>
          <table:table-cell table:style-name="C0"/>
          <table:table-cell table:style-name="C0"/>
          <table:table-cell table:style-name="C5" table:number-columns-spanned="7">
            <text:p text:style-name="P3"><text:span text:style-name="T3">TIEMPO MUERTO DEL CONTRATO</text:span></text:p>
          </table: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0_row_2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0_row_2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0_row_2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13">
            <text:p text:style-name="P0"><text:span text:style-name="T4">ANTERIOR</text:span></text:p>
          </table:table-cell>
          <table:table-cell table:style-name="C13" table:number-columns-spanned="4">
            <text:p text:style-name="P0"><text:span text:style-name="T4">ACTUAL</text:span></text:p>
          </table:table-cell>
          <table:covered-table-cell/>
          <table:covered-table-cell/>
          <table:covered-table-cell/>
          <table:table-cell table:style-name="C13" table:number-columns-spanned="3">
            <text:p text:style-name="P0"><text:span text:style-name="T4">ACUMULADO</text:span></text:p>
          </table: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0_row_26">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number-columns-spanned="13" table:number-rows-spanned="4">
            <table:table is-subtable="true" table:name="TBL_0_0_177" table:style-name="TBL_0_0_177">
              <table:table-column table:style-name="TBL_0_0_177_col_0">
</table:table-column>
              <table:table-row table:style-name="TBL_0_0_177_row_0">
                <table:table-cell table:style-name="C0"/>
              </table:table-row>
              <table:table-row table:style-name="TBL_0_0_177_row_1">
                <table:table-cell table:style-name="C14">
                  <text:p text:style-name="P8"><text:span text:style-name="T5">AVANCES DE LA OBRA</text:span></text:p>
                </table:table-cell>
              </table:table-row>
            </table:table>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number-columns-spanned="4" table:number-rows-spanned="4">
            <table:table is-subtable="true" table:name="TBL_0_0_178" table:style-name="TBL_0_0_178">
              <table:table-column table:style-name="TBL_0_0_178_col_0">
</table:table-column>
              <table:table-row table:style-name="TBL_0_0_178_row_0">
                <table:table-cell table:style-name="C15">
                  <text:p text:style-name="P8"><text:span text:style-name="T4">AVANCE REAL</text:span></text:p>
                </table:table-cell>
              </table:table-row>
              <table:table-row table:style-name="TBL_0_0_178_row_1">
                <table:table-cell table:style-name="C15">
                  <text:p text:style-name="P8"><text:span text:style-name="T4">AVANCE PROGRAMADO</text:span></text:p>
                </table:table-cell>
              </table:table-row>
            </table:table>
          </table:table-cell>
          <table:covered-table-cell/>
          <table:covered-table-cell/>
          <table:covered-table-cell/>
          <table:table-cell table:style-name="C0" table:number-rows-spanned="4">
            <table:table is-subtable="true" table:name="TBL_0_0_179" table:style-name="TBL_0_0_179">
              <table:table-column table:style-name="TBL_0_0_179_col_0">
</table:table-column>
              <table:table-row table:style-name="TBL_0_0_179_row_0">
                <table:table-cell table:style-name="C16">
                  <text:p text:style-name="P9"><text:span text:style-name="T6">77,2588</text:span></text:p>
                </table:table-cell>
              </table:table-row>
              <table:table-row table:style-name="TBL_0_0_179_row_1">
                <table:table-cell table:style-name="C16">
                  <text:p text:style-name="P9"><text:span text:style-name="T6">79,9988</text:span></text:p>
                </table:table-cell>
              </table:table-row>
            </table:table>
          </table:table-cell>
          <table:table-cell table:style-name="C0" table:number-columns-spanned="4" table:number-rows-spanned="4">
            <table:table is-subtable="true" table:name="TBL_0_0_180" table:style-name="TBL_0_0_180">
              <table:table-column table:style-name="TBL_0_0_180_col_0">
</table:table-column>
              <table:table-row table:style-name="TBL_0_0_180_row_0">
                <table:table-cell table:style-name="C16">
                  <text:p text:style-name="P9"><text:span text:style-name="T6">7,4819</text:span></text:p>
                </table:table-cell>
              </table:table-row>
              <table:table-row table:style-name="TBL_0_0_180_row_1">
                <table:table-cell table:style-name="C16">
                  <text:p text:style-name="P9"><text:span text:style-name="T6">6,6666</text:span></text:p>
                </table:table-cell>
              </table:table-row>
            </table:table>
          </table:table-cell>
          <table:covered-table-cell/>
          <table:covered-table-cell/>
          <table:covered-table-cell/>
          <table:table-cell table:style-name="C0" table:number-columns-spanned="3" table:number-rows-spanned="4">
            <table:table is-subtable="true" table:name="TBL_0_0_181" table:style-name="TBL_0_0_181">
              <table:table-column table:style-name="TBL_0_0_181_col_0">
</table:table-column>
              <table:table-row table:style-name="TBL_0_0_181_row_0">
                <table:table-cell table:style-name="C16">
                  <text:p text:style-name="P9"><text:span text:style-name="T6">84,7407</text:span></text:p>
                </table:table-cell>
              </table:table-row>
              <table:table-row table:style-name="TBL_0_0_181_row_1">
                <table:table-cell table:style-name="C16">
                  <text:p text:style-name="P9"><text:span text:style-name="T6">86,6654</text:span></text:p>
                </table:table-cell>
              </table:table-row>
            </table:table>
          </table: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0_row_27">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0_row_28">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0_row_29">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0_row_3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0_row_3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13">
            <text:p text:style-name="P0"><text:span text:style-name="T4">ANTERIOR</text:span></text:p>
          </table:table-cell>
          <table:table-cell table:style-name="C13" table:number-columns-spanned="4">
            <text:p text:style-name="P0"><text:span text:style-name="T4">ACTUAL</text:span></text:p>
          </table:table-cell>
          <table:covered-table-cell/>
          <table:covered-table-cell/>
          <table:covered-table-cell/>
          <table:table-cell table:style-name="C13" table:number-columns-spanned="3">
            <text:p text:style-name="P0"><text:span text:style-name="T4">ACUMULADO</text:span></text:p>
          </table: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0_row_3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number-columns-spanned="13" table:number-rows-spanned="4">
            <table:table is-subtable="true" table:name="TBL_0_0_182" table:style-name="TBL_0_0_182">
              <table:table-column table:style-name="TBL_0_0_182_col_0">
</table:table-column>
              <table:table-row table:style-name="TBL_0_0_182_row_0">
                <table:table-cell table:style-name="C0"/>
              </table:table-row>
              <table:table-row table:style-name="TBL_0_0_182_row_1">
                <table:table-cell table:style-name="C14">
                  <text:p text:style-name="P8"><text:span text:style-name="T5">AKAL-J1</text:span></text:p>
                </table:table-cell>
              </table:table-row>
            </table:table>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number-columns-spanned="4" table:number-rows-spanned="4">
            <table:table is-subtable="true" table:name="TBL_0_0_183" table:style-name="TBL_0_0_183">
              <table:table-column table:style-name="TBL_0_0_183_col_0">
</table:table-column>
              <table:table-row table:style-name="TBL_0_0_183_row_0">
                <table:table-cell table:style-name="C15">
                  <text:p text:style-name="P8"><text:span text:style-name="T4">AVANCE REAL</text:span></text:p>
                </table:table-cell>
              </table:table-row>
              <table:table-row table:style-name="TBL_0_0_183_row_1">
                <table:table-cell table:style-name="C15">
                  <text:p text:style-name="P8"><text:span text:style-name="T4">AVANCE PROGRAMADO</text:span></text:p>
                </table:table-cell>
              </table:table-row>
            </table:table>
          </table:table-cell>
          <table:covered-table-cell/>
          <table:covered-table-cell/>
          <table:covered-table-cell/>
          <table:table-cell table:style-name="C0" table:number-rows-spanned="4">
            <table:table is-subtable="true" table:name="TBL_0_0_184" table:style-name="TBL_0_0_184">
              <table:table-column table:style-name="TBL_0_0_184_col_0">
</table:table-column>
              <table:table-row table:style-name="TBL_0_0_184_row_0">
                <table:table-cell table:style-name="C16">
                  <text:p text:style-name="P9"><text:span text:style-name="T6">67,2546</text:span></text:p>
                </table:table-cell>
              </table:table-row>
              <table:table-row table:style-name="TBL_0_0_184_row_1">
                <table:table-cell table:style-name="C16">
                  <text:p text:style-name="P9"><text:span text:style-name="T6">72,7267</text:span></text:p>
                </table:table-cell>
              </table:table-row>
            </table:table>
          </table:table-cell>
          <table:table-cell table:style-name="C0" table:number-columns-spanned="4" table:number-rows-spanned="4">
            <table:table is-subtable="true" table:name="TBL_0_0_185" table:style-name="TBL_0_0_185">
              <table:table-column table:style-name="TBL_0_0_185_col_0">
</table:table-column>
              <table:table-row table:style-name="TBL_0_0_185_row_0">
                <table:table-cell table:style-name="C16">
                  <text:p text:style-name="P9"><text:span text:style-name="T6">10,9161</text:span></text:p>
                </table:table-cell>
              </table:table-row>
              <table:table-row table:style-name="TBL_0_0_185_row_1">
                <table:table-cell table:style-name="C16">
                  <text:p text:style-name="P9"><text:span text:style-name="T6">9,0909</text:span></text:p>
                </table:table-cell>
              </table:table-row>
            </table:table>
          </table:table-cell>
          <table:covered-table-cell/>
          <table:covered-table-cell/>
          <table:covered-table-cell/>
          <table:table-cell table:style-name="C0" table:number-columns-spanned="3" table:number-rows-spanned="4">
            <table:table is-subtable="true" table:name="TBL_0_0_186" table:style-name="TBL_0_0_186">
              <table:table-column table:style-name="TBL_0_0_186_col_0">
</table:table-column>
              <table:table-row table:style-name="TBL_0_0_186_row_0">
                <table:table-cell table:style-name="C16">
                  <text:p text:style-name="P9"><text:span text:style-name="T6">78,1707</text:span></text:p>
                </table:table-cell>
              </table:table-row>
              <table:table-row table:style-name="TBL_0_0_186_row_1">
                <table:table-cell table:style-name="C16">
                  <text:p text:style-name="P9"><text:span text:style-name="T6">81,8176</text:span></text:p>
                </table:table-cell>
              </table:table-row>
            </table:table>
          </table: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0_row_3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0_row_3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0_row_3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0_row_36">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0_row_37">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0_row_38">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17" table:number-columns-spanned="17" table:number-rows-spanned="2">
            <text:p text:style-name="P2"><text:span text:style-name="T7">DETALLE DE AVANCE DE ACTIVIDADE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0_row_39">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0_row_4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0_row_41">
          <table:table-cell table:style-name="C0"/>
          <table:table-cell table:style-name="C0"/>
          <table:table-cell table:style-name="C0"/>
          <table:table-cell table:style-name="C0"/>
          <table:table-cell table:style-name="C0"/>
          <table:table-cell table:style-name="C18" table:number-columns-spanned="33" table:number-rows-spanned="2">
            <text:p text:style-name="P4"><text:span text:style-name="T3">DESCRIPCION DE ACTIVIDADE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18" table:number-columns-spanned="14">
            <text:p text:style-name="P4"><text:span text:style-name="T3">AVANCES DE OBR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0_row_42">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18" table:number-columns-spanned="3">
            <text:p text:style-name="P4"><text:span text:style-name="T3">ANTERIOR</text:span></text:p>
          </table:table-cell>
          <table:covered-table-cell/>
          <table:covered-table-cell/>
          <table:table-cell table:style-name="C18" table:number-columns-spanned="4">
            <text:p text:style-name="P4"><text:span text:style-name="T3">ACTUAL</text:span></text:p>
          </table:table-cell>
          <table:covered-table-cell/>
          <table:covered-table-cell/>
          <table:covered-table-cell/>
          <table:table-cell table:style-name="C18" table:number-columns-spanned="7">
            <text:p text:style-name="P4"><text:span text:style-name="T3">ACUMULADO</text:span></text:p>
          </table:table-cell>
          <table:covered-table-cell/>
          <table:covered-table-cell/>
          <table:covered-table-cell/>
          <table:covered-table-cell/>
          <table:covered-table-cell/>
          <table:covered-table-cell/>
          <table:table-cell table:style-name="C0"/>
          <table:table-cell table:style-name="C0"/>
        </table:table-row>
        <table:table-row table:style-name="TBL_0_0_row_43">
          <table:table-cell table:style-name="C0"/>
          <table:table-cell table:style-name="C0"/>
          <table:table-cell table:style-name="C0"/>
          <table:table-cell table:style-name="C0"/>
          <table:table-cell table:style-name="C0"/>
          <table:table-cell table:style-name="C19" table:number-columns-spanned="7">
            <text:p text:style-name="P4"><text:span text:style-name="T1">ACTIVIDAD</text:span></text:p>
          </table:table-cell>
          <table:covered-table-cell/>
          <table:covered-table-cell/>
          <table:covered-table-cell/>
          <table:covered-table-cell/>
          <table:covered-table-cell/>
          <table:covered-table-cell/>
          <table:table-cell table:style-name="C19" table:number-columns-spanned="26">
            <text:p text:style-name="P4"><text:span text:style-name="T1">DESCRIPCIO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19" table:number-columns-spanned="3">
            <text:p text:style-name="P4"><text:span text:style-name="T1">%</text:span></text:p>
          </table:table-cell>
          <table:covered-table-cell/>
          <table:covered-table-cell/>
          <table:table-cell table:style-name="C19" table:number-columns-spanned="4">
            <text:p text:style-name="P4"><text:span text:style-name="T1">%</text:span></text:p>
          </table:table-cell>
          <table:covered-table-cell/>
          <table:covered-table-cell/>
          <table:covered-table-cell/>
          <table:table-cell table:style-name="C19" table:number-columns-spanned="7">
            <text:p text:style-name="P4"><text:span text:style-name="T1">%</text:span></text:p>
          </table:table-cell>
          <table:covered-table-cell/>
          <table:covered-table-cell/>
          <table:covered-table-cell/>
          <table:covered-table-cell/>
          <table:covered-table-cell/>
          <table:covered-table-cell/>
          <table:table-cell table:style-name="C0"/>
          <table:table-cell table:style-name="C0"/>
        </table:table-row>
        <table:table-row table:style-name="TBL_0_0_row_44">
          <table:table-cell table:style-name="C0"/>
          <table:table-cell table:style-name="C0"/>
          <table:table-cell table:style-name="C0"/>
          <table:table-cell table:style-name="C0"/>
          <table:table-cell table:style-name="C0"/>
          <table:table-cell table:style-name="C20" table:number-columns-spanned="7">
            <text:p text:style-name="P4"><text:span text:style-name="T8">1</text:span></text:p>
          </table:table-cell>
          <table:covered-table-cell/>
          <table:covered-table-cell/>
          <table:covered-table-cell/>
          <table:covered-table-cell/>
          <table:covered-table-cell/>
          <table:covered-table-cell/>
          <table:table-cell table:style-name="C21" table:number-columns-spanned="26">
            <text:p text:style-name="P5"><text:span text:style-name="T8">SISTEMA BOTE SALVAVIDA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22" table:number-columns-spanned="3">
            <text:p text:style-name="P7"/>
          </table:table-cell>
          <table:covered-table-cell/>
          <table:covered-table-cell/>
          <table:table-cell table:style-name="C22" table:number-columns-spanned="4">
            <text:p text:style-name="P7"/>
          </table:table-cell>
          <table:covered-table-cell/>
          <table:covered-table-cell/>
          <table:covered-table-cell/>
          <table:table-cell table:style-name="C22" table:number-columns-spanned="7">
            <text:p text:style-name="P7"/>
          </table:table-cell>
          <table:covered-table-cell/>
          <table:covered-table-cell/>
          <table:covered-table-cell/>
          <table:covered-table-cell/>
          <table:covered-table-cell/>
          <table:covered-table-cell/>
          <table:table-cell table:style-name="C0"/>
          <table:table-cell table:style-name="C0"/>
        </table:table-row>
        <table:table-row table:style-name="TBL_0_0_row_45">
          <table:table-cell table:style-name="C0"/>
          <table:table-cell table:style-name="C0"/>
          <table:table-cell table:style-name="C0"/>
          <table:table-cell table:style-name="C0"/>
          <table:table-cell table:style-name="C0"/>
          <table:table-cell table:style-name="C20" table:number-columns-spanned="7">
            <text:p text:style-name="P4"><text:span text:style-name="T8">1</text:span></text:p>
          </table:table-cell>
          <table:covered-table-cell/>
          <table:covered-table-cell/>
          <table:covered-table-cell/>
          <table:covered-table-cell/>
          <table:covered-table-cell/>
          <table:covered-table-cell/>
          <table:table-cell table:style-name="C21" table:number-columns-spanned="26">
            <text:p text:style-name="P5"><text:span text:style-name="T8">ESTRUCTURAS METALICA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22" table:number-columns-spanned="3">
            <text:p text:style-name="P7"/>
          </table:table-cell>
          <table:covered-table-cell/>
          <table:covered-table-cell/>
          <table:table-cell table:style-name="C22" table:number-columns-spanned="4">
            <text:p text:style-name="P7"/>
          </table:table-cell>
          <table:covered-table-cell/>
          <table:covered-table-cell/>
          <table:covered-table-cell/>
          <table:table-cell table:style-name="C22" table:number-columns-spanned="7">
            <text:p text:style-name="P7"/>
          </table:table-cell>
          <table:covered-table-cell/>
          <table:covered-table-cell/>
          <table:covered-table-cell/>
          <table:covered-table-cell/>
          <table:covered-table-cell/>
          <table:covered-table-cell/>
          <table:table-cell table:style-name="C0"/>
          <table:table-cell table:style-name="C0"/>
        </table:table-row>
        <table:table-row table:style-name="TBL_0_0_row_46">
          <table:table-cell table:style-name="C0"/>
          <table:table-cell table:style-name="C0"/>
          <table:table-cell table:style-name="C0"/>
          <table:table-cell table:style-name="C0"/>
          <table:table-cell table:style-name="C0"/>
          <table:table-cell table:style-name="C20" table:number-columns-spanned="7">
            <text:p text:style-name="P4"><text:span text:style-name="T8">2</text:span></text:p>
          </table:table-cell>
          <table:covered-table-cell/>
          <table:covered-table-cell/>
          <table:covered-table-cell/>
          <table:covered-table-cell/>
          <table:covered-table-cell/>
          <table:covered-table-cell/>
          <table:table-cell table:style-name="C21" table:number-columns-spanned="26">
            <text:p text:style-name="P5"><text:span text:style-name="T8">D-PB-AJ-1-G-914 REV. 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22" table:number-columns-spanned="3">
            <text:p text:style-name="P7"/>
          </table:table-cell>
          <table:covered-table-cell/>
          <table:covered-table-cell/>
          <table:table-cell table:style-name="C22" table:number-columns-spanned="4">
            <text:p text:style-name="P7"/>
          </table:table-cell>
          <table:covered-table-cell/>
          <table:covered-table-cell/>
          <table:covered-table-cell/>
          <table:table-cell table:style-name="C22" table:number-columns-spanned="7">
            <text:p text:style-name="P7"/>
          </table:table-cell>
          <table:covered-table-cell/>
          <table:covered-table-cell/>
          <table:covered-table-cell/>
          <table:covered-table-cell/>
          <table:covered-table-cell/>
          <table:covered-table-cell/>
          <table:table-cell table:style-name="C0"/>
          <table:table-cell table:style-name="C0"/>
        </table:table-row>
        <table:table-row table:style-name="TBL_0_0_row_47">
          <table:table-cell table:style-name="C0"/>
          <table:table-cell table:style-name="C0"/>
          <table:table-cell table:style-name="C0"/>
          <table:table-cell table:style-name="C0"/>
          <table:table-cell table:style-name="C0"/>
          <table:table-cell table:style-name="C23" table:number-columns-spanned="7">
            <text:p text:style-name="P4"><text:span text:style-name="T9">33 C-4</text:span></text:p>
          </table:table-cell>
          <table:covered-table-cell/>
          <table:covered-table-cell/>
          <table:covered-table-cell/>
          <table:covered-table-cell/>
          <table:covered-table-cell/>
          <table:covered-table-cell/>
          <table:table-cell table:style-name="C24" table:number-columns-spanned="26">
            <text:p text:style-name="P5"><text:span text:style-name="T9">APLICACION DE PRUEBA NO DESTRUCTIVA MEDIANTE LIQUIDOS PENETRANTES EN MA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25" table:number-columns-spanned="3">
            <text:p text:style-name="P7"><text:span text:style-name="T9">0,0000</text:span></text:p>
          </table:table-cell>
          <table:covered-table-cell/>
          <table:covered-table-cell/>
          <table:table-cell table:style-name="C25" table:number-columns-spanned="4">
            <text:p text:style-name="P7"><text:span text:style-name="T9">25,9920</text:span></text:p>
          </table:table-cell>
          <table:covered-table-cell/>
          <table:covered-table-cell/>
          <table:covered-table-cell/>
          <table:table-cell table:style-name="C25" table:number-columns-spanned="7">
            <text:p text:style-name="P7"><text:span text:style-name="T9">25,9920</text:span></text:p>
          </table:table-cell>
          <table:covered-table-cell/>
          <table:covered-table-cell/>
          <table:covered-table-cell/>
          <table:covered-table-cell/>
          <table:covered-table-cell/>
          <table:covered-table-cell/>
          <table:table-cell table:style-name="C0"/>
          <table:table-cell table:style-name="C0"/>
        </table:table-row>
        <table:table-row table:style-name="TBL_0_0_row_48">
          <table:table-cell table:style-name="C0"/>
          <table:table-cell table:style-name="C0"/>
          <table:table-cell table:style-name="C0"/>
          <table:table-cell table:style-name="C0"/>
          <table:table-cell table:style-name="C0"/>
          <table:table-cell table:style-name="C26" table:number-columns-spanned="7">
            <text:p text:style-name="P4"/>
          </table:table-cell>
          <table:covered-table-cell/>
          <table:covered-table-cell/>
          <table:covered-table-cell/>
          <table:covered-table-cell/>
          <table:covered-table-cell/>
          <table:covered-table-cell/>
          <table:table-cell table:style-name="C27" table:number-columns-spanned="26">
            <text:p text:style-name="P5"><text:span text:style-name="T10">SE REALIZA APLICACIÓN DE LÍQUIDOS PENETRANTES A 13.18 ML. EN JUNTAS SOLDADAS DE VIGUETA DE IR-610 MM X 101.60 KG/M Y VIGUETA IR-305 MM X 52.20 KG/M ASTM A36 EN PARTE SUPERIOR DEL 1ER NIVEL DE AKAL-J1 REFUERZO ESTRUCTURAL DEL PESCANTE INCLUYE: LIMPIEZA MECÁNICA CON CARDA Y LIJA ISOMÉTRICO DE REFERENCIA D-PB-AJ-1-G-914 REV. 0.<text:line-break/><text:line-break/>TOTAL A INSTALAR: 50.7080 M.                  INSTALADO HOY:13.1800 M.<text:line-break/>ACUMULADO ANTERIOR: 0.0000 M               ACUM. ACTUAL: 13.1800 M.</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28" table:number-columns-spanned="3">
            <text:p text:style-name="P7"/>
          </table:table-cell>
          <table:covered-table-cell/>
          <table:covered-table-cell/>
          <table:table-cell table:style-name="C28" table:number-columns-spanned="4">
            <text:p text:style-name="P7"/>
          </table:table-cell>
          <table:covered-table-cell/>
          <table:covered-table-cell/>
          <table:covered-table-cell/>
          <table:table-cell table:style-name="C28" table:number-columns-spanned="7">
            <text:p text:style-name="P7"/>
          </table:table-cell>
          <table:covered-table-cell/>
          <table:covered-table-cell/>
          <table:covered-table-cell/>
          <table:covered-table-cell/>
          <table:covered-table-cell/>
          <table:covered-table-cell/>
          <table:table-cell table:style-name="C0"/>
          <table:table-cell table:style-name="C0"/>
        </table:table-row>
        <table:table-row table:style-name="TBL_0_0_row_49">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0_row_5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0_row_5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29" table:number-columns-spanned="15">
            <text:p text:style-name="P4"><text:span text:style-name="T11">"CONTROL DE PERS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29" table:number-columns-spanned="18">
            <text:p text:style-name="P2"><text:span text:style-name="T11">CONTROL DE ALIMENTACION Y HOSPEDAJ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0_row_5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9" table:number-columns-spanned="8">
            <text:p text:style-name="P4"><text:span text:style-name="T1">"DESCRIPCION"</text:span></text:p>
          </table:table-cell>
          <table:covered-table-cell/>
          <table:covered-table-cell/>
          <table:covered-table-cell/>
          <table:covered-table-cell/>
          <table:covered-table-cell/>
          <table:covered-table-cell/>
          <table:covered-table-cell/>
          <table:table-cell table:style-name="C30" table:number-columns-spanned="7">
            <text:p text:style-name="P7"><text:span text:style-name="T1">"CANT."</text:span></text:p>
          </table: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31" table:number-columns-spanned="3">
            <text:p text:style-name="P10"><text:span text:style-name="T11">PDA.</text:span></text:p>
          </table:table-cell>
          <table:covered-table-cell/>
          <table:covered-table-cell/>
          <table:table-cell table:style-name="C29" table:number-columns-spanned="10">
            <text:p text:style-name="P2"><text:span text:style-name="T11">DESCRIPCION</text:span></text:p>
          </table:table-cell>
          <table:covered-table-cell/>
          <table:covered-table-cell/>
          <table:covered-table-cell/>
          <table:covered-table-cell/>
          <table:covered-table-cell/>
          <table:covered-table-cell/>
          <table:covered-table-cell/>
          <table:covered-table-cell/>
          <table:covered-table-cell/>
          <table:table-cell table:style-name="C29" table:number-columns-spanned="5">
            <text:p text:style-name="P2"><text:span text:style-name="T11">CANT.</text:span></text:p>
          </table:table-cell>
          <table:covered-table-cell/>
          <table:covered-table-cell/>
          <table:covered-table-cell/>
          <table:covered-table-cell/>
          <table:table-cell table:style-name="C0"/>
        </table:table-row>
        <table:table-row table:style-name="TBL_0_0_row_5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32" table:number-columns-spanned="15">
            <text:p text:style-name="P4"><text:span text:style-name="T12">P.S.S SAFE LANCI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8" table:number-columns-spanned="3">
            <text:p text:style-name="P10"><text:span text:style-name="T1">1</text:span></text:p>
          </table:table-cell>
          <table:covered-table-cell/>
          <table:covered-table-cell/>
          <table:table-cell table:style-name="C8" table:number-columns-spanned="10">
            <text:p text:style-name="P10"><text:span text:style-name="T1">SERVICIO DE HOSPEDAJE, ALIMENTACION </text:span></text:p>
          </table:table-cell>
          <table:covered-table-cell/>
          <table:covered-table-cell/>
          <table:covered-table-cell/>
          <table:covered-table-cell/>
          <table:covered-table-cell/>
          <table:covered-table-cell/>
          <table:covered-table-cell/>
          <table:covered-table-cell/>
          <table:covered-table-cell/>
          <table:table-cell table:style-name="C30" table:number-columns-spanned="5">
            <text:p text:style-name="P11"><text:span text:style-name="T1">1.00</text:span></text:p>
          </table:table-cell>
          <table:covered-table-cell/>
          <table:covered-table-cell/>
          <table:covered-table-cell/>
          <table:covered-table-cell/>
          <table:table-cell table:style-name="C0"/>
        </table:table-row>
        <table:table-row table:style-name="TBL_0_0_row_5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number-columns-spanned="8" table:number-rows-spanned="4">
            <table:table is-subtable="true" table:name="TBL_0_0_187" table:style-name="TBL_0_0_187">
              <table:table-column table:style-name="TBL_0_0_187_col_0">
</table:table-column>
              <table:table-row table:style-name="TBL_0_0_187_row_0">
                <table:table-cell table:style-name="C8">
                  <text:p text:style-name="P5"><text:span text:style-name="T1">TECNICO NIVEL I EN PND</text:span></text:p>
                </table:table-cell>
              </table:table-row>
              <table:table-row table:style-name="TBL_0_0_187_row_1">
                <table:table-cell table:style-name="C33">
                  <text:p text:style-name="P7"><text:span text:style-name="T11">"TOTAL DEL FRENTE"</text:span></text:p>
                </table:table-cell>
              </table:table-row>
            </table:table>
          </table:table-cell>
          <table:covered-table-cell/>
          <table:covered-table-cell/>
          <table:covered-table-cell/>
          <table:covered-table-cell/>
          <table:covered-table-cell/>
          <table:covered-table-cell/>
          <table:covered-table-cell/>
          <table:table-cell table:style-name="C0" table:number-columns-spanned="7" table:number-rows-spanned="4">
            <table:table is-subtable="true" table:name="TBL_0_0_188" table:style-name="TBL_0_0_188">
              <table:table-column table:style-name="TBL_0_0_188_col_0">
</table:table-column>
              <table:table-row table:style-name="TBL_0_0_188_row_0">
                <table:table-cell table:style-name="C30">
                  <text:p text:style-name="P7"><text:span text:style-name="T1">1.00</text:span></text:p>
                </table:table-cell>
              </table:table-row>
              <table:table-row table:style-name="TBL_0_0_188_row_1">
                <table:table-cell table:style-name="C30">
                  <text:p text:style-name="P7"><text:span text:style-name="T1">1.00</text:span></text:p>
                </table:table-cell>
              </table:table-row>
            </table:table>
          </table: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number-columns-spanned="13" table:number-rows-spanned="4">
            <table:table is-subtable="true" table:name="TBL_0_0_189" table:style-name="TBL_0_0_189">
              <table:table-column table:style-name="TBL_0_0_189_col_0">
</table:table-column>
              <table:table-row table:style-name="TBL_0_0_189_row_0">
                <table:table-cell table:style-name="C0"/>
              </table:table-row>
              <table:table-row table:style-name="TBL_0_0_189_row_1">
                <table:table-cell table:style-name="C33">
                  <text:p text:style-name="P11"><text:span text:style-name="T11">TOTAL</text:span></text:p>
                </table:table-cell>
              </table:table-row>
            </table:table>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number-columns-spanned="5" table:number-rows-spanned="4">
            <table:table is-subtable="true" table:name="TBL_0_0_190" table:style-name="TBL_0_0_190">
              <table:table-column table:style-name="TBL_0_0_190_col_0">
</table:table-column>
              <table:table-row table:style-name="TBL_0_0_190_row_0">
                <table:table-cell table:style-name="C0"/>
              </table:table-row>
              <table:table-row table:style-name="TBL_0_0_190_row_1">
                <table:table-cell table:style-name="C8">
                  <text:p text:style-name="P10"><text:span text:style-name="T1">1.00</text:span></text:p>
                </table:table-cell>
              </table:table-row>
            </table:table>
          </table:table-cell>
          <table:covered-table-cell/>
          <table:covered-table-cell/>
          <table:covered-table-cell/>
          <table:covered-table-cell/>
          <table:table-cell table:style-name="C0"/>
        </table:table-row>
        <table:table-row table:style-name="TBL_0_0_row_55">
          <table:table-cell table:style-name="C0"/>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0_row_56">
          <table:table-cell table:style-name="C0"/>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0_row_57">
          <table:table-cell table:style-name="C0"/>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0_row_58">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33" table:number-columns-spanned="8">
            <text:p text:style-name="P7"><text:span text:style-name="T11">"TOTAL DE PERSONAL"</text:span></text:p>
          </table:table-cell>
          <table:covered-table-cell/>
          <table:covered-table-cell/>
          <table:covered-table-cell/>
          <table:covered-table-cell/>
          <table:covered-table-cell/>
          <table:covered-table-cell/>
          <table:covered-table-cell/>
          <table:table-cell table:style-name="C30" table:number-columns-spanned="7">
            <text:p text:style-name="P7"><text:span text:style-name="T1">1.00</text:span></text:p>
          </table: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0_row_59">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0_row_6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0_row_6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0_row_6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17" table:number-columns-spanned="18" table:number-rows-spanned="2">
            <text:p text:style-name="P2"><text:span text:style-name="T7">DETALLE DE AVANCE DE ACTIVIDADE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0_row_6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0_row_6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0_row_65">
          <table:table-cell table:style-name="C0"/>
          <table:table-cell table:style-name="C0"/>
          <table:table-cell table:style-name="C0"/>
          <table:table-cell table:style-name="C0"/>
          <table:table-cell table:style-name="C0"/>
          <table:table-cell table:style-name="C18" table:number-columns-spanned="33" table:number-rows-spanned="2">
            <text:p text:style-name="P4"><text:span text:style-name="T3">DESCRIPCION DE ACTIVIDADE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18" table:number-columns-spanned="14">
            <text:p text:style-name="P4"><text:span text:style-name="T3">AVANCES DE OBR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0_row_66">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18" table:number-columns-spanned="3">
            <text:p text:style-name="P4"><text:span text:style-name="T3">ANTERIOR</text:span></text:p>
          </table:table-cell>
          <table:covered-table-cell/>
          <table:covered-table-cell/>
          <table:table-cell table:style-name="C18" table:number-columns-spanned="4">
            <text:p text:style-name="P4"><text:span text:style-name="T3">ACTUAL</text:span></text:p>
          </table:table-cell>
          <table:covered-table-cell/>
          <table:covered-table-cell/>
          <table:covered-table-cell/>
          <table:table-cell table:style-name="C18" table:number-columns-spanned="7">
            <text:p text:style-name="P4"><text:span text:style-name="T3">ACUMULADO</text:span></text:p>
          </table:table-cell>
          <table:covered-table-cell/>
          <table:covered-table-cell/>
          <table:covered-table-cell/>
          <table:covered-table-cell/>
          <table:covered-table-cell/>
          <table:covered-table-cell/>
          <table:table-cell table:style-name="C0"/>
          <table:table-cell table:style-name="C0"/>
        </table:table-row>
        <table:table-row table:style-name="TBL_0_0_row_67">
          <table:table-cell table:style-name="C0"/>
          <table:table-cell table:style-name="C0"/>
          <table:table-cell table:style-name="C0"/>
          <table:table-cell table:style-name="C0"/>
          <table:table-cell table:style-name="C0"/>
          <table:table-cell table:style-name="C19" table:number-columns-spanned="7">
            <text:p text:style-name="P4"><text:span text:style-name="T1">ACTIVIDAD</text:span></text:p>
          </table:table-cell>
          <table:covered-table-cell/>
          <table:covered-table-cell/>
          <table:covered-table-cell/>
          <table:covered-table-cell/>
          <table:covered-table-cell/>
          <table:covered-table-cell/>
          <table:table-cell table:style-name="C19" table:number-columns-spanned="26">
            <text:p text:style-name="P4"><text:span text:style-name="T1">DESCRIPCIO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19" table:number-columns-spanned="3">
            <text:p text:style-name="P4"><text:span text:style-name="T1">%</text:span></text:p>
          </table:table-cell>
          <table:covered-table-cell/>
          <table:covered-table-cell/>
          <table:table-cell table:style-name="C19" table:number-columns-spanned="4">
            <text:p text:style-name="P4"><text:span text:style-name="T1">%</text:span></text:p>
          </table:table-cell>
          <table:covered-table-cell/>
          <table:covered-table-cell/>
          <table:covered-table-cell/>
          <table:table-cell table:style-name="C19" table:number-columns-spanned="7">
            <text:p text:style-name="P4"><text:span text:style-name="T1">%</text:span></text:p>
          </table:table-cell>
          <table:covered-table-cell/>
          <table:covered-table-cell/>
          <table:covered-table-cell/>
          <table:covered-table-cell/>
          <table:covered-table-cell/>
          <table:covered-table-cell/>
          <table:table-cell table:style-name="C0"/>
          <table:table-cell table:style-name="C0"/>
        </table:table-row>
        <table:table-row table:style-name="TBL_0_0_row_68">
          <table:table-cell table:style-name="C0"/>
          <table:table-cell table:style-name="C0"/>
          <table:table-cell table:style-name="C0"/>
          <table:table-cell table:style-name="C0"/>
          <table:table-cell table:style-name="C0"/>
          <table:table-cell table:style-name="C20" table:number-columns-spanned="7">
            <text:p text:style-name="P4"><text:span text:style-name="T8">1</text:span></text:p>
          </table:table-cell>
          <table:covered-table-cell/>
          <table:covered-table-cell/>
          <table:covered-table-cell/>
          <table:covered-table-cell/>
          <table:covered-table-cell/>
          <table:covered-table-cell/>
          <table:table-cell table:style-name="C21" table:number-columns-spanned="26">
            <text:p text:style-name="P5"><text:span text:style-name="T8">SISTEMA BOTE SALVAVIDA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22" table:number-columns-spanned="3">
            <text:p text:style-name="P7"/>
          </table:table-cell>
          <table:covered-table-cell/>
          <table:covered-table-cell/>
          <table:table-cell table:style-name="C22" table:number-columns-spanned="4">
            <text:p text:style-name="P7"/>
          </table:table-cell>
          <table:covered-table-cell/>
          <table:covered-table-cell/>
          <table:covered-table-cell/>
          <table:table-cell table:style-name="C22" table:number-columns-spanned="7">
            <text:p text:style-name="P7"/>
          </table:table-cell>
          <table:covered-table-cell/>
          <table:covered-table-cell/>
          <table:covered-table-cell/>
          <table:covered-table-cell/>
          <table:covered-table-cell/>
          <table:covered-table-cell/>
          <table:table-cell table:style-name="C0"/>
          <table:table-cell table:style-name="C0"/>
        </table:table-row>
        <table:table-row table:style-name="TBL_0_0_row_69">
          <table:table-cell table:style-name="C0"/>
          <table:table-cell table:style-name="C0"/>
          <table:table-cell table:style-name="C0"/>
          <table:table-cell table:style-name="C0"/>
          <table:table-cell table:style-name="C0"/>
          <table:table-cell table:style-name="C20" table:number-columns-spanned="7">
            <text:p text:style-name="P4"><text:span text:style-name="T8">1</text:span></text:p>
          </table:table-cell>
          <table:covered-table-cell/>
          <table:covered-table-cell/>
          <table:covered-table-cell/>
          <table:covered-table-cell/>
          <table:covered-table-cell/>
          <table:covered-table-cell/>
          <table:table-cell table:style-name="C21" table:number-columns-spanned="26">
            <text:p text:style-name="P5"><text:span text:style-name="T8">ESTRUCTURAS METALICA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22" table:number-columns-spanned="3">
            <text:p text:style-name="P7"/>
          </table:table-cell>
          <table:covered-table-cell/>
          <table:covered-table-cell/>
          <table:table-cell table:style-name="C22" table:number-columns-spanned="4">
            <text:p text:style-name="P7"/>
          </table:table-cell>
          <table:covered-table-cell/>
          <table:covered-table-cell/>
          <table:covered-table-cell/>
          <table:table-cell table:style-name="C22" table:number-columns-spanned="7">
            <text:p text:style-name="P7"/>
          </table:table-cell>
          <table:covered-table-cell/>
          <table:covered-table-cell/>
          <table:covered-table-cell/>
          <table:covered-table-cell/>
          <table:covered-table-cell/>
          <table:covered-table-cell/>
          <table:table-cell table:style-name="C0"/>
          <table:table-cell table:style-name="C0"/>
        </table:table-row>
        <table:table-row table:style-name="TBL_0_0_row_70">
          <table:table-cell table:style-name="C0"/>
          <table:table-cell table:style-name="C0"/>
          <table:table-cell table:style-name="C0"/>
          <table:table-cell table:style-name="C0"/>
          <table:table-cell table:style-name="C0"/>
          <table:table-cell table:style-name="C20" table:number-columns-spanned="7">
            <text:p text:style-name="P4"><text:span text:style-name="T8">1</text:span></text:p>
          </table:table-cell>
          <table:covered-table-cell/>
          <table:covered-table-cell/>
          <table:covered-table-cell/>
          <table:covered-table-cell/>
          <table:covered-table-cell/>
          <table:covered-table-cell/>
          <table:table-cell table:style-name="C21" table:number-columns-spanned="26">
            <text:p text:style-name="P5"><text:span text:style-name="T8">D-PB-AJ-1-G-913 REV. 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22" table:number-columns-spanned="3">
            <text:p text:style-name="P7"/>
          </table:table-cell>
          <table:covered-table-cell/>
          <table:covered-table-cell/>
          <table:table-cell table:style-name="C22" table:number-columns-spanned="4">
            <text:p text:style-name="P7"/>
          </table:table-cell>
          <table:covered-table-cell/>
          <table:covered-table-cell/>
          <table:covered-table-cell/>
          <table:table-cell table:style-name="C22" table:number-columns-spanned="7">
            <text:p text:style-name="P7"/>
          </table:table-cell>
          <table:covered-table-cell/>
          <table:covered-table-cell/>
          <table:covered-table-cell/>
          <table:covered-table-cell/>
          <table:covered-table-cell/>
          <table:covered-table-cell/>
          <table:table-cell table:style-name="C0"/>
          <table:table-cell table:style-name="C0"/>
        </table:table-row>
        <table:table-row table:style-name="TBL_0_0_row_71">
          <table:table-cell table:style-name="C0"/>
          <table:table-cell table:style-name="C0"/>
          <table:table-cell table:style-name="C0"/>
          <table:table-cell table:style-name="C0"/>
          <table:table-cell table:style-name="C0"/>
          <table:table-cell table:style-name="C23" table:number-columns-spanned="7">
            <text:p text:style-name="P4"><text:span text:style-name="T9">A1170</text:span></text:p>
          </table:table-cell>
          <table:covered-table-cell/>
          <table:covered-table-cell/>
          <table:covered-table-cell/>
          <table:covered-table-cell/>
          <table:covered-table-cell/>
          <table:covered-table-cell/>
          <table:table-cell table:style-name="C24" table:number-columns-spanned="26">
            <text:p text:style-name="P5"><text:span text:style-name="T9">PLACA LISA DE ACERO AL CARBON, SIN RECUBRIMIENTO DE 3/8 PULGADAS DE ESPESOR, 74.70 KG/M, ESPECIFICACION ASTM A36.</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25" table:number-columns-spanned="3">
            <text:p text:style-name="P7"><text:span text:style-name="T9">99,3966</text:span></text:p>
          </table:table-cell>
          <table:covered-table-cell/>
          <table:covered-table-cell/>
          <table:table-cell table:style-name="C25" table:number-columns-spanned="4">
            <text:p text:style-name="P7"><text:span text:style-name="T9">0,6035</text:span></text:p>
          </table:table-cell>
          <table:covered-table-cell/>
          <table:covered-table-cell/>
          <table:covered-table-cell/>
          <table:table-cell table:style-name="C25" table:number-columns-spanned="7">
            <text:p text:style-name="P7"><text:span text:style-name="T9">100,0001</text:span></text:p>
          </table:table-cell>
          <table:covered-table-cell/>
          <table:covered-table-cell/>
          <table:covered-table-cell/>
          <table:covered-table-cell/>
          <table:covered-table-cell/>
          <table:covered-table-cell/>
          <table:table-cell table:style-name="C0"/>
          <table:table-cell table:style-name="C0"/>
        </table:table-row>
        <table:table-row table:style-name="TBL_0_0_row_72">
          <table:table-cell table:style-name="C0"/>
          <table:table-cell table:style-name="C0"/>
          <table:table-cell table:style-name="C0"/>
          <table:table-cell table:style-name="C0"/>
          <table:table-cell table:style-name="C0"/>
          <table:table-cell table:style-name="C34" table:number-columns-spanned="7">
            <text:p text:style-name="P4"/>
          </table:table-cell>
          <table:covered-table-cell/>
          <table:covered-table-cell/>
          <table:covered-table-cell/>
          <table:covered-table-cell/>
          <table:covered-table-cell/>
          <table:covered-table-cell/>
          <table:table-cell table:style-name="C35" table:number-columns-spanned="26">
            <text:p text:style-name="P5"><text:span text:style-name="T13"> CONTINUA  Y TERMINA  APLICACION DE SOLDADURA EN INSTALACION DE  05  PIEZAS DE  PLACA LISA  DE  3/8" ESP.  X  74.70  KG/M   (0.57 X 0.10 MTS )  DE TAPAS EN   ENCAJONAMIENTO   VIGUETA IIR-610 MM X  101.60  KG/M  ASTM A36..   EN  PARTE SUPERIOR DEL  1ER NIVEL DE AKAL-J1    INCLUYE:    TRAZO , CORTE, ALINEACIOIN  Y LINPIEZA MECANICA    ISOMETRICO  DE REFERENCIA D-PB-AJ-1-G-913 REV. 0<text:line-break/><text:line-break/>CONTINUA  Y TERMINA APLICACION  DE SOLDADURA A   01  PIEZAS DE  PLACA LISA  DE  3/8" ESP.  X  74.70  KG/M   (0.57 X 1.080  MTS )   DE TAPAS EN   ENCAJONAMIENTO   VIGUETA IIR-610 MM X  101.60  KG/M  ASTM A36..   EN  PARTE SUPERIOR DEL  1ER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36" table:number-columns-spanned="3">
            <text:p text:style-name="P7"/>
          </table:table-cell>
          <table:covered-table-cell/>
          <table:covered-table-cell/>
          <table:table-cell table:style-name="C36" table:number-columns-spanned="4">
            <text:p text:style-name="P7"/>
          </table:table-cell>
          <table:covered-table-cell/>
          <table:covered-table-cell/>
          <table:covered-table-cell/>
          <table:table-cell table:style-name="C36" table:number-columns-spanned="7">
            <text:p text:style-name="P7"/>
          </table:table-cell>
          <table:covered-table-cell/>
          <table:covered-table-cell/>
          <table:covered-table-cell/>
          <table:covered-table-cell/>
          <table:covered-table-cell/>
          <table:covered-table-cell/>
          <table:table-cell table:style-name="C0"/>
          <table:table-cell table:style-name="C0"/>
        </table:table-row>
        <table:table-row table:style-name="TBL_0_0_row_7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0_row_74">
          <table:table-cell table:style-name="C0"/>
          <table:table-cell table:style-name="C0"/>
          <table:table-cell table:style-name="C0"/>
          <table:table-cell table:style-name="C0"/>
          <table:table-cell table:style-name="C3" table:number-columns-spanned="15">
            <text:p text:style-name="P2"><text:span text:style-name="T6">POR EL CONTRATISTA<text:line-break/>ELABORÓ</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3" table:number-columns-spanned="11">
            <text:p text:style-name="P2"><text:span text:style-name="T6">POR PEMEX<text:line-break/>REVISO</text:span></text:p>
          </table: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3" table:number-columns-spanned="13">
            <text:p text:style-name="P2"><text:span text:style-name="T6">POR PEMEX<text:line-break/>REVISO</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0_row_7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0_row_76">
          <table:table-cell table:style-name="C0"/>
          <table:table-cell table:style-name="C0"/>
          <table:table-cell table:style-name="C0"/>
          <table:table-cell table:style-name="C0"/>
          <table:table-cell table:style-name="C3" table:number-columns-spanned="15">
            <text:p text:style-name="P2"><text:span text:style-name="T6">ING. ALFREDO RODRIGUEZ OCELOT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3" table:number-columns-spanned="11">
            <text:p text:style-name="P2"><text:span text:style-name="T6">ARQ. GERARDO CELAYA ALMAZAN</text:span></text:p>
          </table: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3" table:number-columns-spanned="13">
            <text:p text:style-name="P2"><text:span text:style-name="T6">ING. ALEX CASTRO RAMIREZ</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0_row_77">
          <table:table-cell table:style-name="C0"/>
          <table:table-cell table:style-name="C0"/>
          <table:table-cell table:style-name="C0"/>
          <table:table-cell table:style-name="C0"/>
          <table:table-cell table:style-name="C37" table:number-columns-spanned="15">
            <text:p text:style-name="P2"><text:span text:style-name="T6">SUPERINTENDENTE DE CONSTRUCCION ABORDO COTEMA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37" table:number-columns-spanned="11">
            <text:p text:style-name="P2"><text:span text:style-name="T6">SUPERVISOR ADMINISTRATIVO PEP ABORDO</text:span></text:p>
          </table: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37" table:number-columns-spanned="13">
            <text:p text:style-name="P2"><text:span text:style-name="T6">REPRESENTANTE PEP ABORDO</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0_row_78">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
      <table:table table:name="TBL_0_1" table:style-name="TBL_0_1">
        <table:table-column table:style-name="TBL_0_1_col_0">
</table:table-column>
        <table:table-column table:style-name="TBL_0_1_col_1">
</table:table-column>
        <table:table-column table:style-name="TBL_0_1_col_2">
</table:table-column>
        <table:table-column table:style-name="TBL_0_1_col_3">
</table:table-column>
        <table:table-column table:style-name="TBL_0_1_col_4">
</table:table-column>
        <table:table-column table:style-name="TBL_0_1_col_5">
</table:table-column>
        <table:table-column table:style-name="TBL_0_1_col_6">
</table:table-column>
        <table:table-column table:style-name="TBL_0_1_col_7">
</table:table-column>
        <table:table-column table:style-name="TBL_0_1_col_8">
</table:table-column>
        <table:table-column table:style-name="TBL_0_1_col_9">
</table:table-column>
        <table:table-column table:style-name="TBL_0_1_col_10">
</table:table-column>
        <table:table-column table:style-name="TBL_0_1_col_11">
</table:table-column>
        <table:table-column table:style-name="TBL_0_1_col_12">
</table:table-column>
        <table:table-column table:style-name="TBL_0_1_col_13">
</table:table-column>
        <table:table-column table:style-name="TBL_0_1_col_14">
</table:table-column>
        <table:table-column table:style-name="TBL_0_1_col_15">
</table:table-column>
        <table:table-column table:style-name="TBL_0_1_col_16">
</table:table-column>
        <table:table-column table:style-name="TBL_0_1_col_17">
</table:table-column>
        <table:table-column table:style-name="TBL_0_1_col_18">
</table:table-column>
        <table:table-column table:style-name="TBL_0_1_col_19">
</table:table-column>
        <table:table-column table:style-name="TBL_0_1_col_20">
</table:table-column>
        <table:table-column table:style-name="TBL_0_1_col_21">
</table:table-column>
        <table:table-column table:style-name="TBL_0_1_col_22">
</table:table-column>
        <table:table-column table:style-name="TBL_0_1_col_23">
</table:table-column>
        <table:table-column table:style-name="TBL_0_1_col_24">
</table:table-column>
        <table:table-column table:style-name="TBL_0_1_col_25">
</table:table-column>
        <table:table-column table:style-name="TBL_0_1_col_26">
</table:table-column>
        <table:table-column table:style-name="TBL_0_1_col_27">
</table:table-column>
        <table:table-column table:style-name="TBL_0_1_col_28">
</table:table-column>
        <table:table-column table:style-name="TBL_0_1_col_29">
</table:table-column>
        <table:table-column table:style-name="TBL_0_1_col_30">
</table:table-column>
        <table:table-column table:style-name="TBL_0_1_col_31">
</table:table-column>
        <table:table-column table:style-name="TBL_0_1_col_32">
</table:table-column>
        <table:table-column table:style-name="TBL_0_1_col_33">
</table:table-column>
        <table:table-column table:style-name="TBL_0_1_col_34">
</table:table-column>
        <table:table-column table:style-name="TBL_0_1_col_35">
</table:table-column>
        <table:table-column table:style-name="TBL_0_1_col_36">
</table:table-column>
        <table:table-column table:style-name="TBL_0_1_col_37">
</table:table-column>
        <table:table-column table:style-name="TBL_0_1_col_38">
</table:table-column>
        <table:table-column table:style-name="TBL_0_1_col_39">
</table:table-column>
        <table:table-row table:style-name="TBL_0_1_row_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1" table:number-columns-spanned="18">
            <text:p text:style-name="P0"><text:bookmark text:name="JR_PAGE_ANCHOR_0_2"/>
<text:span text:style-name="T0">OBRAS PARA PRODUCCION, SISTEMAS DE SEGURIDAD Y COMPLEMENTARIAS CON DIFERENTES ESPECIALIDADES EN INSTALACIONES DE PEMEX EXPLORACION Y PRODUCCION, CON APOYO DE SEMISUMERGIBLE Y EQUIPOS DIVERSO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2" table:number-columns-spanned="18">
            <text:p text:style-name="P1"><text:span text:style-name="T1">CONTRATO: 428230832</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6">
          <table:table-cell table:style-name="C0"/>
          <table:table-cell table:style-name="C0"/>
          <table:table-cell table:style-name="C0"/>
          <table:table-cell table:style-name="C0"/>
          <table:table-cell table:style-name="C0"/>
          <table:table-cell table:style-name="C0" table:number-columns-spanned="12" table:number-rows-spanned="3">
            <table:table is-subtable="true" table:name="TBL_0_1_151" table:style-name="TBL_0_1_151">
              <table:table-column table:style-name="TBL_0_1_151_col_0">
</table:table-column>
              <table:table-row table:style-name="TBL_0_1_151_row_0">
                <table:table-cell table:style-name="C3">
                  <text:p text:style-name="P2"/>
                </table:table-cell>
              </table:table-row>
            </table:table>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number-columns-spanned="10" table:number-rows-spanned="3">
            <table:table is-subtable="true" table:name="TBL_0_1_152" table:style-name="TBL_0_1_152">
              <table:table-column table:style-name="TBL_0_1_152_col_0">
</table:table-column>
              <table:table-row table:style-name="TBL_0_1_152_row_0">
                <table:table-cell table:style-name="C3">
                  <text:p text:style-name="P2"><text:span text:style-name="T1">SUBDIRECCION DE LA COORDINACION DE SERVICIOS MARINOS GERENCIA DE INGENIERIA Y CONSTRUCCION SUBGERENCIA DE CONSTRUCCION DE OBRAS, RMNE RESIDENCIA DE OBRAS MARINAS "A".</text:span></text:p>
                </table:table-cell>
              </table:table-row>
            </table:table>
          </table: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row>
        <table:table-row table:style-name="TBL_0_1_row_7">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row>
        <table:table-row table:style-name="TBL_0_1_row_8">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row>
        <table:table-row table:style-name="TBL_0_1_row_9">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1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17" table:number-columns-spanned="13" table:number-rows-spanned="2">
            <text:p text:style-name="P2"><text:span text:style-name="T7">DETALLE DE AVANCE DE ACTIVIDADE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11">
          <table:table-cell table:style-name="C0"/>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1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13">
          <table:table-cell table:style-name="C0"/>
          <table:table-cell table:style-name="C0"/>
          <table:table-cell table:style-name="C0"/>
          <table:table-cell table:style-name="C0"/>
          <table:table-cell table:style-name="C18" table:number-columns-spanned="24" table:number-rows-spanned="2">
            <text:p text:style-name="P4"><text:span text:style-name="T3">DESCRIPCION DE ACTIVIDADE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18" table:number-columns-spanned="10">
            <text:p text:style-name="P4"><text:span text:style-name="T3">AVANCES DE OBRA</text:span></text:p>
          </table: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1_row_14">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18" table:number-columns-spanned="2">
            <text:p text:style-name="P4"><text:span text:style-name="T3">ANTERIOR</text:span></text:p>
          </table:table-cell>
          <table:covered-table-cell/>
          <table:table-cell table:style-name="C18">
            <text:p text:style-name="P4"><text:span text:style-name="T3">ACTUAL</text:span></text:p>
          </table:table-cell>
          <table:table-cell table:style-name="C18" table:number-columns-spanned="7">
            <text:p text:style-name="P4"><text:span text:style-name="T3">ACUMULADO</text:span></text:p>
          </table:table-cell>
          <table:covered-table-cell/>
          <table:covered-table-cell/>
          <table:covered-table-cell/>
          <table:covered-table-cell/>
          <table:covered-table-cell/>
          <table:covered-table-cell/>
          <table:table-cell table:style-name="C0"/>
          <table:table-cell table:style-name="C0"/>
        </table:table-row>
        <table:table-row table:style-name="TBL_0_1_row_15">
          <table:table-cell table:style-name="C0"/>
          <table:table-cell table:style-name="C0"/>
          <table:table-cell table:style-name="C0"/>
          <table:table-cell table:style-name="C0"/>
          <table:table-cell table:style-name="C19" table:number-columns-spanned="6">
            <text:p text:style-name="P4"><text:span text:style-name="T1">ACTIVIDAD</text:span></text:p>
          </table:table-cell>
          <table:covered-table-cell/>
          <table:covered-table-cell/>
          <table:covered-table-cell/>
          <table:covered-table-cell/>
          <table:covered-table-cell/>
          <table:table-cell table:style-name="C19" table:number-columns-spanned="18">
            <text:p text:style-name="P4"><text:span text:style-name="T1">DESCRIPCIO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19" table:number-columns-spanned="2">
            <text:p text:style-name="P4"><text:span text:style-name="T1">%</text:span></text:p>
          </table:table-cell>
          <table:covered-table-cell/>
          <table:table-cell table:style-name="C19">
            <text:p text:style-name="P4"><text:span text:style-name="T1">%</text:span></text:p>
          </table:table-cell>
          <table:table-cell table:style-name="C19" table:number-columns-spanned="7">
            <text:p text:style-name="P4"><text:span text:style-name="T1">%</text:span></text:p>
          </table:table-cell>
          <table:covered-table-cell/>
          <table:covered-table-cell/>
          <table:covered-table-cell/>
          <table:covered-table-cell/>
          <table:covered-table-cell/>
          <table:covered-table-cell/>
          <table:table-cell table:style-name="C0"/>
          <table:table-cell table:style-name="C0"/>
        </table:table-row>
        <table:table-row table:style-name="TBL_0_1_row_16">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35" table:number-columns-spanned="18">
            <text:p text:style-name="P5"><text:span text:style-name="T13">NIVEL DE AKAL-J1    INCLUYE:   LINPIEZA MECANICA       ISOMETRICO  DE REFERENCIA D-PB-AJ-1-G-913 REV. 0<text:line-break/><text:line-break/>SE REALIZA  APLICACION A 02  PIEZAS DE  PLACA LISA  DE  3/8" ESP.  X  74.70  KG/M   (0.295 X 0.790  MTS )    Y 02 DE (0.295 X 0.670 MTS)  EN  ENCAJONAMIENTO   DE VIGUETA IIR-305 MM X  52.20  KG/M  ASTM A36..   EN   PARTE SUPERIOR DEL  1ER NIVEL DE AKAL-J1    INCLUYE:   ALINEACION, Y LIMPIEZA MECANICA     ISOMETRICO  DE REFERENCIA D-PB-AJ-1-G-913 REV. 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17">
          <table:table-cell table:style-name="C0"/>
          <table:table-cell table:style-name="C0"/>
          <table:table-cell table:style-name="C0"/>
          <table:table-cell table:style-name="C0"/>
          <table:table-cell table:style-name="C20" table:number-columns-spanned="6">
            <text:p text:style-name="P4"><text:span text:style-name="T8">1</text:span></text:p>
          </table:table-cell>
          <table:covered-table-cell/>
          <table:covered-table-cell/>
          <table:covered-table-cell/>
          <table:covered-table-cell/>
          <table:covered-table-cell/>
          <table:table-cell table:style-name="C21" table:number-columns-spanned="18">
            <text:p text:style-name="P5"><text:span text:style-name="T8">SISTEMA BOTE SALVAVIDA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22" table:number-columns-spanned="2">
            <text:p text:style-name="P7"/>
          </table:table-cell>
          <table:covered-table-cell/>
          <table:table-cell table:style-name="C22">
            <text:p text:style-name="P7"/>
          </table:table-cell>
          <table:table-cell table:style-name="C22" table:number-columns-spanned="7">
            <text:p text:style-name="P7"/>
          </table:table-cell>
          <table:covered-table-cell/>
          <table:covered-table-cell/>
          <table:covered-table-cell/>
          <table:covered-table-cell/>
          <table:covered-table-cell/>
          <table:covered-table-cell/>
          <table:table-cell table:style-name="C0"/>
          <table:table-cell table:style-name="C0"/>
        </table:table-row>
        <table:table-row table:style-name="TBL_0_1_row_18">
          <table:table-cell table:style-name="C0"/>
          <table:table-cell table:style-name="C0"/>
          <table:table-cell table:style-name="C0"/>
          <table:table-cell table:style-name="C0"/>
          <table:table-cell table:style-name="C20" table:number-columns-spanned="6">
            <text:p text:style-name="P4"><text:span text:style-name="T8">1</text:span></text:p>
          </table:table-cell>
          <table:covered-table-cell/>
          <table:covered-table-cell/>
          <table:covered-table-cell/>
          <table:covered-table-cell/>
          <table:covered-table-cell/>
          <table:table-cell table:style-name="C21" table:number-columns-spanned="18">
            <text:p text:style-name="P5"><text:span text:style-name="T8">ESTRUCTURAS METALICA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22" table:number-columns-spanned="2">
            <text:p text:style-name="P7"/>
          </table:table-cell>
          <table:covered-table-cell/>
          <table:table-cell table:style-name="C22">
            <text:p text:style-name="P7"/>
          </table:table-cell>
          <table:table-cell table:style-name="C22" table:number-columns-spanned="7">
            <text:p text:style-name="P7"/>
          </table:table-cell>
          <table:covered-table-cell/>
          <table:covered-table-cell/>
          <table:covered-table-cell/>
          <table:covered-table-cell/>
          <table:covered-table-cell/>
          <table:covered-table-cell/>
          <table:table-cell table:style-name="C0"/>
          <table:table-cell table:style-name="C0"/>
        </table:table-row>
        <table:table-row table:style-name="TBL_0_1_row_19">
          <table:table-cell table:style-name="C0"/>
          <table:table-cell table:style-name="C0"/>
          <table:table-cell table:style-name="C0"/>
          <table:table-cell table:style-name="C0"/>
          <table:table-cell table:style-name="C20" table:number-columns-spanned="6">
            <text:p text:style-name="P4"><text:span text:style-name="T8">2</text:span></text:p>
          </table:table-cell>
          <table:covered-table-cell/>
          <table:covered-table-cell/>
          <table:covered-table-cell/>
          <table:covered-table-cell/>
          <table:covered-table-cell/>
          <table:table-cell table:style-name="C21" table:number-columns-spanned="18">
            <text:p text:style-name="P5"><text:span text:style-name="T8">D-PB-AJ-1-G-914 REV. 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22" table:number-columns-spanned="2">
            <text:p text:style-name="P7"/>
          </table:table-cell>
          <table:covered-table-cell/>
          <table:table-cell table:style-name="C22">
            <text:p text:style-name="P7"/>
          </table:table-cell>
          <table:table-cell table:style-name="C22" table:number-columns-spanned="7">
            <text:p text:style-name="P7"/>
          </table:table-cell>
          <table:covered-table-cell/>
          <table:covered-table-cell/>
          <table:covered-table-cell/>
          <table:covered-table-cell/>
          <table:covered-table-cell/>
          <table:covered-table-cell/>
          <table:table-cell table:style-name="C0"/>
          <table:table-cell table:style-name="C0"/>
        </table:table-row>
        <table:table-row table:style-name="TBL_0_1_row_20">
          <table:table-cell table:style-name="C0"/>
          <table:table-cell table:style-name="C0"/>
          <table:table-cell table:style-name="C0"/>
          <table:table-cell table:style-name="C0"/>
          <table:table-cell table:style-name="C23" table:number-columns-spanned="6">
            <text:p text:style-name="P4"><text:span text:style-name="T9">A1250</text:span></text:p>
          </table:table-cell>
          <table:covered-table-cell/>
          <table:covered-table-cell/>
          <table:covered-table-cell/>
          <table:covered-table-cell/>
          <table:covered-table-cell/>
          <table:table-cell table:style-name="C24" table:number-columns-spanned="18">
            <text:p text:style-name="P5"><text:span text:style-name="T9">PLACA LISA DE ACERO AL CARBON, SIN RECUBRIMIENTO DE 3/8 PULGADAS DE ESPESOR, 74.70 KG/M, ESPECIFICACION ASTM A36.</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25" table:number-columns-spanned="2">
            <text:p text:style-name="P7"><text:span text:style-name="T9">27,5641</text:span></text:p>
          </table:table-cell>
          <table:covered-table-cell/>
          <table:table-cell table:style-name="C25">
            <text:p text:style-name="P7"><text:span text:style-name="T9">38,4615</text:span></text:p>
          </table:table-cell>
          <table:table-cell table:style-name="C25" table:number-columns-spanned="7">
            <text:p text:style-name="P7"><text:span text:style-name="T9">66,0256</text:span></text:p>
          </table:table-cell>
          <table:covered-table-cell/>
          <table:covered-table-cell/>
          <table:covered-table-cell/>
          <table:covered-table-cell/>
          <table:covered-table-cell/>
          <table:covered-table-cell/>
          <table:table-cell table:style-name="C0"/>
          <table:table-cell table:style-name="C0"/>
        </table:table-row>
        <table:table-row table:style-name="TBL_0_1_row_21">
          <table:table-cell table:style-name="C0"/>
          <table:table-cell table:style-name="C0"/>
          <table:table-cell table:style-name="C0"/>
          <table:table-cell table:style-name="C0"/>
          <table:table-cell table:style-name="C34" table:number-columns-spanned="6">
            <text:p text:style-name="P4"/>
          </table:table-cell>
          <table:covered-table-cell/>
          <table:covered-table-cell/>
          <table:covered-table-cell/>
          <table:covered-table-cell/>
          <table:covered-table-cell/>
          <table:table-cell table:style-name="C35" table:number-columns-spanned="18">
            <text:p text:style-name="P5"><text:span text:style-name="T13">INICIA Y CONTINUA  APLICACION DE SOLDADURA A  02  PLACAS LISA DE ACERO AL CARBON, SIN RECUBRIMIENTO DE 3/8 PULGADAS DE ESPESOR, 74.70 KG/M, (0.292  X  1.820  MTS. )   ESPECIFICACION ASTM A36. PARA  ENCAJONAMIENTO DE VIGUETA ESTRUCTURAL DEL PESCANTE INCLUYE:   LIMPIEZA MECANICA   ISOMETRICO  DE REFERENCIA D-PB-AJ-1-G-914 REV. 0<text:line-break/><text:line-break/>INICIA Y CONTINUA APLICACION DE SOLDADURA A  04  PLACAS LISA DE ACERO AL CARBON, SIN RECUBRIMIENTO DE 3/8 PULGADAS DE ESPESOR, 74.70 KG/M, (0.420  X  0.570  MTS. )   ESPECIFICACION ASTM A36. EN ENCAJONAMIENTO DE VIGUETA ESTRUCTURAL DEL PESCANTE INCLUYE: , LIMPIEZA MECANICA     ISOMETRICO  DE REFERENCIA D-PB-AJ-1-G-914 REV. 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36" table:number-columns-spanned="2">
            <text:p text:style-name="P7"/>
          </table:table-cell>
          <table:covered-table-cell/>
          <table:table-cell table:style-name="C36">
            <text:p text:style-name="P7"/>
          </table:table-cell>
          <table:table-cell table:style-name="C36" table:number-columns-spanned="7">
            <text:p text:style-name="P7"/>
          </table:table-cell>
          <table:covered-table-cell/>
          <table:covered-table-cell/>
          <table:covered-table-cell/>
          <table:covered-table-cell/>
          <table:covered-table-cell/>
          <table:covered-table-cell/>
          <table:table-cell table:style-name="C0"/>
          <table:table-cell table:style-name="C0"/>
        </table:table-row>
        <table:table-row table:style-name="TBL_0_1_row_22">
          <table:table-cell table:style-name="C0"/>
          <table:table-cell table:style-name="C0"/>
          <table:table-cell table:style-name="C0"/>
          <table:table-cell table:style-name="C0"/>
          <table:table-cell table:style-name="C23" table:number-columns-spanned="6">
            <text:p text:style-name="P4"><text:span text:style-name="T9">A1270</text:span></text:p>
          </table:table-cell>
          <table:covered-table-cell/>
          <table:covered-table-cell/>
          <table:covered-table-cell/>
          <table:covered-table-cell/>
          <table:covered-table-cell/>
          <table:table-cell table:style-name="C24" table:number-columns-spanned="18">
            <text:p text:style-name="P5"><text:span text:style-name="T9">PLACA LISA DE ACERO AL CARBON, SIN RECUBRIMIENTO DE 1/2 PULGADAS DE ESPESOR, 99.60 KG/M, ESPECIFICACION ASTM A36.</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25" table:number-columns-spanned="2">
            <text:p text:style-name="P7"><text:span text:style-name="T9">50,6330</text:span></text:p>
          </table:table-cell>
          <table:covered-table-cell/>
          <table:table-cell table:style-name="C25">
            <text:p text:style-name="P7"><text:span text:style-name="T9">49,3671</text:span></text:p>
          </table:table-cell>
          <table:table-cell table:style-name="C25" table:number-columns-spanned="7">
            <text:p text:style-name="P7"><text:span text:style-name="T9">100,0001</text:span></text:p>
          </table:table-cell>
          <table:covered-table-cell/>
          <table:covered-table-cell/>
          <table:covered-table-cell/>
          <table:covered-table-cell/>
          <table:covered-table-cell/>
          <table:covered-table-cell/>
          <table:table-cell table:style-name="C0"/>
          <table:table-cell table:style-name="C0"/>
        </table:table-row>
        <table:table-row table:style-name="TBL_0_1_row_23">
          <table:table-cell table:style-name="C0"/>
          <table:table-cell table:style-name="C0"/>
          <table:table-cell table:style-name="C0"/>
          <table:table-cell table:style-name="C0"/>
          <table:table-cell table:style-name="C34" table:number-columns-spanned="6">
            <text:p text:style-name="P4"/>
          </table:table-cell>
          <table:covered-table-cell/>
          <table:covered-table-cell/>
          <table:covered-table-cell/>
          <table:covered-table-cell/>
          <table:covered-table-cell/>
          <table:table-cell table:style-name="C35" table:number-columns-spanned="18">
            <text:p text:style-name="P5"><text:span text:style-name="T13">NICIA Y TERMINA APLICACION DE SOLDADURA DE  02  PLACAS LISA DE ACERO AL CARBON, SIN RECUBRIMIENTO DE 1/2 PULGADAS DE ESPESOR, 99.60 KG/M, (0.254  X  0.470  MTS. )   ESPECIFICACION ASTM A36. PARA  ENCAJONAMIENTO DE VIGUETA ESTRUCTURAL DEL PESCANTE INCLUYE:  LIMPIEZA MECANICA   ISOMETRICO  DE REFERENCIA D-PB-AJ-1-G-914 REV. 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36" table:number-columns-spanned="2">
            <text:p text:style-name="P7"/>
          </table:table-cell>
          <table:covered-table-cell/>
          <table:table-cell table:style-name="C36">
            <text:p text:style-name="P7"/>
          </table:table-cell>
          <table:table-cell table:style-name="C36" table:number-columns-spanned="7">
            <text:p text:style-name="P7"/>
          </table:table-cell>
          <table:covered-table-cell/>
          <table:covered-table-cell/>
          <table:covered-table-cell/>
          <table:covered-table-cell/>
          <table:covered-table-cell/>
          <table:covered-table-cell/>
          <table:table-cell table:style-name="C0"/>
          <table:table-cell table:style-name="C0"/>
        </table:table-row>
        <table:table-row table:style-name="TBL_0_1_row_24">
          <table:table-cell table:style-name="C0"/>
          <table:table-cell table:style-name="C0"/>
          <table:table-cell table:style-name="C0"/>
          <table:table-cell table:style-name="C0"/>
          <table:table-cell table:style-name="C23" table:number-columns-spanned="6">
            <text:p text:style-name="P4"><text:span text:style-name="T9">A1280</text:span></text:p>
          </table:table-cell>
          <table:covered-table-cell/>
          <table:covered-table-cell/>
          <table:covered-table-cell/>
          <table:covered-table-cell/>
          <table:covered-table-cell/>
          <table:table-cell table:style-name="C24" table:number-columns-spanned="18">
            <text:p text:style-name="P5"><text:span text:style-name="T9">TUBO DE ACERO AL CARBON, SIN RECUBRIMIENTO, DE 219 MILIMETROS DE DIAMETRO NOMINAL POR 12.70 MILIMETROS DE ESPESOR (8 PULGADAS DE DIAMETRO NOMINAL POR 0.500 PULGADAS DE ESPESOR) POR 64.64 KG/M, SIN COSTURA, EXTREMOS PLANOS, ESPECIFICACION API 5L GRADO B.</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25" table:number-columns-spanned="2">
            <text:p text:style-name="P7"><text:span text:style-name="T9">81,3711</text:span></text:p>
          </table:table-cell>
          <table:covered-table-cell/>
          <table:table-cell table:style-name="C25">
            <text:p text:style-name="P7"><text:span text:style-name="T9">8,6565</text:span></text:p>
          </table:table-cell>
          <table:table-cell table:style-name="C25" table:number-columns-spanned="7">
            <text:p text:style-name="P7"><text:span text:style-name="T9">90,0276</text:span></text:p>
          </table:table-cell>
          <table:covered-table-cell/>
          <table:covered-table-cell/>
          <table:covered-table-cell/>
          <table:covered-table-cell/>
          <table:covered-table-cell/>
          <table:covered-table-cell/>
          <table:table-cell table:style-name="C0"/>
          <table:table-cell table:style-name="C0"/>
        </table:table-row>
        <table:table-row table:style-name="TBL_0_1_row_25">
          <table:table-cell table:style-name="C0"/>
          <table:table-cell table:style-name="C0"/>
          <table:table-cell table:style-name="C0"/>
          <table:table-cell table:style-name="C0"/>
          <table:table-cell table:style-name="C34" table:number-columns-spanned="6">
            <text:p text:style-name="P4"/>
          </table:table-cell>
          <table:covered-table-cell/>
          <table:covered-table-cell/>
          <table:covered-table-cell/>
          <table:covered-table-cell/>
          <table:covered-table-cell/>
          <table:table-cell table:style-name="C35" table:number-columns-spanned="18">
            <text:p text:style-name="P5"><text:span text:style-name="T13">CONTINUA  Y TERMINA  APLICACION DE SOLDADURA  A  01 BRACER  Y  PLACA BASE,  TUBERIA DE 219 MILIMETROS DE DIAMETRO NOMINAL POR 12.70 MILIMETROS DE ESPESOR (8 PULGADAS DE DIAMETRO NOMINAL POR 0.500 PULGADAS DE ESP.) POR 64.64 KG/M, SIN COSTURA, EXTREMOS PLANOS, ESPECIFICACION API 5L GRADO B. EN INSTALACION DE  REFORZAMIENTO ESTRUCTURAL DEL BOTE SALVAMENTO INCLUYE:  LIMPIEZA MECANICA,  INSTALACION DE ANDAMIOS Y LONAS,  ISOMETRICO  DE REFERENCIA D-PB-AJ-1-G-914 REV. 0<text:line-break/><text:line-break/>CONTINUA APLICACION DE SOLDADURA  A  01 BRACER  Y PLACA BASE,  TUBERIA DE 219 MILIMETROS DE DIAMETRO NOMINAL POR 12.70 MILIMETROS DE ESPESOR (8 PULGADAS DE DIAMETRO NOMINAL POR 0.500 PULGADAS DE ESP.) POR 64.64 KG/M, SIN COSTURA, EXTREMOS PLANOS, ESPECIFICACION API 5L GRADO B. EN INSTALACION DE  REFORZAMIENTO ESTRUCTURAL DEL BOTE SALVAMENTO INCLUYE:  LIMPIEZA MECANICA,  INSTALACION DE ANDAMIOS Y LONAS,  ISOMETRICO  DE REFERENCIA D-PB-AJ-1-G-914 REV. 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36" table:number-columns-spanned="2">
            <text:p text:style-name="P7"/>
          </table:table-cell>
          <table:covered-table-cell/>
          <table:table-cell table:style-name="C36">
            <text:p text:style-name="P7"/>
          </table:table-cell>
          <table:table-cell table:style-name="C36" table:number-columns-spanned="7">
            <text:p text:style-name="P7"/>
          </table:table-cell>
          <table:covered-table-cell/>
          <table:covered-table-cell/>
          <table:covered-table-cell/>
          <table:covered-table-cell/>
          <table:covered-table-cell/>
          <table:covered-table-cell/>
          <table:table-cell table:style-name="C0"/>
          <table:table-cell table:style-name="C0"/>
        </table:table-row>
        <table:table-row table:style-name="TBL_0_1_row_26">
          <table:table-cell table:style-name="C0"/>
          <table:table-cell table:style-name="C0"/>
          <table:table-cell table:style-name="C0"/>
          <table:table-cell table:style-name="C0"/>
          <table:table-cell table:style-name="C23" table:number-columns-spanned="6">
            <text:p text:style-name="P4"><text:span text:style-name="T9">A1320</text:span></text:p>
          </table:table-cell>
          <table:covered-table-cell/>
          <table:covered-table-cell/>
          <table:covered-table-cell/>
          <table:covered-table-cell/>
          <table:covered-table-cell/>
          <table:table-cell table:style-name="C24" table:number-columns-spanned="18">
            <text:p text:style-name="P5"><text:span text:style-name="T9">PLACA LISA DE ACERO AL CARBON, SIN RECUBRIMIENTO DE 3/8 PULGADAS DE ESPESOR, 74.70 KG/M, ESPECIFICACION ASTM A36.</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25" table:number-columns-spanned="2">
            <text:p text:style-name="P7"><text:span text:style-name="T9">0,0000</text:span></text:p>
          </table:table-cell>
          <table:covered-table-cell/>
          <table:table-cell table:style-name="C25">
            <text:p text:style-name="P7"><text:span text:style-name="T9">49,9266</text:span></text:p>
          </table:table-cell>
          <table:table-cell table:style-name="C25" table:number-columns-spanned="7">
            <text:p text:style-name="P7"><text:span text:style-name="T9">49,9266</text:span></text:p>
          </table:table-cell>
          <table:covered-table-cell/>
          <table:covered-table-cell/>
          <table:covered-table-cell/>
          <table:covered-table-cell/>
          <table:covered-table-cell/>
          <table:covered-table-cell/>
          <table:table-cell table:style-name="C0"/>
          <table:table-cell table:style-name="C0"/>
        </table:table-row>
        <table:table-row table:style-name="TBL_0_1_row_27">
          <table:table-cell table:style-name="C0"/>
          <table:table-cell table:style-name="C0"/>
          <table:table-cell table:style-name="C0"/>
          <table:table-cell table:style-name="C0"/>
          <table:table-cell table:style-name="C34" table:number-columns-spanned="6">
            <text:p text:style-name="P4"/>
          </table:table-cell>
          <table:covered-table-cell/>
          <table:covered-table-cell/>
          <table:covered-table-cell/>
          <table:covered-table-cell/>
          <table:covered-table-cell/>
          <table:table-cell table:style-name="C35" table:number-columns-spanned="18">
            <text:p text:style-name="P5"><text:span text:style-name="T13">INICIA APLICACION DE SOLDADURA  EN INSTALACION DE 08 PZAS. DE PLACA LISA DE 3/8" ESP. x 74.70 KG/M (0.57 X 0.10 MTS.) TAPAS EN ENCAJONAMIENTO  DE VIGUETA IR-610MM x 101.60 KG/M, ASTM A36, EN PARTE SUPERIOR DEL PRIMER NIVEL DE AKAL-J1. INCLUYE: TRAZO, CORTE, ALINEACION Y LIMPIEZA MECANICA. PLANO DE REFERENCIA: D-PB-AJ-1-G-913 Rev.0</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36" table:number-columns-spanned="2">
            <text:p text:style-name="P7"/>
          </table:table-cell>
          <table:covered-table-cell/>
          <table:table-cell table:style-name="C36">
            <text:p text:style-name="P7"/>
          </table:table-cell>
          <table:table-cell table:style-name="C36" table:number-columns-spanned="7">
            <text:p text:style-name="P7"/>
          </table:table-cell>
          <table:covered-table-cell/>
          <table:covered-table-cell/>
          <table:covered-table-cell/>
          <table:covered-table-cell/>
          <table:covered-table-cell/>
          <table:covered-table-cell/>
          <table:table-cell table:style-name="C0"/>
          <table:table-cell table:style-name="C0"/>
        </table:table-row>
        <table:table-row table:style-name="TBL_0_1_row_28">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29">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30">
          <table:table-cell table:style-name="C0"/>
          <table:table-cell table:style-name="C0"/>
          <table:table-cell table:style-name="C0"/>
          <table:table-cell table:style-name="C0"/>
          <table:table-cell table:style-name="C0"/>
          <table:table-cell table:style-name="C0"/>
          <table:table-cell table:style-name="C29" table:number-columns-spanned="12">
            <text:p text:style-name="P4"><text:span text:style-name="T11">"CONTROL DE PERSO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29" table:number-columns-spanned="4">
            <text:p text:style-name="P4"><text:span text:style-name="T11">"CONTROL DE HERRAMIENTA Y EQUIPOS<text:line-break/></text:span></text:p>
          </table:table-cell>
          <table:covered-table-cell/>
          <table:covered-table-cell/>
          <table:covered-table-cell/>
          <table:table-cell table:style-name="C0"/>
          <table:table-cell table:style-name="C0"/>
          <table:table-cell table:style-name="C29" table:number-columns-spanned="13">
            <text:p text:style-name="P2"><text:span text:style-name="T11">CONTROL DE ALIMENTACION Y HOSPEDAJ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1_row_31">
          <table:table-cell table:style-name="C0"/>
          <table:table-cell table:style-name="C0"/>
          <table:table-cell table:style-name="C0"/>
          <table:table-cell table:style-name="C0"/>
          <table:table-cell table:style-name="C0"/>
          <table:table-cell table:style-name="C0"/>
          <table:table-cell table:style-name="C9" table:number-columns-spanned="6">
            <text:p text:style-name="P4"><text:span text:style-name="T1">"DESCRIPCION"</text:span></text:p>
          </table:table-cell>
          <table:covered-table-cell/>
          <table:covered-table-cell/>
          <table:covered-table-cell/>
          <table:covered-table-cell/>
          <table:covered-table-cell/>
          <table:table-cell table:style-name="C30" table:number-columns-spanned="6">
            <text:p text:style-name="P7"><text:span text:style-name="T1">"CANT."</text:span></text:p>
          </table:table-cell>
          <table:covered-table-cell/>
          <table:covered-table-cell/>
          <table:covered-table-cell/>
          <table:covered-table-cell/>
          <table:covered-table-cell/>
          <table:table-cell table:style-name="C0"/>
          <table:table-cell table:style-name="C0"/>
          <table:table-cell table:style-name="C29" table:number-columns-spanned="2">
            <text:p text:style-name="P4"><text:span text:style-name="T11">"DESCRIPCION"</text:span></text:p>
          </table:table-cell>
          <table:covered-table-cell/>
          <table:table-cell table:style-name="C29" table:number-columns-spanned="2">
            <text:p text:style-name="P4"><text:span text:style-name="T11">"CANT."</text:span></text:p>
          </table:table-cell>
          <table:covered-table-cell/>
          <table:table-cell table:style-name="C0"/>
          <table:table-cell table:style-name="C0"/>
          <table:table-cell table:style-name="C31" table:number-columns-spanned="2">
            <text:p text:style-name="P10"><text:span text:style-name="T11">PDA.</text:span></text:p>
          </table:table-cell>
          <table:covered-table-cell/>
          <table:table-cell table:style-name="C29" table:number-columns-spanned="6">
            <text:p text:style-name="P2"><text:span text:style-name="T11">DESCRIPCION</text:span></text:p>
          </table:table-cell>
          <table:covered-table-cell/>
          <table:covered-table-cell/>
          <table:covered-table-cell/>
          <table:covered-table-cell/>
          <table:covered-table-cell/>
          <table:table-cell table:style-name="C29" table:number-columns-spanned="5">
            <text:p text:style-name="P2"><text:span text:style-name="T11">CANT.</text:span></text:p>
          </table:table-cell>
          <table:covered-table-cell/>
          <table:covered-table-cell/>
          <table:covered-table-cell/>
          <table:covered-table-cell/>
          <table:table-cell table:style-name="C0"/>
        </table:table-row>
        <table:table-row table:style-name="TBL_0_1_row_32">
          <table:table-cell table:style-name="C0"/>
          <table:table-cell table:style-name="C0"/>
          <table:table-cell table:style-name="C0"/>
          <table:table-cell table:style-name="C0"/>
          <table:table-cell table:style-name="C0"/>
          <table:table-cell table:style-name="C0"/>
          <table:table-cell table:style-name="C32" table:number-columns-spanned="12">
            <text:p text:style-name="P4"><text:span text:style-name="T12">P.S.S SAFE LANCIA</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32" table:number-columns-spanned="4">
            <text:p text:style-name="P2"><text:span text:style-name="T12">AKAL-J1</text:span></text:p>
          </table:table-cell>
          <table:covered-table-cell/>
          <table:covered-table-cell/>
          <table:covered-table-cell/>
          <table:table-cell table:style-name="C0"/>
          <table:table-cell table:style-name="C0"/>
          <table:table-cell table:style-name="C8" table:number-columns-spanned="2">
            <text:p text:style-name="P10"><text:span text:style-name="T1">1</text:span></text:p>
          </table:table-cell>
          <table:covered-table-cell/>
          <table:table-cell table:style-name="C8" table:number-columns-spanned="6">
            <text:p text:style-name="P10"><text:span text:style-name="T1">SERVICIO DE HOSPEDAJE, ALIMENTACION </text:span></text:p>
          </table:table-cell>
          <table:covered-table-cell/>
          <table:covered-table-cell/>
          <table:covered-table-cell/>
          <table:covered-table-cell/>
          <table:covered-table-cell/>
          <table:table-cell table:style-name="C30" table:number-columns-spanned="5">
            <text:p text:style-name="P11"><text:span text:style-name="T1">23.00</text:span></text:p>
          </table:table-cell>
          <table:covered-table-cell/>
          <table:covered-table-cell/>
          <table:covered-table-cell/>
          <table:covered-table-cell/>
          <table:table-cell table:style-name="C0"/>
        </table:table-row>
        <table:table-row table:style-name="TBL_0_1_row_33">
          <table:table-cell table:style-name="C0"/>
          <table:table-cell table:style-name="C0"/>
          <table:table-cell table:style-name="C0"/>
          <table:table-cell table:style-name="C0"/>
          <table:table-cell table:style-name="C0"/>
          <table:table-cell table:style-name="C0"/>
          <table:table-cell table:style-name="C0" table:number-columns-spanned="6" table:number-rows-spanned="9">
            <table:table is-subtable="true" table:name="TBL_0_1_153" table:style-name="TBL_0_1_153">
              <table:table-column table:style-name="TBL_0_1_153_col_0">
</table:table-column>
              <table:table-row table:style-name="TBL_0_1_153_row_0">
                <table:table-cell table:style-name="C8">
                  <text:p text:style-name="P5"><text:span text:style-name="T1">AYUDANTE DE OPERARIO ESPTA.</text:span></text:p>
                </table:table-cell>
              </table:table-row>
              <table:table-row table:style-name="TBL_0_1_153_row_1">
                <table:table-cell table:style-name="C8">
                  <text:p text:style-name="P5"><text:span text:style-name="T1">MANIOBRISTA</text:span></text:p>
                </table:table-cell>
              </table:table-row>
              <table:table-row table:style-name="TBL_0_1_153_row_2">
                <table:table-cell table:style-name="C8">
                  <text:p text:style-name="P5"><text:span text:style-name="T1">OPERARIO ESPECIALISTA.</text:span></text:p>
                </table:table-cell>
              </table:table-row>
              <table:table-row table:style-name="TBL_0_1_153_row_3">
                <table:table-cell table:style-name="C8">
                  <text:p text:style-name="P5"><text:span text:style-name="T1">CABO DE MANIOBRAS</text:span></text:p>
                </table:table-cell>
              </table:table-row>
              <table:table-row table:style-name="TBL_0_1_153_row_4">
                <table:table-cell table:style-name="C8">
                  <text:p text:style-name="P5"><text:span text:style-name="T1">TECNICO ESPECIALISTA SISTEMA </text:span></text:p>
                </table:table-cell>
              </table:table-row>
              <table:table-row table:style-name="TBL_0_1_153_row_5">
                <table:table-cell table:style-name="C8">
                  <text:p text:style-name="P5"><text:span text:style-name="T1">CAPTURISTA</text:span></text:p>
                </table:table-cell>
              </table:table-row>
            </table:table>
          </table:table-cell>
          <table:covered-table-cell/>
          <table:covered-table-cell/>
          <table:covered-table-cell/>
          <table:covered-table-cell/>
          <table:covered-table-cell/>
          <table:table-cell table:style-name="C0" table:number-columns-spanned="6" table:number-rows-spanned="9">
            <table:table is-subtable="true" table:name="TBL_0_1_154" table:style-name="TBL_0_1_154">
              <table:table-column table:style-name="TBL_0_1_154_col_0">
</table:table-column>
              <table:table-row table:style-name="TBL_0_1_154_row_0">
                <table:table-cell table:style-name="C30">
                  <text:p text:style-name="P7"><text:span text:style-name="T1">2.00</text:span></text:p>
                </table:table-cell>
              </table:table-row>
              <table:table-row table:style-name="TBL_0_1_154_row_1">
                <table:table-cell table:style-name="C30">
                  <text:p text:style-name="P7"><text:span text:style-name="T1">5.00</text:span></text:p>
                </table:table-cell>
              </table:table-row>
              <table:table-row table:style-name="TBL_0_1_154_row_2">
                <table:table-cell table:style-name="C30">
                  <text:p text:style-name="P7"><text:span text:style-name="T1">10.00</text:span></text:p>
                </table:table-cell>
              </table:table-row>
              <table:table-row table:style-name="TBL_0_1_154_row_3">
                <table:table-cell table:style-name="C30">
                  <text:p text:style-name="P7"><text:span text:style-name="T1">1.00</text:span></text:p>
                </table:table-cell>
              </table:table-row>
              <table:table-row table:style-name="TBL_0_1_154_row_4">
                <table:table-cell table:style-name="C30">
                  <text:p text:style-name="P7"><text:span text:style-name="T1">1.00</text:span></text:p>
                </table:table-cell>
              </table:table-row>
              <table:table-row table:style-name="TBL_0_1_154_row_5">
                <table:table-cell table:style-name="C30">
                  <text:p text:style-name="P7"><text:span text:style-name="T1">1.00</text:span></text:p>
                </table:table-cell>
              </table:table-row>
            </table:table>
          </table:table-cell>
          <table:covered-table-cell/>
          <table:covered-table-cell/>
          <table:covered-table-cell/>
          <table:covered-table-cell/>
          <table:covered-table-cell/>
          <table:table-cell table:style-name="C0"/>
          <table:table-cell table:style-name="C0"/>
          <table:table-cell table:style-name="C0" table:number-columns-spanned="2" table:number-rows-spanned="9">
            <table:table is-subtable="true" table:name="TBL_0_1_155" table:style-name="TBL_0_1_155">
              <table:table-column table:style-name="TBL_0_1_155_col_0">
</table:table-column>
              <table:table-row table:style-name="TBL_0_1_155_row_0">
                <table:table-cell table:style-name="C38">
                  <text:p text:style-name="P5"><text:span text:style-name="T9">MAQUINAS DE SOLDAR DIESEL RANGO DE SALIDA DE 30 A 550 AMPS. DE REGULACION MANUAL, EQUIPADA CON AMPERIMETROS Y VOLTIMETROS VISIBLES, CABLES PORTA ELECTRODO, TOMA CORRIENTE DE 110 Y 220 VOLTS.</text:span></text:p>
                </table:table-cell>
              </table:table-row>
              <table:table-row table:style-name="TBL_0_1_155_row_1">
                <table:table-cell table:style-name="C38">
                  <text:p text:style-name="P5"><text:span text:style-name="T9">EQUIPO COMPLETO DE OXIACETILENO PARA CALENTAMIENTO Y CORTE.</text:span></text:p>
                </table:table-cell>
              </table:table-row>
            </table:table>
          </table:table-cell>
          <table:covered-table-cell/>
          <table:table-cell table:style-name="C0" table:number-columns-spanned="2" table:number-rows-spanned="9">
            <table:table is-subtable="true" table:name="TBL_0_1_156" table:style-name="TBL_0_1_156">
              <table:table-column table:style-name="TBL_0_1_156_col_0">
</table:table-column>
              <table:table-row table:style-name="TBL_0_1_156_row_0">
                <table:table-cell table:style-name="C30">
                  <text:p text:style-name="P7"><text:span text:style-name="T1">3.00</text:span></text:p>
                </table:table-cell>
              </table:table-row>
              <table:table-row table:style-name="TBL_0_1_156_row_1">
                <table:table-cell table:style-name="C30">
                  <text:p text:style-name="P7"><text:span text:style-name="T1">5.00</text:span></text:p>
                </table:table-cell>
              </table:table-row>
            </table:table>
          </table:table-cell>
          <table:covered-table-cell/>
          <table:table-cell table:style-name="C0"/>
          <table:table-cell table:style-name="C0"/>
          <table:table-cell table:style-name="C0" table:number-columns-spanned="8" table:number-rows-spanned="9">
            <table:table is-subtable="true" table:name="TBL_0_1_157" table:style-name="TBL_0_1_157">
              <table:table-column table:style-name="TBL_0_1_157_col_0">
</table:table-column>
              <table:table-row table:style-name="TBL_0_1_157_row_0">
                <table:table-cell table:style-name="C0"/>
              </table:table-row>
              <table:table-row table:style-name="TBL_0_1_157_row_1">
                <table:table-cell table:style-name="C33">
                  <text:p text:style-name="P11"><text:span text:style-name="T11">TOTAL</text:span></text:p>
                </table:table-cell>
              </table:table-row>
            </table:table>
          </table:table-cell>
          <table:covered-table-cell/>
          <table:covered-table-cell/>
          <table:covered-table-cell/>
          <table:covered-table-cell/>
          <table:covered-table-cell/>
          <table:covered-table-cell/>
          <table:covered-table-cell/>
          <table:table-cell table:style-name="C0" table:number-columns-spanned="5" table:number-rows-spanned="9">
            <table:table is-subtable="true" table:name="TBL_0_1_158" table:style-name="TBL_0_1_158">
              <table:table-column table:style-name="TBL_0_1_158_col_0">
</table:table-column>
              <table:table-row table:style-name="TBL_0_1_158_row_0">
                <table:table-cell table:style-name="C0"/>
              </table:table-row>
              <table:table-row table:style-name="TBL_0_1_158_row_1">
                <table:table-cell table:style-name="C8">
                  <text:p text:style-name="P10"><text:span text:style-name="T1">23.00</text:span></text:p>
                </table:table-cell>
              </table:table-row>
            </table:table>
          </table:table-cell>
          <table:covered-table-cell/>
          <table:covered-table-cell/>
          <table:covered-table-cell/>
          <table:covered-table-cell/>
          <table:table-cell table:style-name="C0"/>
        </table:table-row>
        <table:table-row table:style-name="TBL_0_1_row_34">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covered-table-cell/>
          <table:covered-table-cell/>
          <table:covered-table-cell/>
          <table:covered-table-cell/>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1_row_35">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covered-table-cell/>
          <table:covered-table-cell/>
          <table:covered-table-cell/>
          <table:covered-table-cell/>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1_row_36">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covered-table-cell/>
          <table:covered-table-cell/>
          <table:covered-table-cell/>
          <table:covered-table-cell/>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1_row_37">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covered-table-cell/>
          <table:covered-table-cell/>
          <table:covered-table-cell/>
          <table:covered-table-cell/>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1_row_38">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covered-table-cell/>
          <table:covered-table-cell/>
          <table:covered-table-cell/>
          <table:covered-table-cell/>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1_row_39">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covered-table-cell/>
          <table:covered-table-cell/>
          <table:covered-table-cell/>
          <table:covered-table-cell/>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1_row_4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covered-table-cell/>
          <table:covered-table-cell/>
          <table:covered-table-cell/>
          <table:covered-table-cell/>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1_row_41">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covered-table-cell/>
          <table:covered-table-cell/>
          <table:covered-table-cell/>
          <table:covered-table-cell/>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row>
        <table:table-row table:style-name="TBL_0_1_row_42">
          <table:table-cell table:style-name="C0"/>
          <table:table-cell table:style-name="C0"/>
          <table:table-cell table:style-name="C0"/>
          <table:table-cell table:style-name="C0"/>
          <table:table-cell table:style-name="C0"/>
          <table:table-cell table:style-name="C0"/>
          <table:table-cell table:style-name="C0" table:number-columns-spanned="6" table:number-rows-spanned="4">
            <table:table is-subtable="true" table:name="TBL_0_1_159" table:style-name="TBL_0_1_159">
              <table:table-column table:style-name="TBL_0_1_159_col_0">
</table:table-column>
              <table:table-row table:style-name="TBL_0_1_159_row_0">
                <table:table-cell table:style-name="C8">
                  <text:p text:style-name="P5"><text:span text:style-name="T1">ING. ESPECIALISTA DE CAMPO</text:span></text:p>
                </table:table-cell>
              </table:table-row>
              <table:table-row table:style-name="TBL_0_1_159_row_1">
                <table:table-cell table:style-name="C8">
                  <text:p text:style-name="P5"><text:span text:style-name="T1">AYUDANTE DE SEGURIDAD INDUSTRIAL Y </text:span></text:p>
                </table:table-cell>
              </table:table-row>
              <table:table-row table:style-name="TBL_0_1_159_row_2">
                <table:table-cell table:style-name="C33">
                  <text:p text:style-name="P7"><text:span text:style-name="T11">"TOTAL DEL FRENTE"</text:span></text:p>
                </table:table-cell>
              </table:table-row>
            </table:table>
          </table:table-cell>
          <table:covered-table-cell/>
          <table:covered-table-cell/>
          <table:covered-table-cell/>
          <table:covered-table-cell/>
          <table:covered-table-cell/>
          <table:table-cell table:style-name="C0" table:number-columns-spanned="6" table:number-rows-spanned="4">
            <table:table is-subtable="true" table:name="TBL_0_1_160" table:style-name="TBL_0_1_160">
              <table:table-column table:style-name="TBL_0_1_160_col_0">
</table:table-column>
              <table:table-row table:style-name="TBL_0_1_160_row_0">
                <table:table-cell table:style-name="C30">
                  <text:p text:style-name="P7"><text:span text:style-name="T1">1.00</text:span></text:p>
                </table:table-cell>
              </table:table-row>
              <table:table-row table:style-name="TBL_0_1_160_row_1">
                <table:table-cell table:style-name="C30">
                  <text:p text:style-name="P7"><text:span text:style-name="T1">1.00</text:span></text:p>
                </table:table-cell>
              </table:table-row>
              <table:table-row table:style-name="TBL_0_1_160_row_2">
                <table:table-cell table:style-name="C30">
                  <text:p text:style-name="P7"><text:span text:style-name="T1">22.00</text:span></text:p>
                </table:table-cell>
              </table:table-row>
            </table:table>
          </table:table-cell>
          <table:covered-table-cell/>
          <table:covered-table-cell/>
          <table:covered-table-cell/>
          <table:covered-table-cell/>
          <table:covered-table-cell/>
          <table:table-cell table:style-name="C0"/>
          <table:table-cell table:style-name="C0"/>
          <table:table-cell table:style-name="C0" table:number-columns-spanned="2" table:number-rows-spanned="4">
            <table:table is-subtable="true" table:name="TBL_0_1_161" table:style-name="TBL_0_1_161">
              <table:table-column table:style-name="TBL_0_1_161_col_0">
</table:table-column>
              <table:table-row table:style-name="TBL_0_1_161_row_0">
                <table:table-cell table:style-name="C38">
                  <text:p text:style-name="P5"><text:span text:style-name="T9">LEVANTADORA MONTACARGA  DE CADENA DE 1 1/2 TONELADAS</text:span></text:p>
                </table:table-cell>
              </table:table-row>
              <table:table-row table:style-name="TBL_0_1_161_row_1">
                <table:table-cell table:style-name="C38">
                  <text:p text:style-name="P5"><text:span text:style-name="T9">LEVANTADORA MONTACARGA  DE CADENA DE 3 TONELADAS</text:span></text:p>
                </table:table-cell>
              </table:table-row>
            </table:table>
          </table:table-cell>
          <table:covered-table-cell/>
          <table:table-cell table:style-name="C0" table:number-columns-spanned="2" table:number-rows-spanned="4">
            <table:table is-subtable="true" table:name="TBL_0_1_162" table:style-name="TBL_0_1_162">
              <table:table-column table:style-name="TBL_0_1_162_col_0">
</table:table-column>
              <table:table-row table:style-name="TBL_0_1_162_row_0">
                <table:table-cell table:style-name="C30">
                  <text:p text:style-name="P7"><text:span text:style-name="T1">1.00</text:span></text:p>
                </table:table-cell>
              </table:table-row>
              <table:table-row table:style-name="TBL_0_1_162_row_1">
                <table:table-cell table:style-name="C30">
                  <text:p text:style-name="P7"><text:span text:style-name="T1">1.00</text:span></text:p>
                </table:table-cell>
              </table:table-row>
            </table:table>
          </table: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43">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44">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45">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46">
          <table:table-cell table:style-name="C0"/>
          <table:table-cell table:style-name="C0"/>
          <table:table-cell table:style-name="C0"/>
          <table:table-cell table:style-name="C0"/>
          <table:table-cell table:style-name="C0"/>
          <table:table-cell table:style-name="C0"/>
          <table:table-cell table:style-name="C0" table:number-columns-spanned="13" table:number-rows-spanned="10">
            <table:table is-subtable="true" table:name="TBL_0_1_163" table:style-name="TBL_0_1_163">
              <table:table-column table:style-name="TBL_0_1_163_col_0">
</table:table-column>
              <table:table-column table:style-name="TBL_0_1_163_col_1">
</table:table-column>
              <table:table-column table:style-name="TBL_0_1_163_col_2">
</table:table-column>
              <table:table-column table:style-name="TBL_0_1_163_col_3">
</table:table-column>
              <table:table-column table:style-name="TBL_0_1_163_col_4">
</table:table-column>
              <table:table-row table:style-name="TBL_0_1_163_row_0">
                <table:table-cell table:style-name="C33" table:number-columns-spanned="2">
                  <text:p text:style-name="P7"><text:span text:style-name="T11">"TOTAL DE PERSONAL"</text:span></text:p>
                </table:table-cell>
                <table:covered-table-cell/>
                <table:table-cell table:style-name="C30" table:number-columns-spanned="2">
                  <text:p text:style-name="P7"><text:span text:style-name="T1">22.00</text:span></text:p>
                </table:table-cell>
                <table:covered-table-cell/>
                <table:table-cell table:style-name="C0"/>
              </table:table-row>
              <table:table-row table:style-name="TBL_0_1_163_row_1">
                <table:table-cell table:style-name="C0"/>
                <table:table-cell table:style-name="C0"/>
                <table:table-cell table:style-name="C0"/>
                <table:table-cell table:style-name="C0"/>
                <table:table-cell table:style-name="C0"/>
              </table:table-row>
              <table:table-row table:style-name="TBL_0_1_163_row_2">
                <table:table-cell table:style-name="C0"/>
                <table:table-cell table:style-name="C29" table:number-columns-spanned="4">
                  <text:p text:style-name="P4"><text:span text:style-name="T11">"ADMINISTRATIVO"</text:span></text:p>
                </table:table-cell>
                <table:covered-table-cell/>
                <table:covered-table-cell/>
                <table:covered-table-cell/>
              </table:table-row>
              <table:table-row table:style-name="TBL_0_1_163_row_3">
                <table:table-cell table:style-name="C0"/>
                <table:table-cell table:style-name="C9" table:number-columns-spanned="2">
                  <text:p text:style-name="P4"><text:span text:style-name="T1">"DESCRIPCION"</text:span></text:p>
                </table:table-cell>
                <table:covered-table-cell/>
                <table:table-cell table:style-name="C30" table:number-columns-spanned="2">
                  <text:p text:style-name="P7"><text:span text:style-name="T1">"CANT."</text:span></text:p>
                </table:table-cell>
                <table:covered-table-cell/>
              </table:table-row>
              <table:table-row table:style-name="TBL_0_1_163_row_4">
                <table:table-cell table:style-name="C0"/>
                <table:table-cell table:style-name="C32" table:number-columns-spanned="4">
                  <text:p text:style-name="P4"><text:span text:style-name="T12">LANCIA</text:span></text:p>
                </table:table-cell>
                <table:covered-table-cell/>
                <table:covered-table-cell/>
                <table:covered-table-cell/>
              </table:table-row>
              <table:table-row table:style-name="TBL_0_1_163_row_5">
                <table:table-cell table:style-name="C0"/>
                <table:table-cell table:style-name="C8" table:number-columns-spanned="2">
                  <text:p text:style-name="P5"><text:span text:style-name="T1">ING. DE CONTROL DE CALIDAD</text:span></text:p>
                </table:table-cell>
                <table:covered-table-cell/>
                <table:table-cell table:style-name="C30" table:number-columns-spanned="2">
                  <text:p text:style-name="P7"><text:span text:style-name="T1">1.00</text:span></text:p>
                </table:table-cell>
                <table:covered-table-cell/>
              </table:table-row>
              <table:table-row table:style-name="TBL_0_1_163_row_6">
                <table:table-cell table:style-name="C0"/>
                <table:table-cell table:style-name="C33" table:number-columns-spanned="2">
                  <text:p text:style-name="P7"><text:span text:style-name="T11">"TOTAL DEL FRENTE"</text:span></text:p>
                </table:table-cell>
                <table:covered-table-cell/>
                <table:table-cell table:style-name="C30" table:number-columns-spanned="2">
                  <text:p text:style-name="P7"><text:span text:style-name="T1">1.00</text:span></text:p>
                </table:table-cell>
                <table:covered-table-cell/>
              </table:table-row>
            </table:table>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number-columns-spanned="2" table:number-rows-spanned="10">
            <table:table is-subtable="true" table:name="TBL_0_1_164" table:style-name="TBL_0_1_164">
              <table:table-column table:style-name="TBL_0_1_164_col_0">
</table:table-column>
              <table:table-row table:style-name="TBL_0_1_164_row_0">
                <table:table-cell table:style-name="C38">
                  <text:p text:style-name="P5"><text:span text:style-name="T9">DIFERENCIAL DE CADENA DE 1 1/2 TONELADAS</text:span></text:p>
                </table:table-cell>
              </table:table-row>
              <table:table-row table:style-name="TBL_0_1_164_row_1">
                <table:table-cell table:style-name="C38">
                  <text:p text:style-name="P5"><text:span text:style-name="T9">DIFERENCIAL DE CADENA DE 3 TONELADAS</text:span></text:p>
                </table:table-cell>
              </table:table-row>
              <table:table-row table:style-name="TBL_0_1_164_row_2">
                <table:table-cell table:style-name="C38">
                  <text:p text:style-name="P5"><text:span text:style-name="T9">EQUIPO PINTURA CONVENCIONAL (INCLUYE MANGUERAS DE 1/2"Ø PARA AIRE DE ALTA PRESION 50 MTS. Y DE 3/8"Ø ALTA PRESION PARA RECUBRIMIENTOS 50 MTS., OLLAS PARA PINTURA CON CAPACIDAD DE </text:span></text:p>
                </table:table-cell>
              </table:table-row>
            </table:table>
          </table:table-cell>
          <table:covered-table-cell/>
          <table:table-cell table:style-name="C0" table:number-columns-spanned="2" table:number-rows-spanned="10">
            <table:table is-subtable="true" table:name="TBL_0_1_165" table:style-name="TBL_0_1_165">
              <table:table-column table:style-name="TBL_0_1_165_col_0">
</table:table-column>
              <table:table-row table:style-name="TBL_0_1_165_row_0">
                <table:table-cell table:style-name="C30">
                  <text:p text:style-name="P7"><text:span text:style-name="T1">2.00</text:span></text:p>
                </table:table-cell>
              </table:table-row>
              <table:table-row table:style-name="TBL_0_1_165_row_1">
                <table:table-cell table:style-name="C30">
                  <text:p text:style-name="P7"><text:span text:style-name="T1">2.00</text:span></text:p>
                </table:table-cell>
              </table:table-row>
              <table:table-row table:style-name="TBL_0_1_165_row_2">
                <table:table-cell table:style-name="C30">
                  <text:p text:style-name="P7"><text:span text:style-name="T1">1.00</text:span></text:p>
                </table:table-cell>
              </table:table-row>
            </table:table>
          </table: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47">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48">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49">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5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51">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52">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53">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54">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55">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56">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57">
          <table:table-cell table:style-name="C0"/>
          <table:table-cell table:style-name="C0"/>
          <table:table-cell table:style-name="C0"/>
          <table:table-cell table:style-name="C3" table:number-columns-spanned="12">
            <text:p text:style-name="P2"><text:span text:style-name="T6">POR EL CONTRATISTA<text:line-break/>ELABORÓ</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3" table:number-columns-spanned="7">
            <text:p text:style-name="P2"><text:span text:style-name="T6">POR PEMEX<text:line-break/>REVISO</text:span></text:p>
          </table:table-cell>
          <table:covered-table-cell/>
          <table:covered-table-cell/>
          <table:covered-table-cell/>
          <table:covered-table-cell/>
          <table:covered-table-cell/>
          <table:covered-table-cell/>
          <table:table-cell table:style-name="C0"/>
          <table:table-cell table:style-name="C3" table:number-columns-spanned="8">
            <text:p text:style-name="P2"><text:span text:style-name="T6">POR PEMEX<text:line-break/>REVISO</text:span></text:p>
          </table: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58">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59">
          <table:table-cell table:style-name="C0"/>
          <table:table-cell table:style-name="C0"/>
          <table:table-cell table:style-name="C0"/>
          <table:table-cell table:style-name="C3" table:number-columns-spanned="12">
            <text:p text:style-name="P2"><text:span text:style-name="T6">ING. ALFREDO RODRIGUEZ OCELOT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3" table:number-columns-spanned="7">
            <text:p text:style-name="P2"><text:span text:style-name="T6">ARQ. GERARDO CELAYA ALMAZAN</text:span></text:p>
          </table:table-cell>
          <table:covered-table-cell/>
          <table:covered-table-cell/>
          <table:covered-table-cell/>
          <table:covered-table-cell/>
          <table:covered-table-cell/>
          <table:covered-table-cell/>
          <table:table-cell table:style-name="C0"/>
          <table:table-cell table:style-name="C3" table:number-columns-spanned="8">
            <text:p text:style-name="P2"><text:span text:style-name="T6">ING. ALEX CASTRO RAMIREZ</text:span></text:p>
          </table: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60">
          <table:table-cell table:style-name="C0"/>
          <table:table-cell table:style-name="C0"/>
          <table:table-cell table:style-name="C0"/>
          <table:table-cell table:style-name="C37" table:number-columns-spanned="12">
            <text:p text:style-name="P2"><text:span text:style-name="T6">SUPERINTENDENTE DE CONSTRUCCION ABORDO COTEMAR</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37" table:number-columns-spanned="7">
            <text:p text:style-name="P2"><text:span text:style-name="T6">SUPERVISOR ADMINISTRATIVO PEP ABORDO</text:span></text:p>
          </table:table-cell>
          <table:covered-table-cell/>
          <table:covered-table-cell/>
          <table:covered-table-cell/>
          <table:covered-table-cell/>
          <table:covered-table-cell/>
          <table:covered-table-cell/>
          <table:table-cell table:style-name="C0"/>
          <table:table-cell table:style-name="C37" table:number-columns-spanned="8">
            <text:p text:style-name="P2"><text:span text:style-name="T6">REPRESENTANTE PEP ABORDO</text:span></text:p>
          </table: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1_row_6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
      <table:table table:name="TBL_0_2" table:style-name="TBL_0_2">
        <table:table-column table:style-name="TBL_0_2_col_0">
</table:table-column>
        <table:table-column table:style-name="TBL_0_2_col_1">
</table:table-column>
        <table:table-column table:style-name="TBL_0_2_col_2">
</table:table-column>
        <table:table-column table:style-name="TBL_0_2_col_3">
</table:table-column>
        <table:table-column table:style-name="TBL_0_2_col_4">
</table:table-column>
        <table:table-column table:style-name="TBL_0_2_col_5">
</table:table-column>
        <table:table-column table:style-name="TBL_0_2_col_6">
</table:table-column>
        <table:table-column table:style-name="TBL_0_2_col_7">
</table:table-column>
        <table:table-column table:style-name="TBL_0_2_col_8">
</table:table-column>
        <table:table-column table:style-name="TBL_0_2_col_9">
</table:table-column>
        <table:table-column table:style-name="TBL_0_2_col_10">
</table:table-column>
        <table:table-column table:style-name="TBL_0_2_col_11">
</table:table-column>
        <table:table-column table:style-name="TBL_0_2_col_12">
</table:table-column>
        <table:table-column table:style-name="TBL_0_2_col_13">
</table:table-column>
        <table:table-column table:style-name="TBL_0_2_col_14">
</table:table-column>
        <table:table-column table:style-name="TBL_0_2_col_15">
</table:table-column>
        <table:table-column table:style-name="TBL_0_2_col_16">
</table:table-column>
        <table:table-column table:style-name="TBL_0_2_col_17">
</table:table-column>
        <table:table-column table:style-name="TBL_0_2_col_18">
</table:table-column>
        <table:table-column table:style-name="TBL_0_2_col_19">
</table:table-column>
        <table:table-column table:style-name="TBL_0_2_col_20">
</table:table-column>
        <table:table-column table:style-name="TBL_0_2_col_21">
</table:table-column>
        <table:table-column table:style-name="TBL_0_2_col_22">
</table:table-column>
        <table:table-column table:style-name="TBL_0_2_col_23">
</table:table-column>
        <table:table-column table:style-name="TBL_0_2_col_24">
</table:table-column>
        <table:table-column table:style-name="TBL_0_2_col_25">
</table:table-column>
        <table:table-column table:style-name="TBL_0_2_col_26">
</table:table-column>
        <table:table-column table:style-name="TBL_0_2_col_27">
</table:table-column>
        <table:table-column table:style-name="TBL_0_2_col_28">
</table:table-column>
        <table:table-column table:style-name="TBL_0_2_col_29">
</table:table-column>
        <table:table-column table:style-name="TBL_0_2_col_30">
</table:table-column>
        <table:table-column table:style-name="TBL_0_2_col_31">
</table:table-column>
        <table:table-column table:style-name="TBL_0_2_col_32">
</table:table-column>
        <table:table-column table:style-name="TBL_0_2_col_33">
</table:table-column>
        <table:table-column table:style-name="TBL_0_2_col_34">
</table:table-column>
        <table:table-column table:style-name="TBL_0_2_col_35">
</table:table-column>
        <table:table-column table:style-name="TBL_0_2_col_36">
</table:table-column>
        <table:table-column table:style-name="TBL_0_2_col_37">
</table:table-column>
        <table:table-column table:style-name="TBL_0_2_col_38">
</table:table-column>
        <table:table-column table:style-name="TBL_0_2_col_39">
</table:table-column>
        <table:table-row table:style-name="TBL_0_2_row_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1" table:number-columns-spanned="22">
            <text:p text:style-name="P0"><text:bookmark text:name="JR_PAGE_ANCHOR_0_3"/>
<text:span text:style-name="T0">OBRAS PARA PRODUCCION, SISTEMAS DE SEGURIDAD Y COMPLEMENTARIAS CON DIFERENTES ESPECIALIDADES EN INSTALACIONES DE PEMEX EXPLORACION Y PRODUCCION, CON APOYO DE SEMISUMERGIBLE Y EQUIPOS DIVERSO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row>
        <table:table-row table:style-name="TBL_0_2_row_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2" table:number-columns-spanned="22">
            <text:p text:style-name="P1"><text:span text:style-name="T1">CONTRATO: 428230832</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row>
        <table:table-row table:style-name="TBL_0_2_row_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6">
          <table:table-cell table:style-name="C0"/>
          <table:table-cell table:style-name="C0"/>
          <table:table-cell table:style-name="C0"/>
          <table:table-cell table:style-name="C0"/>
          <table:table-cell table:style-name="C0"/>
          <table:table-cell table:style-name="C0" table:number-columns-spanned="17" table:number-rows-spanned="3">
            <table:table is-subtable="true" table:name="TBL_0_2_72" table:style-name="TBL_0_2_72">
              <table:table-column table:style-name="TBL_0_2_72_col_0">
</table:table-column>
              <table:table-row table:style-name="TBL_0_2_72_row_0">
                <table:table-cell table:style-name="C3">
                  <text:p text:style-name="P2"/>
                </table:table-cell>
              </table:table-row>
            </table:table>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number-columns-spanned="6" table:number-rows-spanned="3">
            <table:table is-subtable="true" table:name="TBL_0_2_73" table:style-name="TBL_0_2_73">
              <table:table-column table:style-name="TBL_0_2_73_col_0">
</table:table-column>
              <table:table-row table:style-name="TBL_0_2_73_row_0">
                <table:table-cell table:style-name="C3">
                  <text:p text:style-name="P2"><text:span text:style-name="T1">SUBDIRECCION DE LA COORDINACION DE SERVICIOS MARINOS GERENCIA DE INGENIERIA Y CONSTRUCCION SUBGERENCIA DE CONSTRUCCION DE OBRAS, RMNE RESIDENCIA DE OBRAS MARINAS "A".</text:span></text:p>
                </table:table-cell>
              </table:table-row>
            </table:table>
          </table:table-cell>
          <table:covered-table-cell/>
          <table:covered-table-cell/>
          <table:covered-table-cell/>
          <table:covered-table-cell/>
          <table:covered-table-cell/>
          <table:table-cell table:style-name="C0"/>
        </table:table-row>
        <table:table-row table:style-name="TBL_0_2_row_7">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table-cell table:style-name="C0"/>
        </table:table-row>
        <table:table-row table:style-name="TBL_0_2_row_8">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table-cell table:style-name="C0"/>
        </table:table-row>
        <table:table-row table:style-name="TBL_0_2_row_9">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38" table:number-columns-spanned="4" table:number-rows-spanned="4">
            <text:p text:style-name="P5"><text:span text:style-name="T9">20 Y 4 LITROS, PISTOLAS DE VILBISS CON AGUJAS EX Y FX PARA APLICACION DE RECUBRIMIENTO PRIMARIO Y ACABADOS ETC.)</text:span></text:p>
          </table: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1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11">
          <table:table-cell table:style-name="C0"/>
          <table:table-cell table:style-name="C0"/>
          <table:table-cell table:style-name="C0"/>
          <table:table-cell table:style-name="C0"/>
          <table:table-cell table:style-name="C0"/>
          <table:table-cell table:style-name="C0"/>
          <table:table-cell table:style-name="C0"/>
          <table:table-cell table:style-name="C33" table:number-columns-spanned="8">
            <text:p text:style-name="P7"><text:span text:style-name="T11">"TOTAL DE PERSONAL"</text:span></text:p>
          </table:table-cell>
          <table:covered-table-cell/>
          <table:covered-table-cell/>
          <table:covered-table-cell/>
          <table:covered-table-cell/>
          <table:covered-table-cell/>
          <table:covered-table-cell/>
          <table:covered-table-cell/>
          <table:table-cell table:style-name="C30" table:number-columns-spanned="8">
            <text:p text:style-name="P7"><text:span text:style-name="T1">1.00</text:span></text:p>
          </table:table-cell>
          <table:covered-table-cell/>
          <table:covered-table-cell/>
          <table:covered-table-cell/>
          <table:covered-table-cell/>
          <table:covered-table-cell/>
          <table:covered-table-cell/>
          <table:covered-table-cell/>
          <table:table-cell table:style-name="C0"/>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1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1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38" table:number-columns-spanned="4">
            <text:p text:style-name="P5"><text:span text:style-name="T9">ANDAMIOS METALICOS (ALUMINIO) DE SEGURIDAD.</text:span></text:p>
          </table:table-cell>
          <table:covered-table-cell/>
          <table:covered-table-cell/>
          <table:covered-table-cell/>
          <table:table-cell table:style-name="C30" table:number-columns-spanned="3">
            <text:p text:style-name="P7"><text:span text:style-name="T1">20.00</text:span></text:p>
          </table: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1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38" table:number-columns-spanned="4">
            <text:p text:style-name="P5"><text:span text:style-name="T9">DETECTOR DE GAS COMBUSTIBLE (EXPLOSIMETRO)</text:span></text:p>
          </table:table-cell>
          <table:covered-table-cell/>
          <table:covered-table-cell/>
          <table:covered-table-cell/>
          <table:table-cell table:style-name="C30" table:number-columns-spanned="3">
            <text:p text:style-name="P7"><text:span text:style-name="T1">1.00</text:span></text:p>
          </table: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1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38" table:number-columns-spanned="4">
            <text:p text:style-name="P5"><text:span text:style-name="T9">EQUIPO DE RESPIRACION AUTONOMA.</text:span></text:p>
          </table:table-cell>
          <table:covered-table-cell/>
          <table:covered-table-cell/>
          <table:covered-table-cell/>
          <table:table-cell table:style-name="C30" table:number-columns-spanned="3">
            <text:p text:style-name="P7"><text:span text:style-name="T1">20.00</text:span></text:p>
          </table: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16">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38" table:number-columns-spanned="4">
            <text:p text:style-name="P5"><text:span text:style-name="T9">EXTINGUIDORES DE INCENDIO PORTATILES DE PQS DE 13.6 KGS.</text:span></text:p>
          </table:table-cell>
          <table:covered-table-cell/>
          <table:covered-table-cell/>
          <table:covered-table-cell/>
          <table:table-cell table:style-name="C30" table:number-columns-spanned="3">
            <text:p text:style-name="P7"><text:span text:style-name="T1">2.00</text:span></text:p>
          </table: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17">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38" table:number-columns-spanned="4">
            <text:p text:style-name="P5"><text:span text:style-name="T9">CHALECOS SALVAVIDAS DE TRABAJO MARINO CON PIEZAS DE FLOTACION, CUADROS REFLECTORES Y COLOR UNIVERSAL DE SEGURIDAD NARANJA NOM-006-SCT4.</text:span></text:p>
          </table:table-cell>
          <table:covered-table-cell/>
          <table:covered-table-cell/>
          <table:covered-table-cell/>
          <table:table-cell table:style-name="C30" table:number-columns-spanned="3">
            <text:p text:style-name="P7"><text:span text:style-name="T1">22.00</text:span></text:p>
          </table: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18">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38" table:number-columns-spanned="4">
            <text:p text:style-name="P5"><text:span text:style-name="T9">SALVAVIDAS ANULAR.</text:span></text:p>
          </table:table-cell>
          <table:covered-table-cell/>
          <table:covered-table-cell/>
          <table:covered-table-cell/>
          <table:table-cell table:style-name="C30" table:number-columns-spanned="3">
            <text:p text:style-name="P7"><text:span text:style-name="T1">1.00</text:span></text:p>
          </table: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19">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38" table:number-columns-spanned="4">
            <text:p text:style-name="P5"><text:span text:style-name="T9">BALSAS SALVAVIDAS PARA 25 PERSONAS.</text:span></text:p>
          </table:table-cell>
          <table:covered-table-cell/>
          <table:covered-table-cell/>
          <table:covered-table-cell/>
          <table:table-cell table:style-name="C30" table:number-columns-spanned="3">
            <text:p text:style-name="P7"><text:span text:style-name="T1">1.00</text:span></text:p>
          </table: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2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29" table:number-columns-spanned="4">
            <text:p text:style-name="P4"><text:span text:style-name="T11">"TOTAL PERNOCTA"</text:span></text:p>
          </table:table-cell>
          <table:covered-table-cell/>
          <table:covered-table-cell/>
          <table:covered-table-cell/>
          <table:table-cell table:style-name="C30" table:number-columns-spanned="3">
            <text:p text:style-name="P7"><text:span text:style-name="T1">82.00</text:span></text:p>
          </table: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2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29" table:number-columns-spanned="4">
            <text:p text:style-name="P4"><text:span text:style-name="T11">"TOTAL"</text:span></text:p>
          </table:table-cell>
          <table:covered-table-cell/>
          <table:covered-table-cell/>
          <table:covered-table-cell/>
          <table:table-cell table:style-name="C30" table:number-columns-spanned="3">
            <text:p text:style-name="P7"><text:span text:style-name="T1">82.00</text:span></text:p>
          </table: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2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2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24">
          <table:table-cell table:style-name="C0"/>
          <table:table-cell table:style-name="C0"/>
          <table:table-cell table:style-name="C0"/>
          <table:table-cell table:style-name="C0"/>
          <table:table-cell table:style-name="C39" table:number-columns-spanned="3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row>
        <table:table-row table:style-name="TBL_0_2_row_2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26">
          <table:table-cell table:style-name="C0"/>
          <table:table-cell table:style-name="C0"/>
          <table:table-cell table:style-name="C0"/>
          <table:table-cell table:style-name="C0"/>
          <table:table-cell table:style-name="C39" table:number-columns-spanned="3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row>
        <table:table-row table:style-name="TBL_0_2_row_27">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28">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17" table:number-columns-spanned="10" table:number-rows-spanned="2">
            <text:p text:style-name="P2"><text:span text:style-name="T7">TIEMPOS MUERTOS</text:span></text:p>
          </table: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29">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3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31">
          <table:table-cell table:style-name="C0"/>
          <table:table-cell table:style-name="C0"/>
          <table:table-cell table:style-name="C0"/>
          <table:table-cell table:style-name="C0"/>
          <table:table-cell table:style-name="C40" table:number-columns-spanned="7">
            <text:p text:style-name="P2"><text:span text:style-name="T11">"AREA"</text:span></text:p>
          </table:table-cell>
          <table:covered-table-cell/>
          <table:covered-table-cell/>
          <table:covered-table-cell/>
          <table:covered-table-cell/>
          <table:covered-table-cell/>
          <table:covered-table-cell/>
          <table:table-cell table:style-name="C40" table:number-columns-spanned="3">
            <text:p text:style-name="P2"><text:span text:style-name="T11">"CLASIFICACION"</text:span></text:p>
          </table:table-cell>
          <table:covered-table-cell/>
          <table:covered-table-cell/>
          <table:table-cell table:style-name="C40" table:number-columns-spanned="6">
            <text:p text:style-name="P2"><text:span text:style-name="T11">"HORA </text:span></text:p>
          </table:table-cell>
          <table:covered-table-cell/>
          <table:covered-table-cell/>
          <table:covered-table-cell/>
          <table:covered-table-cell/>
          <table:covered-table-cell/>
          <table:table-cell table:style-name="C40" table:number-columns-spanned="5">
            <text:p text:style-name="P2"><text:span text:style-name="T11">"HORA </text:span></text:p>
          </table:table-cell>
          <table:covered-table-cell/>
          <table:covered-table-cell/>
          <table:covered-table-cell/>
          <table:covered-table-cell/>
          <table:table-cell table:style-name="C40">
            <text:p text:style-name="P2"><text:span text:style-name="T11">"TOTAL </text:span></text:p>
          </table:table-cell>
          <table:table-cell table:style-name="C40">
            <text:p text:style-name="P2"><text:span text:style-name="T11">"PERSONAL </text:span></text:p>
          </table:table-cell>
          <table:table-cell table:style-name="C40" table:number-columns-spanned="2">
            <text:p text:style-name="P2"><text:span text:style-name="T11">"TIEMPO </text:span></text:p>
          </table:table-cell>
          <table:covered-table-cell/>
          <table:table-cell table:style-name="C40" table:number-columns-spanned="9">
            <text:p text:style-name="P2"><text:span text:style-name="T11">"DESCRIPCION"</text:span></text:p>
          </table: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2_row_32">
          <table:table-cell table:style-name="C0"/>
          <table:table-cell table:style-name="C0"/>
          <table:table-cell table:style-name="C0"/>
          <table:table-cell table:style-name="C0"/>
          <table:table-cell table:style-name="C41" table:number-columns-spanned="7">
            <text:p text:style-name="P10"><text:span text:style-name="T1">AKAL-J1</text:span></text:p>
          </table:table-cell>
          <table:covered-table-cell/>
          <table:covered-table-cell/>
          <table:covered-table-cell/>
          <table:covered-table-cell/>
          <table:covered-table-cell/>
          <table:covered-table-cell/>
          <table:table-cell table:style-name="C41" table:number-columns-spanned="2">
            <text:p text:style-name="P10"><text:span text:style-name="T1">MAL TIEMPO</text:span></text:p>
          </table:table-cell>
          <table:covered-table-cell/>
          <table:table-cell table:style-name="C0"/>
          <table:table-cell table:style-name="C19" table:number-columns-spanned="6">
            <text:p text:style-name="P2"><text:span text:style-name="T1">07:40</text:span></text:p>
          </table:table-cell>
          <table:covered-table-cell/>
          <table:covered-table-cell/>
          <table:covered-table-cell/>
          <table:covered-table-cell/>
          <table:covered-table-cell/>
          <table:table-cell table:style-name="C19" table:number-columns-spanned="5">
            <text:p text:style-name="P2"><text:span text:style-name="T1">12:00</text:span></text:p>
          </table:table-cell>
          <table:covered-table-cell/>
          <table:covered-table-cell/>
          <table:covered-table-cell/>
          <table:covered-table-cell/>
          <table:table-cell table:style-name="C19">
            <text:p text:style-name="P2"><text:span text:style-name="T1">23</text:span></text:p>
          </table:table-cell>
          <table:table-cell table:style-name="C19">
            <text:p text:style-name="P2"><text:span text:style-name="T1">20</text:span></text:p>
          </table:table-cell>
          <table:table-cell table:style-name="C19" table:number-columns-spanned="2">
            <text:p text:style-name="P2"><text:span text:style-name="T1">03:46</text:span></text:p>
          </table:table-cell>
          <table:covered-table-cell/>
          <table:table-cell table:style-name="C41" table:number-columns-spanned="9">
            <text:p text:style-name="P10"><text:span text:style-name="T1">SE SUSPENDEN TODAS LAS ACTIVIDADES EN PLATAFORMA AKAL-J1, POR CONDICIONES METEOROLÓGICAS ADVERSAS (FUERTE LLUVIA), PERSONAL AFECTADO: 02 AYUDANTES DE OPERARIO ESPECIALISTA, 01 AYUDANTE DE SEGURIDAD INDUSTRIAL Y CONTRA INCENDIO, 01 CABO DE MANIOBRAS, 01 INGENIERO DE CAMPO, 05 MANIOBRISTAS, 03 OPERARIO ESPECIALISTA SOLDADOR, 05 OPERARIOS ESPECIALISTA TUBERO, 02 OPERARIOS ESPECIALISTA (SOPLETERO/PINTOR).</text:span></text:p>
          </table: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2_row_33">
          <table:table-cell table:style-name="C0"/>
          <table:table-cell table:style-name="C0"/>
          <table:table-cell table:style-name="C0"/>
          <table:table-cell table:style-name="C0"/>
          <table:table-cell table:style-name="C42" table:number-columns-spanned="23">
            <text:p text:style-name="P11"><text:span text:style-name="T11">"TIEMPO ADICIONAL DISPONIBLE DEL SITIO"</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19" table:number-columns-spanned="2">
            <text:p text:style-name="P2"><text:span text:style-name="T1">00:00</text:span></text:p>
          </table: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34">
          <table:table-cell table:style-name="C0"/>
          <table:table-cell table:style-name="C0"/>
          <table:table-cell table:style-name="C0"/>
          <table:table-cell table:style-name="C0"/>
          <table:table-cell table:style-name="C42" table:number-columns-spanned="23">
            <text:p text:style-name="P11"><text:span text:style-name="T11">"TIEMPO MUERTO RE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19" table:number-columns-spanned="2">
            <text:p text:style-name="P2"><text:span text:style-name="T1">03:46</text:span></text:p>
          </table: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3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36">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17" table:number-columns-spanned="8" table:number-rows-spanned="2">
            <text:p text:style-name="P2"><text:span text:style-name="T7">COMENTARIOS</text:span></text:p>
          </table: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37">
          <table:table-cell table:style-name="C0"/>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38">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39">
          <table:table-cell table:style-name="C0"/>
          <table:table-cell table:style-name="C0"/>
          <table:table-cell table:style-name="C0"/>
          <table:table-cell table:style-name="C0"/>
          <table:table-cell table:style-name="C43" table:number-columns-spanned="3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2_row_40">
          <table:table-cell table:style-name="C0"/>
          <table:table-cell table:style-name="C0"/>
          <table:table-cell table:style-name="C0"/>
          <table:table-cell table:style-name="C0"/>
          <table:table-cell table:style-name="C44" table:number-columns-spanned="34">
            <text:p text:style-name="P12"><text:span text:style-name="T6">FOLIOS DE PERMISOS CLASE A: 307282, 307291, 307292, 307288, 307287, 307290, 307660.<text:line-break/>FOLIOS DE PERMISOS CLASE B: 269578, 267565.<text:line-break/><text:line-break/>07:10 A 07:20 HRS. TRASLADO DE PERSONAL VÍA PASARELA (GANWAY) DE LA P.S.S SAFE LANCIA.<text:line-break/>07:20 A 07:30 HRS. PLATICAS DE SEGURIDAD "AUDITORIAS EFECTIVAS".<text:line-break/>07:30 A 07:40 HRS. TRÁMITE Y VALIDACIÓN DE PERMISOS.<text:line-break/>07:40 A 12:00 HRS. SE SUSPENDEN TODAS LAS ACTIVIDADES DEBIDO A INTENSA LLUVIA.<text:line-break/>13:00 A 13:30 HRS. TRÁMITE Y VALIDACIÓN DE PERMISOS.<text:line-break/>13:30 A 19:00 HRS. TIEMPO EFECTIVO.<text:line-break/><text:line-break/>NOTAS:<text:line-break/><text:line-break/>1.- (A1300) NO SE REALIZA APLICACIÓN DE PROTECCIÓN ANTICORROSIVA DEBIDO A PRESENCIA DE HUMEDAD POR LAS CONDICIONES METEOROLÓGICAS ADVERSAS (FUERTE LLUVIA).<text:line-break/><text:line-break/>2.- 01 TECNICO NIVEL I EN PND CON PERNOCTA COMPLETA EN P.S.S. SAFE LANCIA.</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2_row_4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4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43">
          <table:table-cell table:style-name="C0"/>
          <table:table-cell table:style-name="C0"/>
          <table:table-cell table:style-name="C0"/>
          <table:table-cell table:style-name="C3" table:number-columns-spanned="15">
            <text:p text:style-name="P2"><text:span text:style-name="T6">POR EL CONTRATISTA<text:line-break/>ELABORÓ</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3" table:number-columns-spanned="9">
            <text:p text:style-name="P2"><text:span text:style-name="T6">POR PEMEX<text:line-break/>REVISO</text:span></text:p>
          </table:table-cell>
          <table:covered-table-cell/>
          <table:covered-table-cell/>
          <table:covered-table-cell/>
          <table:covered-table-cell/>
          <table:covered-table-cell/>
          <table:covered-table-cell/>
          <table:covered-table-cell/>
          <table:covered-table-cell/>
          <table:table-cell table:style-name="C0"/>
          <table:table-cell table:style-name="C3" table:number-columns-spanned="4">
            <text:p text:style-name="P2"><text:span text:style-name="T6">POR PEMEX<text:line-break/>REVISO</text:span></text:p>
          </table:table-cell>
          <table:covered-table-cell/>
          <table:covered-table-cell/>
          <table:covered-table-cell/>
          <table:table-cell table:style-name="C0"/>
          <table:table-cell table:style-name="C0"/>
          <table:table-cell table:style-name="C0"/>
          <table:table-cell table:style-name="C0"/>
          <table:table-cell table:style-name="C0"/>
        </table:table-row>
        <table:table-row table:style-name="TBL_0_2_row_4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2_row_45">
          <table:table-cell table:style-name="C0"/>
          <table:table-cell table:style-name="C0"/>
          <table:table-cell table:style-name="C0"/>
          <table:table-cell table:style-name="C3" table:number-columns-spanned="15">
            <text:p text:style-name="P2"><text:span text:style-name="T6">ING. ALFREDO RODRIGUEZ OCELOT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3" table:number-columns-spanned="9">
            <text:p text:style-name="P2"><text:span text:style-name="T6">ARQ. GERARDO CELAYA ALMAZAN</text:span></text:p>
          </table:table-cell>
          <table:covered-table-cell/>
          <table:covered-table-cell/>
          <table:covered-table-cell/>
          <table:covered-table-cell/>
          <table:covered-table-cell/>
          <table:covered-table-cell/>
          <table:covered-table-cell/>
          <table:covered-table-cell/>
          <table:table-cell table:style-name="C0"/>
          <table:table-cell table:style-name="C3" table:number-columns-spanned="4">
            <text:p text:style-name="P2"><text:span text:style-name="T6">ING. ALEX CASTRO RAMIREZ</text:span></text:p>
          </table:table-cell>
          <table:covered-table-cell/>
          <table:covered-table-cell/>
          <table:covered-table-cell/>
          <table:table-cell table:style-name="C0"/>
          <table:table-cell table:style-name="C0"/>
          <table:table-cell table:style-name="C0"/>
          <table:table-cell table:style-name="C0"/>
          <table:table-cell table:style-name="C0"/>
        </table:table-row>
        <table:table-row table:style-name="TBL_0_2_row_46">
          <table:table-cell table:style-name="C0"/>
          <table:table-cell table:style-name="C0"/>
          <table:table-cell table:style-name="C0"/>
          <table:table-cell table:style-name="C37" table:number-columns-spanned="15">
            <text:p text:style-name="P2"><text:span text:style-name="T6">SUPERINTENDENTE DE CONSTRUCCION ABORDO COTEMA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37" table:number-columns-spanned="9">
            <text:p text:style-name="P2"><text:span text:style-name="T6">SUPERVISOR ADMINISTRATIVO PEP ABORDO</text:span></text:p>
          </table:table-cell>
          <table:covered-table-cell/>
          <table:covered-table-cell/>
          <table:covered-table-cell/>
          <table:covered-table-cell/>
          <table:covered-table-cell/>
          <table:covered-table-cell/>
          <table:covered-table-cell/>
          <table:covered-table-cell/>
          <table:table-cell table:style-name="C0"/>
          <table:table-cell table:style-name="C37" table:number-columns-spanned="4">
            <text:p text:style-name="P2"><text:span text:style-name="T6">REPRESENTANTE PEP ABORDO</text:span></text:p>
          </table:table-cell>
          <table:covered-table-cell/>
          <table:covered-table-cell/>
          <table:covered-table-cell/>
          <table:table-cell table:style-name="C0"/>
          <table:table-cell table:style-name="C0"/>
          <table:table-cell table:style-name="C0"/>
          <table:table-cell table:style-name="C0"/>
          <table:table-cell table:style-name="C0"/>
        </table:table-row>
        <table:table-row table:style-name="TBL_0_2_row_47">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
      <table:table table:name="TBL_0_3" table:style-name="TBL_0_3">
        <table:table-column table:style-name="TBL_0_3_col_0">
</table:table-column>
        <table:table-column table:style-name="TBL_0_3_col_1">
</table:table-column>
        <table:table-column table:style-name="TBL_0_3_col_2">
</table:table-column>
        <table:table-column table:style-name="TBL_0_3_col_3">
</table:table-column>
        <table:table-column table:style-name="TBL_0_3_col_4">
</table:table-column>
        <table:table-column table:style-name="TBL_0_3_col_5">
</table:table-column>
        <table:table-column table:style-name="TBL_0_3_col_6">
</table:table-column>
        <table:table-column table:style-name="TBL_0_3_col_7">
</table:table-column>
        <table:table-column table:style-name="TBL_0_3_col_8">
</table:table-column>
        <table:table-column table:style-name="TBL_0_3_col_9">
</table:table-column>
        <table:table-column table:style-name="TBL_0_3_col_10">
</table:table-column>
        <table:table-column table:style-name="TBL_0_3_col_11">
</table:table-column>
        <table:table-column table:style-name="TBL_0_3_col_12">
</table:table-column>
        <table:table-column table:style-name="TBL_0_3_col_13">
</table:table-column>
        <table:table-column table:style-name="TBL_0_3_col_14">
</table:table-column>
        <table:table-column table:style-name="TBL_0_3_col_15">
</table:table-column>
        <table:table-column table:style-name="TBL_0_3_col_16">
</table:table-column>
        <table:table-column table:style-name="TBL_0_3_col_17">
</table:table-column>
        <table:table-column table:style-name="TBL_0_3_col_18">
</table:table-column>
        <table:table-column table:style-name="TBL_0_3_col_19">
</table:table-column>
        <table:table-column table:style-name="TBL_0_3_col_20">
</table:table-column>
        <table:table-column table:style-name="TBL_0_3_col_21">
</table:table-column>
        <table:table-column table:style-name="TBL_0_3_col_22">
</table:table-column>
        <table:table-column table:style-name="TBL_0_3_col_23">
</table:table-column>
        <table:table-column table:style-name="TBL_0_3_col_24">
</table:table-column>
        <table:table-column table:style-name="TBL_0_3_col_25">
</table:table-column>
        <table:table-column table:style-name="TBL_0_3_col_26">
</table:table-column>
        <table:table-column table:style-name="TBL_0_3_col_27">
</table:table-column>
        <table:table-column table:style-name="TBL_0_3_col_28">
</table:table-column>
        <table:table-column table:style-name="TBL_0_3_col_29">
</table:table-column>
        <table:table-row table:style-name="TBL_0_3_row_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1" table:number-columns-spanned="13">
            <text:p text:style-name="P0"><text:bookmark text:name="JR_PAGE_ANCHOR_0_4"/>
<text:span text:style-name="T0">OBRAS PARA PRODUCCION, SISTEMAS DE SEGURIDAD Y COMPLEMENTARIAS CON DIFERENTES ESPECIALIDADES EN INSTALACIONES DE PEMEX EXPLORACION Y PRODUCCION, CON APOYO DE SEMISUMERGIBLE Y EQUIPOS DIVERSO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2" table:number-columns-spanned="13">
            <text:p text:style-name="P1"><text:span text:style-name="T1">CONTRATO: 428230832</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6">
          <table:table-cell table:style-name="C0"/>
          <table:table-cell table:style-name="C0"/>
          <table:table-cell table:style-name="C0"/>
          <table:table-cell table:style-name="C0"/>
          <table:table-cell table:style-name="C0"/>
          <table:table-cell table:style-name="C0"/>
          <table:table-cell table:style-name="C0" table:number-columns-spanned="6" table:number-rows-spanned="3">
            <table:table is-subtable="true" table:name="TBL_0_3_28" table:style-name="TBL_0_3_28">
              <table:table-column table:style-name="TBL_0_3_28_col_0">
</table:table-column>
              <table:table-row table:style-name="TBL_0_3_28_row_0">
                <table:table-cell table:style-name="C3">
                  <text:p text:style-name="P2"/>
                </table:table-cell>
              </table:table-row>
            </table:table>
          </table: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number-columns-spanned="8" table:number-rows-spanned="3">
            <table:table is-subtable="true" table:name="TBL_0_3_29" table:style-name="TBL_0_3_29">
              <table:table-column table:style-name="TBL_0_3_29_col_0">
</table:table-column>
              <table:table-row table:style-name="TBL_0_3_29_row_0">
                <table:table-cell table:style-name="C3">
                  <text:p text:style-name="P2"><text:span text:style-name="T1">SUBDIRECCION DE LA COORDINACION DE SERVICIOS MARINOS GERENCIA DE INGENIERIA Y CONSTRUCCION SUBGERENCIA DE CONSTRUCCION DE OBRAS, RMNE RESIDENCIA DE OBRAS MARINAS "A".</text:span></text:p>
                </table:table-cell>
              </table:table-row>
            </table:table>
          </table:table-cell>
          <table:covered-table-cell/>
          <table:covered-table-cell/>
          <table:covered-table-cell/>
          <table:covered-table-cell/>
          <table:covered-table-cell/>
          <table:covered-table-cell/>
          <table:covered-table-cell/>
          <table:table-cell table:style-name="C0"/>
        </table:table-row>
        <table:table-row table:style-name="TBL_0_3_row_7">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table-cell table:style-name="C0"/>
        </table:table-row>
        <table:table-row table:style-name="TBL_0_3_row_8">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table-cell table:style-name="C0"/>
        </table:table-row>
        <table:table-row table:style-name="TBL_0_3_row_9">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10">
          <table:table-cell table:style-name="C0"/>
          <table:table-cell table:style-name="C0"/>
          <table:table-cell table:style-name="C0"/>
          <table:table-cell table:style-name="C0"/>
          <table:table-cell table:style-name="C45" table:number-columns-spanned="24">
            <text:p text:style-name="P2"><text:span text:style-name="T14">REPORTE FOTOGRAFICO</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3_row_1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12">
          <table:table-cell table:style-name="C0"/>
          <table:table-cell table:style-name="C0"/>
          <table:table-cell table:style-name="C0"/>
          <table:table-cell table:style-name="C0"/>
          <table:table-cell table:number-rows-spanned="2">
            <text:p><draw:line text:anchor-type="paragraph" draw:style-name="G0" svg:x1="0.0in" svg:y1="0.0in" svg:x2="0.0in" svg:y2="2.5in"><text:p/></draw:line></text:p>
          </table: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number-rows-spanned="2">
            <text:p><draw:line text:anchor-type="paragraph" draw:style-name="G1" svg:x1="0.0in" svg:y1="0.0in" svg:x2="0.0in" svg:y2="2.5in"><text:p/></draw:line></text:p>
          </table:table-cell>
          <table:table-cell table:style-name="C0"/>
          <table:table-cell table:number-rows-spanned="2">
            <text:p><draw:line text:anchor-type="paragraph" draw:style-name="G2" svg:x1="0.0in" svg:y1="0.0in" svg:x2="0.0in" svg:y2="2.5in"><text:p/></draw:line></text:p>
          </table: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number-rows-spanned="2">
            <text:p><draw:line text:anchor-type="paragraph" draw:style-name="G3" svg:x1="0.0in" svg:y1="0.0in" svg:x2="0.0in" svg:y2="2.5in"><text:p/></draw:line></text:p>
          </table:table-cell>
          <table:table-cell table:style-name="C0"/>
          <table:table-cell table:style-name="C0"/>
        </table:table-row>
        <table:table-row table:style-name="TBL_0_3_row_13">
          <table:table-cell table:style-name="C0"/>
          <table:table-cell table:style-name="C0"/>
          <table:table-cell table:style-name="C0"/>
          <table:table-cell table:style-name="C0"/>
          <table:covered-table-cell/>
          <table:table-cell table:style-name="C0"/>
          <table:table-cell table:style-name="C0"/>
          <table:table-cell table:style-name="C46" table:number-columns-spanned="6">
            <text:p><draw:frame text:anchor-type="paragraph" draw:style-name="G4" svg:x="0.0in" svg:y="0.08in" svg:width="2.91in" svg:height="2.25in"><draw:image xlink:href="Pictures/img_0_3_10" xlink:type="simple" xlink:show="embed" xlink:actuate="onLoad"/>
</draw:frame></text:p>
          </table:table-cell>
          <table:covered-table-cell/>
          <table:covered-table-cell/>
          <table:covered-table-cell/>
          <table:covered-table-cell/>
          <table:covered-table-cell/>
          <table:table-cell table:style-name="C0"/>
          <table:covered-table-cell/>
          <table:table-cell table:style-name="C0"/>
          <table:covered-table-cell/>
          <table:table-cell table:style-name="C0"/>
          <table:table-cell table:style-name="C46" table:number-columns-spanned="6">
            <text:p><draw:frame text:anchor-type="paragraph" draw:style-name="G5" svg:x="0.0in" svg:y="0.09in" svg:width="2.91in" svg:height="2.22in"><draw:image xlink:href="Pictures/img_0_3_14" xlink:type="simple" xlink:show="embed" xlink:actuate="onLoad"/>
</draw:frame></text:p>
          </table:table-cell>
          <table:covered-table-cell/>
          <table:covered-table-cell/>
          <table:covered-table-cell/>
          <table:covered-table-cell/>
          <table:covered-table-cell/>
          <table:table-cell table:style-name="C0"/>
          <table:table-cell table:style-name="C0"/>
          <table:table-cell table:style-name="C0"/>
          <table:covered-table-cell/>
          <table:table-cell table:style-name="C0"/>
          <table:table-cell table:style-name="C0"/>
        </table:table-row>
        <table:table-row table:style-name="TBL_0_3_row_14">
          <table:table-cell table:style-name="C0"/>
          <table:table-cell table:style-name="C0"/>
          <table:table-cell table:style-name="C0"/>
          <table:table-cell table:style-name="C0"/>
          <table:table-cell table:style-name="C47" table:number-columns-spanned="11">
            <text:p text:style-name="P6"><text:span text:style-name="T1">(33 - C4) APLICACIÓN DE LÍQUIDOS PENETRANTES A 13.18 ML. EN JUNTAS SOLDADAS DE VIGUETA DE IR-610 MM X 101.60 KG/M Y VIGUETA IR-305 MM X 52.20 KG/M ASTM A36 EN PARTE SUPERIOR DEL 1ER NIVEL DE AKAL-J1 REFUERZO ESTRUCTURAL DEL PESCANTE. PLANO REF: D-PB-AJ-1-G-914 REV.0</text:span></text:p>
          </table: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47" table:number-columns-spanned="12">
            <text:p text:style-name="P6"><text:span text:style-name="T1">(A1170) APLICACIÓN DE SOLDADURA A 02 PIEZAS DE PLACA LISA DE 3/8" ESP. X 74.70 KG/M (0.295 X 0.790 MTS.) Y 02 DE (0.295 X 0.670 MTS.) EN ENCAJONAMIENTO DE VIGUETA IR-305 MM X 52.20 KG/M ASTM A36 EN PARTE SUPERIOR DEL 1ER NIVEL DE AKAL-J1. PLANO REF: D-PB-AJ-1-G-913 REV.0</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3_row_1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16">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17">
          <table:table-cell table:style-name="C0"/>
          <table:table-cell table:style-name="C0"/>
          <table:table-cell table:style-name="C0"/>
          <table:table-cell table:style-name="C3" table:number-columns-spanned="7">
            <text:p text:style-name="P2"><text:span text:style-name="T6">POR EL CONTRATISTA<text:line-break/>ELABORÓ</text:span></text:p>
          </table:table-cell>
          <table:covered-table-cell/>
          <table:covered-table-cell/>
          <table:covered-table-cell/>
          <table:covered-table-cell/>
          <table:covered-table-cell/>
          <table:covered-table-cell/>
          <table:table-cell table:style-name="C0"/>
          <table:table-cell table:style-name="C3" table:number-columns-spanned="8">
            <text:p text:style-name="P2"><text:span text:style-name="T6">POR PEMEX<text:line-break/>REVISO</text:span></text:p>
          </table:table-cell>
          <table:covered-table-cell/>
          <table:covered-table-cell/>
          <table:covered-table-cell/>
          <table:covered-table-cell/>
          <table:covered-table-cell/>
          <table:covered-table-cell/>
          <table:covered-table-cell/>
          <table:table-cell table:style-name="C0"/>
          <table:table-cell table:style-name="C3" table:number-columns-spanned="3">
            <text:p text:style-name="P2"><text:span text:style-name="T6">POR PEMEX<text:line-break/>REVISO</text:span></text:p>
          </table: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row>
        <table:table-row table:style-name="TBL_0_3_row_18">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3_row_19">
          <table:table-cell table:style-name="C0"/>
          <table:table-cell table:style-name="C0"/>
          <table:table-cell table:style-name="C0"/>
          <table:table-cell table:style-name="C3" table:number-columns-spanned="7">
            <text:p text:style-name="P2"><text:span text:style-name="T6">ING. ALFREDO RODRIGUEZ OCELOTL</text:span></text:p>
          </table:table-cell>
          <table:covered-table-cell/>
          <table:covered-table-cell/>
          <table:covered-table-cell/>
          <table:covered-table-cell/>
          <table:covered-table-cell/>
          <table:covered-table-cell/>
          <table:table-cell table:style-name="C0"/>
          <table:table-cell table:style-name="C3" table:number-columns-spanned="8">
            <text:p text:style-name="P2"><text:span text:style-name="T6">ARQ. GERARDO CELAYA ALMAZAN</text:span></text:p>
          </table:table-cell>
          <table:covered-table-cell/>
          <table:covered-table-cell/>
          <table:covered-table-cell/>
          <table:covered-table-cell/>
          <table:covered-table-cell/>
          <table:covered-table-cell/>
          <table:covered-table-cell/>
          <table:table-cell table:style-name="C0"/>
          <table:table-cell table:style-name="C3" table:number-columns-spanned="3">
            <text:p text:style-name="P2"><text:span text:style-name="T6">ING. ALEX CASTRO RAMIREZ</text:span></text:p>
          </table: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row>
        <table:table-row table:style-name="TBL_0_3_row_20">
          <table:table-cell table:style-name="C0"/>
          <table:table-cell table:style-name="C0"/>
          <table:table-cell table:style-name="C0"/>
          <table:table-cell table:style-name="C37" table:number-columns-spanned="7">
            <text:p text:style-name="P2"><text:span text:style-name="T6">SUPERINTENDENTE DE CONSTRUCCION ABORDO COTEMAR</text:span></text:p>
          </table:table-cell>
          <table:covered-table-cell/>
          <table:covered-table-cell/>
          <table:covered-table-cell/>
          <table:covered-table-cell/>
          <table:covered-table-cell/>
          <table:covered-table-cell/>
          <table:table-cell table:style-name="C0"/>
          <table:table-cell table:style-name="C37" table:number-columns-spanned="8">
            <text:p text:style-name="P2"><text:span text:style-name="T6">SUPERVISOR ADMINISTRATIVO PEP ABORDO</text:span></text:p>
          </table:table-cell>
          <table:covered-table-cell/>
          <table:covered-table-cell/>
          <table:covered-table-cell/>
          <table:covered-table-cell/>
          <table:covered-table-cell/>
          <table:covered-table-cell/>
          <table:covered-table-cell/>
          <table:table-cell table:style-name="C0"/>
          <table:table-cell table:style-name="C37" table:number-columns-spanned="3">
            <text:p text:style-name="P2"><text:span text:style-name="T6">REPRESENTANTE PEP ABORDO</text:span></text:p>
          </table: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row>
        <table:table-row table:style-name="TBL_0_3_row_2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
      <table:table table:name="TBL_0_4" table:style-name="TBL_0_4">
        <table:table-column table:style-name="TBL_0_4_col_0">
</table:table-column>
        <table:table-column table:style-name="TBL_0_4_col_1">
</table:table-column>
        <table:table-column table:style-name="TBL_0_4_col_2">
</table:table-column>
        <table:table-column table:style-name="TBL_0_4_col_3">
</table:table-column>
        <table:table-column table:style-name="TBL_0_4_col_4">
</table:table-column>
        <table:table-column table:style-name="TBL_0_4_col_5">
</table:table-column>
        <table:table-column table:style-name="TBL_0_4_col_6">
</table:table-column>
        <table:table-column table:style-name="TBL_0_4_col_7">
</table:table-column>
        <table:table-column table:style-name="TBL_0_4_col_8">
</table:table-column>
        <table:table-column table:style-name="TBL_0_4_col_9">
</table:table-column>
        <table:table-column table:style-name="TBL_0_4_col_10">
</table:table-column>
        <table:table-column table:style-name="TBL_0_4_col_11">
</table:table-column>
        <table:table-column table:style-name="TBL_0_4_col_12">
</table:table-column>
        <table:table-column table:style-name="TBL_0_4_col_13">
</table:table-column>
        <table:table-column table:style-name="TBL_0_4_col_14">
</table:table-column>
        <table:table-column table:style-name="TBL_0_4_col_15">
</table:table-column>
        <table:table-column table:style-name="TBL_0_4_col_16">
</table:table-column>
        <table:table-column table:style-name="TBL_0_4_col_17">
</table:table-column>
        <table:table-column table:style-name="TBL_0_4_col_18">
</table:table-column>
        <table:table-column table:style-name="TBL_0_4_col_19">
</table:table-column>
        <table:table-column table:style-name="TBL_0_4_col_20">
</table:table-column>
        <table:table-column table:style-name="TBL_0_4_col_21">
</table:table-column>
        <table:table-column table:style-name="TBL_0_4_col_22">
</table:table-column>
        <table:table-column table:style-name="TBL_0_4_col_23">
</table:table-column>
        <table:table-column table:style-name="TBL_0_4_col_24">
</table:table-column>
        <table:table-column table:style-name="TBL_0_4_col_25">
</table:table-column>
        <table:table-column table:style-name="TBL_0_4_col_26">
</table:table-column>
        <table:table-column table:style-name="TBL_0_4_col_27">
</table:table-column>
        <table:table-column table:style-name="TBL_0_4_col_28">
</table:table-column>
        <table:table-column table:style-name="TBL_0_4_col_29">
</table:table-column>
        <table:table-row table:style-name="TBL_0_4_row_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1" table:number-columns-spanned="13">
            <text:p text:style-name="P0"><text:bookmark text:name="JR_PAGE_ANCHOR_0_5"/>
<text:span text:style-name="T0">OBRAS PARA PRODUCCION, SISTEMAS DE SEGURIDAD Y COMPLEMENTARIAS CON DIFERENTES ESPECIALIDADES EN INSTALACIONES DE PEMEX EXPLORACION Y PRODUCCION, CON APOYO DE SEMISUMERGIBLE Y EQUIPOS DIVERSO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2" table:number-columns-spanned="13">
            <text:p text:style-name="P1"><text:span text:style-name="T1">CONTRATO: 428230832</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6">
          <table:table-cell table:style-name="C0"/>
          <table:table-cell table:style-name="C0"/>
          <table:table-cell table:style-name="C0"/>
          <table:table-cell table:style-name="C0"/>
          <table:table-cell table:style-name="C0"/>
          <table:table-cell table:style-name="C0"/>
          <table:table-cell table:style-name="C0" table:number-columns-spanned="6" table:number-rows-spanned="3">
            <table:table is-subtable="true" table:name="TBL_0_4_28" table:style-name="TBL_0_4_28">
              <table:table-column table:style-name="TBL_0_4_28_col_0">
</table:table-column>
              <table:table-row table:style-name="TBL_0_4_28_row_0">
                <table:table-cell table:style-name="C3">
                  <text:p text:style-name="P2"/>
                </table:table-cell>
              </table:table-row>
            </table:table>
          </table: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number-columns-spanned="8" table:number-rows-spanned="3">
            <table:table is-subtable="true" table:name="TBL_0_4_29" table:style-name="TBL_0_4_29">
              <table:table-column table:style-name="TBL_0_4_29_col_0">
</table:table-column>
              <table:table-row table:style-name="TBL_0_4_29_row_0">
                <table:table-cell table:style-name="C3">
                  <text:p text:style-name="P2"><text:span text:style-name="T1">SUBDIRECCION DE LA COORDINACION DE SERVICIOS MARINOS GERENCIA DE INGENIERIA Y CONSTRUCCION SUBGERENCIA DE CONSTRUCCION DE OBRAS, RMNE RESIDENCIA DE OBRAS MARINAS "A".</text:span></text:p>
                </table:table-cell>
              </table:table-row>
            </table:table>
          </table:table-cell>
          <table:covered-table-cell/>
          <table:covered-table-cell/>
          <table:covered-table-cell/>
          <table:covered-table-cell/>
          <table:covered-table-cell/>
          <table:covered-table-cell/>
          <table:covered-table-cell/>
          <table:table-cell table:style-name="C0"/>
        </table:table-row>
        <table:table-row table:style-name="TBL_0_4_row_7">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table-cell table:style-name="C0"/>
        </table:table-row>
        <table:table-row table:style-name="TBL_0_4_row_8">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table-cell table:style-name="C0"/>
        </table:table-row>
        <table:table-row table:style-name="TBL_0_4_row_9">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10">
          <table:table-cell table:style-name="C0"/>
          <table:table-cell table:style-name="C0"/>
          <table:table-cell table:style-name="C0"/>
          <table:table-cell table:style-name="C0"/>
          <table:table-cell table:style-name="C45" table:number-columns-spanned="24">
            <text:p text:style-name="P2"><text:span text:style-name="T14">REPORTE FOTOGRAFICO</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4_row_1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12">
          <table:table-cell table:style-name="C0"/>
          <table:table-cell table:style-name="C0"/>
          <table:table-cell table:style-name="C0"/>
          <table:table-cell table:style-name="C0"/>
          <table:table-cell table:number-rows-spanned="2">
            <text:p><draw:line text:anchor-type="paragraph" draw:style-name="G6" svg:x1="0.0in" svg:y1="0.0in" svg:x2="0.0in" svg:y2="2.5in"><text:p/></draw:line></text:p>
          </table: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number-rows-spanned="2">
            <text:p><draw:line text:anchor-type="paragraph" draw:style-name="G7" svg:x1="0.0in" svg:y1="0.0in" svg:x2="0.0in" svg:y2="2.5in"><text:p/></draw:line></text:p>
          </table:table-cell>
          <table:table-cell table:style-name="C0"/>
          <table:table-cell table:number-rows-spanned="2">
            <text:p><draw:line text:anchor-type="paragraph" draw:style-name="G8" svg:x1="0.0in" svg:y1="0.0in" svg:x2="0.0in" svg:y2="2.5in"><text:p/></draw:line></text:p>
          </table: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number-rows-spanned="2">
            <text:p><draw:line text:anchor-type="paragraph" draw:style-name="G9" svg:x1="0.0in" svg:y1="0.0in" svg:x2="0.0in" svg:y2="2.5in"><text:p/></draw:line></text:p>
          </table:table-cell>
          <table:table-cell table:style-name="C0"/>
          <table:table-cell table:style-name="C0"/>
        </table:table-row>
        <table:table-row table:style-name="TBL_0_4_row_13">
          <table:table-cell table:style-name="C0"/>
          <table:table-cell table:style-name="C0"/>
          <table:table-cell table:style-name="C0"/>
          <table:table-cell table:style-name="C0"/>
          <table:covered-table-cell/>
          <table:table-cell table:style-name="C0"/>
          <table:table-cell table:style-name="C0"/>
          <table:table-cell table:style-name="C46" table:number-columns-spanned="6">
            <text:p><draw:frame text:anchor-type="paragraph" draw:style-name="G10" svg:x="0.0in" svg:y="0.09in" svg:width="2.91in" svg:height="2.22in"><draw:image xlink:href="Pictures/img_0_4_10" xlink:type="simple" xlink:show="embed" xlink:actuate="onLoad"/>
</draw:frame></text:p>
          </table:table-cell>
          <table:covered-table-cell/>
          <table:covered-table-cell/>
          <table:covered-table-cell/>
          <table:covered-table-cell/>
          <table:covered-table-cell/>
          <table:table-cell table:style-name="C0"/>
          <table:covered-table-cell/>
          <table:table-cell table:style-name="C0"/>
          <table:covered-table-cell/>
          <table:table-cell table:style-name="C0"/>
          <table:table-cell table:style-name="C46" table:number-columns-spanned="6">
            <text:p><draw:frame text:anchor-type="paragraph" draw:style-name="G11" svg:x="0.0in" svg:y="0.09in" svg:width="2.91in" svg:height="2.22in"><draw:image xlink:href="Pictures/img_0_4_14" xlink:type="simple" xlink:show="embed" xlink:actuate="onLoad"/>
</draw:frame></text:p>
          </table:table-cell>
          <table:covered-table-cell/>
          <table:covered-table-cell/>
          <table:covered-table-cell/>
          <table:covered-table-cell/>
          <table:covered-table-cell/>
          <table:table-cell table:style-name="C0"/>
          <table:table-cell table:style-name="C0"/>
          <table:table-cell table:style-name="C0"/>
          <table:covered-table-cell/>
          <table:table-cell table:style-name="C0"/>
          <table:table-cell table:style-name="C0"/>
        </table:table-row>
        <table:table-row table:style-name="TBL_0_4_row_14">
          <table:table-cell table:style-name="C0"/>
          <table:table-cell table:style-name="C0"/>
          <table:table-cell table:style-name="C0"/>
          <table:table-cell table:style-name="C0"/>
          <table:table-cell table:style-name="C47" table:number-columns-spanned="11">
            <text:p text:style-name="P6"><text:span text:style-name="T1">(A1280) APLICACIÓN DE SOLDADURA A 01 BRACERS Y PLACA BASE 2 CON TUBERÍA DE 219 MILÍMETROS DE DIÁMETRO NOMINAL POR 12.70 MILÍMETROS DE ESPESOR (8 PULGADAS DE DIÁMETRO NOMINAL POR 0.500 PULGADAS DE ESP.) POR 64.64 KG/M, SIN COSTURA, EXTREMOS PLANOS, ESPECIFICACIÓN API 5L GRADO B. PLANO REF: D-PB-AJ-1-G-914 REV.0</text:span></text:p>
          </table: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47" table:number-columns-spanned="12">
            <text:p text:style-name="P6"><text:span text:style-name="T1">(A1280) APLICACIÓN DE SOLDADURA A 01 BRACERS Y PLACA BASE 2 CON TUBERÍA DE 219 MILÍMETROS DE DIÁMETRO NOMINAL POR 12.70 MILÍMETROS DE ESPESOR (8 PULGADAS DE DIÁMETRO NOMINAL POR 0.500 PULGADAS DE ESP.) POR 64.64 KG/M, SIN COSTURA, EXTREMOS PLANOS, ESPECIFICACIÓN API 5L GRADO B. PLANO REF: D-PB-AJ-1-G-914 REV.0</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4_row_1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16">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17">
          <table:table-cell table:style-name="C0"/>
          <table:table-cell table:style-name="C0"/>
          <table:table-cell table:style-name="C0"/>
          <table:table-cell table:style-name="C3" table:number-columns-spanned="7">
            <text:p text:style-name="P2"><text:span text:style-name="T6">POR EL CONTRATISTA<text:line-break/>ELABORÓ</text:span></text:p>
          </table:table-cell>
          <table:covered-table-cell/>
          <table:covered-table-cell/>
          <table:covered-table-cell/>
          <table:covered-table-cell/>
          <table:covered-table-cell/>
          <table:covered-table-cell/>
          <table:table-cell table:style-name="C0"/>
          <table:table-cell table:style-name="C3" table:number-columns-spanned="8">
            <text:p text:style-name="P2"><text:span text:style-name="T6">POR PEMEX<text:line-break/>REVISO</text:span></text:p>
          </table:table-cell>
          <table:covered-table-cell/>
          <table:covered-table-cell/>
          <table:covered-table-cell/>
          <table:covered-table-cell/>
          <table:covered-table-cell/>
          <table:covered-table-cell/>
          <table:covered-table-cell/>
          <table:table-cell table:style-name="C0"/>
          <table:table-cell table:style-name="C3" table:number-columns-spanned="3">
            <text:p text:style-name="P2"><text:span text:style-name="T6">POR PEMEX<text:line-break/>REVISO</text:span></text:p>
          </table: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row>
        <table:table-row table:style-name="TBL_0_4_row_18">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4_row_19">
          <table:table-cell table:style-name="C0"/>
          <table:table-cell table:style-name="C0"/>
          <table:table-cell table:style-name="C0"/>
          <table:table-cell table:style-name="C3" table:number-columns-spanned="7">
            <text:p text:style-name="P2"><text:span text:style-name="T6">ING. ALFREDO RODRIGUEZ OCELOTL</text:span></text:p>
          </table:table-cell>
          <table:covered-table-cell/>
          <table:covered-table-cell/>
          <table:covered-table-cell/>
          <table:covered-table-cell/>
          <table:covered-table-cell/>
          <table:covered-table-cell/>
          <table:table-cell table:style-name="C0"/>
          <table:table-cell table:style-name="C3" table:number-columns-spanned="8">
            <text:p text:style-name="P2"><text:span text:style-name="T6">ARQ. GERARDO CELAYA ALMAZAN</text:span></text:p>
          </table:table-cell>
          <table:covered-table-cell/>
          <table:covered-table-cell/>
          <table:covered-table-cell/>
          <table:covered-table-cell/>
          <table:covered-table-cell/>
          <table:covered-table-cell/>
          <table:covered-table-cell/>
          <table:table-cell table:style-name="C0"/>
          <table:table-cell table:style-name="C3" table:number-columns-spanned="3">
            <text:p text:style-name="P2"><text:span text:style-name="T6">ING. ALEX CASTRO RAMIREZ</text:span></text:p>
          </table: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row>
        <table:table-row table:style-name="TBL_0_4_row_20">
          <table:table-cell table:style-name="C0"/>
          <table:table-cell table:style-name="C0"/>
          <table:table-cell table:style-name="C0"/>
          <table:table-cell table:style-name="C37" table:number-columns-spanned="7">
            <text:p text:style-name="P2"><text:span text:style-name="T6">SUPERINTENDENTE DE CONSTRUCCION ABORDO COTEMAR</text:span></text:p>
          </table:table-cell>
          <table:covered-table-cell/>
          <table:covered-table-cell/>
          <table:covered-table-cell/>
          <table:covered-table-cell/>
          <table:covered-table-cell/>
          <table:covered-table-cell/>
          <table:table-cell table:style-name="C0"/>
          <table:table-cell table:style-name="C37" table:number-columns-spanned="8">
            <text:p text:style-name="P2"><text:span text:style-name="T6">SUPERVISOR ADMINISTRATIVO PEP ABORDO</text:span></text:p>
          </table:table-cell>
          <table:covered-table-cell/>
          <table:covered-table-cell/>
          <table:covered-table-cell/>
          <table:covered-table-cell/>
          <table:covered-table-cell/>
          <table:covered-table-cell/>
          <table:covered-table-cell/>
          <table:table-cell table:style-name="C0"/>
          <table:table-cell table:style-name="C37" table:number-columns-spanned="3">
            <text:p text:style-name="P2"><text:span text:style-name="T6">REPRESENTANTE PEP ABORDO</text:span></text:p>
          </table: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row>
        <table:table-row table:style-name="TBL_0_4_row_2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
      <table:table table:name="TBL_0_5" table:style-name="TBL_0_5">
        <table:table-column table:style-name="TBL_0_5_col_0">
</table:table-column>
        <table:table-column table:style-name="TBL_0_5_col_1">
</table:table-column>
        <table:table-column table:style-name="TBL_0_5_col_2">
</table:table-column>
        <table:table-column table:style-name="TBL_0_5_col_3">
</table:table-column>
        <table:table-column table:style-name="TBL_0_5_col_4">
</table:table-column>
        <table:table-column table:style-name="TBL_0_5_col_5">
</table:table-column>
        <table:table-column table:style-name="TBL_0_5_col_6">
</table:table-column>
        <table:table-column table:style-name="TBL_0_5_col_7">
</table:table-column>
        <table:table-column table:style-name="TBL_0_5_col_8">
</table:table-column>
        <table:table-column table:style-name="TBL_0_5_col_9">
</table:table-column>
        <table:table-column table:style-name="TBL_0_5_col_10">
</table:table-column>
        <table:table-column table:style-name="TBL_0_5_col_11">
</table:table-column>
        <table:table-column table:style-name="TBL_0_5_col_12">
</table:table-column>
        <table:table-column table:style-name="TBL_0_5_col_13">
</table:table-column>
        <table:table-column table:style-name="TBL_0_5_col_14">
</table:table-column>
        <table:table-column table:style-name="TBL_0_5_col_15">
</table:table-column>
        <table:table-column table:style-name="TBL_0_5_col_16">
</table:table-column>
        <table:table-column table:style-name="TBL_0_5_col_17">
</table:table-column>
        <table:table-column table:style-name="TBL_0_5_col_18">
</table:table-column>
        <table:table-column table:style-name="TBL_0_5_col_19">
</table:table-column>
        <table:table-column table:style-name="TBL_0_5_col_20">
</table:table-column>
        <table:table-column table:style-name="TBL_0_5_col_21">
</table:table-column>
        <table:table-column table:style-name="TBL_0_5_col_22">
</table:table-column>
        <table:table-column table:style-name="TBL_0_5_col_23">
</table:table-column>
        <table:table-column table:style-name="TBL_0_5_col_24">
</table:table-column>
        <table:table-column table:style-name="TBL_0_5_col_25">
</table:table-column>
        <table:table-column table:style-name="TBL_0_5_col_26">
</table:table-column>
        <table:table-column table:style-name="TBL_0_5_col_27">
</table:table-column>
        <table:table-column table:style-name="TBL_0_5_col_28">
</table:table-column>
        <table:table-column table:style-name="TBL_0_5_col_29">
</table:table-column>
        <table:table-row table:style-name="TBL_0_5_row_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1" table:number-columns-spanned="13">
            <text:p text:style-name="P0"><text:bookmark text:name="JR_PAGE_ANCHOR_0_6"/>
<text:span text:style-name="T0">OBRAS PARA PRODUCCION, SISTEMAS DE SEGURIDAD Y COMPLEMENTARIAS CON DIFERENTES ESPECIALIDADES EN INSTALACIONES DE PEMEX EXPLORACION Y PRODUCCION, CON APOYO DE SEMISUMERGIBLE Y EQUIPOS DIVERSO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2" table:number-columns-spanned="13">
            <text:p text:style-name="P1"><text:span text:style-name="T1">CONTRATO: 428230832</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6">
          <table:table-cell table:style-name="C0"/>
          <table:table-cell table:style-name="C0"/>
          <table:table-cell table:style-name="C0"/>
          <table:table-cell table:style-name="C0"/>
          <table:table-cell table:style-name="C0"/>
          <table:table-cell table:style-name="C0"/>
          <table:table-cell table:style-name="C0" table:number-columns-spanned="6" table:number-rows-spanned="3">
            <table:table is-subtable="true" table:name="TBL_0_5_28" table:style-name="TBL_0_5_28">
              <table:table-column table:style-name="TBL_0_5_28_col_0">
</table:table-column>
              <table:table-row table:style-name="TBL_0_5_28_row_0">
                <table:table-cell table:style-name="C3">
                  <text:p text:style-name="P2"/>
                </table:table-cell>
              </table:table-row>
            </table:table>
          </table: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number-columns-spanned="8" table:number-rows-spanned="3">
            <table:table is-subtable="true" table:name="TBL_0_5_29" table:style-name="TBL_0_5_29">
              <table:table-column table:style-name="TBL_0_5_29_col_0">
</table:table-column>
              <table:table-row table:style-name="TBL_0_5_29_row_0">
                <table:table-cell table:style-name="C3">
                  <text:p text:style-name="P2"><text:span text:style-name="T1">SUBDIRECCION DE LA COORDINACION DE SERVICIOS MARINOS GERENCIA DE INGENIERIA Y CONSTRUCCION SUBGERENCIA DE CONSTRUCCION DE OBRAS, RMNE RESIDENCIA DE OBRAS MARINAS "A".</text:span></text:p>
                </table:table-cell>
              </table:table-row>
            </table:table>
          </table:table-cell>
          <table:covered-table-cell/>
          <table:covered-table-cell/>
          <table:covered-table-cell/>
          <table:covered-table-cell/>
          <table:covered-table-cell/>
          <table:covered-table-cell/>
          <table:covered-table-cell/>
          <table:table-cell table:style-name="C0"/>
        </table:table-row>
        <table:table-row table:style-name="TBL_0_5_row_7">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table-cell table:style-name="C0"/>
        </table:table-row>
        <table:table-row table:style-name="TBL_0_5_row_8">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table-cell table:style-name="C0"/>
        </table:table-row>
        <table:table-row table:style-name="TBL_0_5_row_9">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10">
          <table:table-cell table:style-name="C0"/>
          <table:table-cell table:style-name="C0"/>
          <table:table-cell table:style-name="C0"/>
          <table:table-cell table:style-name="C0"/>
          <table:table-cell table:style-name="C45" table:number-columns-spanned="24">
            <text:p text:style-name="P2"><text:span text:style-name="T14">REPORTE FOTOGRAFICO</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5_row_1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12">
          <table:table-cell table:style-name="C0"/>
          <table:table-cell table:style-name="C0"/>
          <table:table-cell table:style-name="C0"/>
          <table:table-cell table:style-name="C0"/>
          <table:table-cell table:number-rows-spanned="2">
            <text:p><draw:line text:anchor-type="paragraph" draw:style-name="G12" svg:x1="0.0in" svg:y1="0.0in" svg:x2="0.0in" svg:y2="2.5in"><text:p/></draw:line></text:p>
          </table: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number-rows-spanned="2">
            <text:p><draw:line text:anchor-type="paragraph" draw:style-name="G13" svg:x1="0.0in" svg:y1="0.0in" svg:x2="0.0in" svg:y2="2.5in"><text:p/></draw:line></text:p>
          </table:table-cell>
          <table:table-cell table:style-name="C0"/>
          <table:table-cell table:number-rows-spanned="2">
            <text:p><draw:line text:anchor-type="paragraph" draw:style-name="G14" svg:x1="0.0in" svg:y1="0.0in" svg:x2="0.0in" svg:y2="2.5in"><text:p/></draw:line></text:p>
          </table: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number-rows-spanned="2">
            <text:p><draw:line text:anchor-type="paragraph" draw:style-name="G15" svg:x1="0.0in" svg:y1="0.0in" svg:x2="0.0in" svg:y2="2.5in"><text:p/></draw:line></text:p>
          </table:table-cell>
          <table:table-cell table:style-name="C0"/>
          <table:table-cell table:style-name="C0"/>
        </table:table-row>
        <table:table-row table:style-name="TBL_0_5_row_13">
          <table:table-cell table:style-name="C0"/>
          <table:table-cell table:style-name="C0"/>
          <table:table-cell table:style-name="C0"/>
          <table:table-cell table:style-name="C0"/>
          <table:covered-table-cell/>
          <table:table-cell table:style-name="C0"/>
          <table:table-cell table:style-name="C0"/>
          <table:table-cell table:style-name="C46" table:number-columns-spanned="6">
            <text:p><draw:frame text:anchor-type="paragraph" draw:style-name="G16" svg:x="0.0in" svg:y="0.09in" svg:width="2.91in" svg:height="2.22in"><draw:image xlink:href="Pictures/img_0_5_10" xlink:type="simple" xlink:show="embed" xlink:actuate="onLoad"/>
</draw:frame></text:p>
          </table:table-cell>
          <table:covered-table-cell/>
          <table:covered-table-cell/>
          <table:covered-table-cell/>
          <table:covered-table-cell/>
          <table:covered-table-cell/>
          <table:table-cell table:style-name="C0"/>
          <table:covered-table-cell/>
          <table:table-cell table:style-name="C0"/>
          <table:covered-table-cell/>
          <table:table-cell table:style-name="C0"/>
          <table:table-cell table:style-name="C46" table:number-columns-spanned="6">
            <text:p><draw:frame text:anchor-type="paragraph" draw:style-name="G17" svg:x="0.0in" svg:y="0.09in" svg:width="2.91in" svg:height="2.2in"><draw:image xlink:href="Pictures/img_0_5_14" xlink:type="simple" xlink:show="embed" xlink:actuate="onLoad"/>
</draw:frame></text:p>
          </table:table-cell>
          <table:covered-table-cell/>
          <table:covered-table-cell/>
          <table:covered-table-cell/>
          <table:covered-table-cell/>
          <table:covered-table-cell/>
          <table:table-cell table:style-name="C0"/>
          <table:table-cell table:style-name="C0"/>
          <table:table-cell table:style-name="C0"/>
          <table:covered-table-cell/>
          <table:table-cell table:style-name="C0"/>
          <table:table-cell table:style-name="C0"/>
        </table:table-row>
        <table:table-row table:style-name="TBL_0_5_row_14">
          <table:table-cell table:style-name="C0"/>
          <table:table-cell table:style-name="C0"/>
          <table:table-cell table:style-name="C0"/>
          <table:table-cell table:style-name="C0"/>
          <table:table-cell table:style-name="C47" table:number-columns-spanned="11">
            <text:p text:style-name="P6"><text:span text:style-name="T1">(A1250) APLICACIÓN DE SOLDADURA A 04 PLACAS LISA DE ACERO AL CARBÓN, SIN RECUBRIMIENTO DE 3/8 PULGADAS DE ESPESOR, 74.70 KG/M, (0.420 X 0.570 MTS.) ESPECIFICACIÓN ASTM A36. EN ENCAJONAMIENTO DE VIGUETA ESTRUCTURAL DEL PESCANTE. PLANO REF: D-PB-AJ-1-G-914 REV.0</text:span></text:p>
          </table: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47" table:number-columns-spanned="12">
            <text:p text:style-name="P6"><text:span text:style-name="T1">(A1250) APLICACIÓN DE SOLDADURA A 04 PLACAS LISA DE ACERO AL CARBÓN, SIN RECUBRIMIENTO DE 3/8 PULGADAS DE ESPESOR, 74.70 KG/M, (0.420 X 0.570 MTS.) ESPECIFICACIÓN ASTM A36. EN ENCAJONAMIENTO DE VIGUETA ESTRUCTURAL DEL PESCANTE. PLANO REF: D-PB-AJ-1-G-914 REV.0</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5_row_1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16">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17">
          <table:table-cell table:style-name="C0"/>
          <table:table-cell table:style-name="C0"/>
          <table:table-cell table:style-name="C0"/>
          <table:table-cell table:style-name="C3" table:number-columns-spanned="7">
            <text:p text:style-name="P2"><text:span text:style-name="T6">POR EL CONTRATISTA<text:line-break/>ELABORÓ</text:span></text:p>
          </table:table-cell>
          <table:covered-table-cell/>
          <table:covered-table-cell/>
          <table:covered-table-cell/>
          <table:covered-table-cell/>
          <table:covered-table-cell/>
          <table:covered-table-cell/>
          <table:table-cell table:style-name="C0"/>
          <table:table-cell table:style-name="C3" table:number-columns-spanned="8">
            <text:p text:style-name="P2"><text:span text:style-name="T6">POR PEMEX<text:line-break/>REVISO</text:span></text:p>
          </table:table-cell>
          <table:covered-table-cell/>
          <table:covered-table-cell/>
          <table:covered-table-cell/>
          <table:covered-table-cell/>
          <table:covered-table-cell/>
          <table:covered-table-cell/>
          <table:covered-table-cell/>
          <table:table-cell table:style-name="C0"/>
          <table:table-cell table:style-name="C3" table:number-columns-spanned="3">
            <text:p text:style-name="P2"><text:span text:style-name="T6">POR PEMEX<text:line-break/>REVISO</text:span></text:p>
          </table: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row>
        <table:table-row table:style-name="TBL_0_5_row_18">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5_row_19">
          <table:table-cell table:style-name="C0"/>
          <table:table-cell table:style-name="C0"/>
          <table:table-cell table:style-name="C0"/>
          <table:table-cell table:style-name="C3" table:number-columns-spanned="7">
            <text:p text:style-name="P2"><text:span text:style-name="T6">ING. ALFREDO RODRIGUEZ OCELOTL</text:span></text:p>
          </table:table-cell>
          <table:covered-table-cell/>
          <table:covered-table-cell/>
          <table:covered-table-cell/>
          <table:covered-table-cell/>
          <table:covered-table-cell/>
          <table:covered-table-cell/>
          <table:table-cell table:style-name="C0"/>
          <table:table-cell table:style-name="C3" table:number-columns-spanned="8">
            <text:p text:style-name="P2"><text:span text:style-name="T6">ARQ. GERARDO CELAYA ALMAZAN</text:span></text:p>
          </table:table-cell>
          <table:covered-table-cell/>
          <table:covered-table-cell/>
          <table:covered-table-cell/>
          <table:covered-table-cell/>
          <table:covered-table-cell/>
          <table:covered-table-cell/>
          <table:covered-table-cell/>
          <table:table-cell table:style-name="C0"/>
          <table:table-cell table:style-name="C3" table:number-columns-spanned="3">
            <text:p text:style-name="P2"><text:span text:style-name="T6">ING. ALEX CASTRO RAMIREZ</text:span></text:p>
          </table: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row>
        <table:table-row table:style-name="TBL_0_5_row_20">
          <table:table-cell table:style-name="C0"/>
          <table:table-cell table:style-name="C0"/>
          <table:table-cell table:style-name="C0"/>
          <table:table-cell table:style-name="C37" table:number-columns-spanned="7">
            <text:p text:style-name="P2"><text:span text:style-name="T6">SUPERINTENDENTE DE CONSTRUCCION ABORDO COTEMAR</text:span></text:p>
          </table:table-cell>
          <table:covered-table-cell/>
          <table:covered-table-cell/>
          <table:covered-table-cell/>
          <table:covered-table-cell/>
          <table:covered-table-cell/>
          <table:covered-table-cell/>
          <table:table-cell table:style-name="C0"/>
          <table:table-cell table:style-name="C37" table:number-columns-spanned="8">
            <text:p text:style-name="P2"><text:span text:style-name="T6">SUPERVISOR ADMINISTRATIVO PEP ABORDO</text:span></text:p>
          </table:table-cell>
          <table:covered-table-cell/>
          <table:covered-table-cell/>
          <table:covered-table-cell/>
          <table:covered-table-cell/>
          <table:covered-table-cell/>
          <table:covered-table-cell/>
          <table:covered-table-cell/>
          <table:table-cell table:style-name="C0"/>
          <table:table-cell table:style-name="C37" table:number-columns-spanned="3">
            <text:p text:style-name="P2"><text:span text:style-name="T6">REPRESENTANTE PEP ABORDO</text:span></text:p>
          </table: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row>
        <table:table-row table:style-name="TBL_0_5_row_2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
      <table:table table:name="TBL_0_6" table:style-name="TBL_0_6">
        <table:table-column table:style-name="TBL_0_6_col_0">
</table:table-column>
        <table:table-column table:style-name="TBL_0_6_col_1">
</table:table-column>
        <table:table-column table:style-name="TBL_0_6_col_2">
</table:table-column>
        <table:table-column table:style-name="TBL_0_6_col_3">
</table:table-column>
        <table:table-column table:style-name="TBL_0_6_col_4">
</table:table-column>
        <table:table-column table:style-name="TBL_0_6_col_5">
</table:table-column>
        <table:table-column table:style-name="TBL_0_6_col_6">
</table:table-column>
        <table:table-column table:style-name="TBL_0_6_col_7">
</table:table-column>
        <table:table-column table:style-name="TBL_0_6_col_8">
</table:table-column>
        <table:table-column table:style-name="TBL_0_6_col_9">
</table:table-column>
        <table:table-column table:style-name="TBL_0_6_col_10">
</table:table-column>
        <table:table-column table:style-name="TBL_0_6_col_11">
</table:table-column>
        <table:table-column table:style-name="TBL_0_6_col_12">
</table:table-column>
        <table:table-column table:style-name="TBL_0_6_col_13">
</table:table-column>
        <table:table-column table:style-name="TBL_0_6_col_14">
</table:table-column>
        <table:table-column table:style-name="TBL_0_6_col_15">
</table:table-column>
        <table:table-column table:style-name="TBL_0_6_col_16">
</table:table-column>
        <table:table-column table:style-name="TBL_0_6_col_17">
</table:table-column>
        <table:table-column table:style-name="TBL_0_6_col_18">
</table:table-column>
        <table:table-column table:style-name="TBL_0_6_col_19">
</table:table-column>
        <table:table-column table:style-name="TBL_0_6_col_20">
</table:table-column>
        <table:table-column table:style-name="TBL_0_6_col_21">
</table:table-column>
        <table:table-column table:style-name="TBL_0_6_col_22">
</table:table-column>
        <table:table-column table:style-name="TBL_0_6_col_23">
</table:table-column>
        <table:table-column table:style-name="TBL_0_6_col_24">
</table:table-column>
        <table:table-column table:style-name="TBL_0_6_col_25">
</table:table-column>
        <table:table-column table:style-name="TBL_0_6_col_26">
</table:table-column>
        <table:table-column table:style-name="TBL_0_6_col_27">
</table:table-column>
        <table:table-column table:style-name="TBL_0_6_col_28">
</table:table-column>
        <table:table-column table:style-name="TBL_0_6_col_29">
</table:table-column>
        <table:table-row table:style-name="TBL_0_6_row_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2">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3">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1" table:number-columns-spanned="13">
            <text:p text:style-name="P0"><text:bookmark text:name="JR_PAGE_ANCHOR_0_7"/>
<text:span text:style-name="T0">OBRAS PARA PRODUCCION, SISTEMAS DE SEGURIDAD Y COMPLEMENTARIAS CON DIFERENTES ESPECIALIDADES EN INSTALACIONES DE PEMEX EXPLORACION Y PRODUCCION, CON APOYO DE SEMISUMERGIBLE Y EQUIPOS DIVERSO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4">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2" table:number-columns-spanned="13">
            <text:p text:style-name="P1"><text:span text:style-name="T1">CONTRATO: 428230832</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6">
          <table:table-cell table:style-name="C0"/>
          <table:table-cell table:style-name="C0"/>
          <table:table-cell table:style-name="C0"/>
          <table:table-cell table:style-name="C0"/>
          <table:table-cell table:style-name="C0"/>
          <table:table-cell table:style-name="C0"/>
          <table:table-cell table:style-name="C0" table:number-columns-spanned="6" table:number-rows-spanned="3">
            <table:table is-subtable="true" table:name="TBL_0_6_28" table:style-name="TBL_0_6_28">
              <table:table-column table:style-name="TBL_0_6_28_col_0">
</table:table-column>
              <table:table-row table:style-name="TBL_0_6_28_row_0">
                <table:table-cell table:style-name="C3">
                  <text:p text:style-name="P2"/>
                </table:table-cell>
              </table:table-row>
            </table:table>
          </table: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number-columns-spanned="8" table:number-rows-spanned="3">
            <table:table is-subtable="true" table:name="TBL_0_6_29" table:style-name="TBL_0_6_29">
              <table:table-column table:style-name="TBL_0_6_29_col_0">
</table:table-column>
              <table:table-row table:style-name="TBL_0_6_29_row_0">
                <table:table-cell table:style-name="C3">
                  <text:p text:style-name="P2"><text:span text:style-name="T1">SUBDIRECCION DE LA COORDINACION DE SERVICIOS MARINOS GERENCIA DE INGENIERIA Y CONSTRUCCION SUBGERENCIA DE CONSTRUCCION DE OBRAS, RMNE RESIDENCIA DE OBRAS MARINAS "A".</text:span></text:p>
                </table:table-cell>
              </table:table-row>
            </table:table>
          </table:table-cell>
          <table:covered-table-cell/>
          <table:covered-table-cell/>
          <table:covered-table-cell/>
          <table:covered-table-cell/>
          <table:covered-table-cell/>
          <table:covered-table-cell/>
          <table:covered-table-cell/>
          <table:table-cell table:style-name="C0"/>
        </table:table-row>
        <table:table-row table:style-name="TBL_0_6_row_7">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table-cell table:style-name="C0"/>
        </table:table-row>
        <table:table-row table:style-name="TBL_0_6_row_8">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covered-table-cell/>
          <table:covered-table-cell/>
          <table:covered-table-cell/>
          <table:covered-table-cell/>
          <table:covered-table-cell/>
          <table:covered-table-cell/>
          <table:covered-table-cell/>
          <table:covered-table-cell/>
          <table:table-cell table:style-name="C0"/>
        </table:table-row>
        <table:table-row table:style-name="TBL_0_6_row_9">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10">
          <table:table-cell table:style-name="C0"/>
          <table:table-cell table:style-name="C0"/>
          <table:table-cell table:style-name="C0"/>
          <table:table-cell table:style-name="C0"/>
          <table:table-cell table:style-name="C45" table:number-columns-spanned="24">
            <text:p text:style-name="P2"><text:span text:style-name="T14">REPORTE FOTOGRAFICO</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6_row_1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12">
          <table:table-cell table:style-name="C0"/>
          <table:table-cell table:style-name="C0"/>
          <table:table-cell table:style-name="C0"/>
          <table:table-cell table:style-name="C0"/>
          <table:table-cell table:number-rows-spanned="2">
            <text:p><draw:line text:anchor-type="paragraph" draw:style-name="G18" svg:x1="0.0in" svg:y1="0.0in" svg:x2="0.0in" svg:y2="2.5in"><text:p/></draw:line></text:p>
          </table: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number-rows-spanned="2">
            <text:p><draw:line text:anchor-type="paragraph" draw:style-name="G19" svg:x1="0.0in" svg:y1="0.0in" svg:x2="0.0in" svg:y2="2.5in"><text:p/></draw:line></text:p>
          </table:table-cell>
          <table:table-cell table:style-name="C0"/>
          <table:table-cell table:number-rows-spanned="2">
            <text:p><draw:line text:anchor-type="paragraph" draw:style-name="G20" svg:x1="0.0in" svg:y1="0.0in" svg:x2="0.0in" svg:y2="2.5in"><text:p/></draw:line></text:p>
          </table:table-cell>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number-rows-spanned="2">
            <text:p><draw:line text:anchor-type="paragraph" draw:style-name="G21" svg:x1="0.0in" svg:y1="0.0in" svg:x2="0.0in" svg:y2="2.5in"><text:p/></draw:line></text:p>
          </table:table-cell>
          <table:table-cell table:style-name="C0"/>
          <table:table-cell table:style-name="C0"/>
        </table:table-row>
        <table:table-row table:style-name="TBL_0_6_row_13">
          <table:table-cell table:style-name="C0"/>
          <table:table-cell table:style-name="C0"/>
          <table:table-cell table:style-name="C0"/>
          <table:table-cell table:style-name="C0"/>
          <table:covered-table-cell/>
          <table:table-cell table:style-name="C0"/>
          <table:table-cell table:style-name="C0"/>
          <table:table-cell table:style-name="C46" table:number-columns-spanned="6">
            <text:p><draw:frame text:anchor-type="paragraph" draw:style-name="G22" svg:x="0.0in" svg:y="0.11in" svg:width="2.91in" svg:height="2.19in"><draw:image xlink:href="Pictures/img_0_6_10" xlink:type="simple" xlink:show="embed" xlink:actuate="onLoad"/>
</draw:frame></text:p>
          </table:table-cell>
          <table:covered-table-cell/>
          <table:covered-table-cell/>
          <table:covered-table-cell/>
          <table:covered-table-cell/>
          <table:covered-table-cell/>
          <table:table-cell table:style-name="C0"/>
          <table:covered-table-cell/>
          <table:table-cell table:style-name="C0"/>
          <table:covered-table-cell/>
          <table:table-cell table:style-name="C0"/>
          <table:table-cell table:style-name="C46" table:number-columns-spanned="6">
            <text:p><draw:frame text:anchor-type="paragraph" draw:style-name="G23" svg:x="0.0in" svg:y="0.09in" svg:width="2.91in" svg:height="2.22in"><draw:image xlink:href="Pictures/img_0_6_14" xlink:type="simple" xlink:show="embed" xlink:actuate="onLoad"/>
</draw:frame></text:p>
          </table:table-cell>
          <table:covered-table-cell/>
          <table:covered-table-cell/>
          <table:covered-table-cell/>
          <table:covered-table-cell/>
          <table:covered-table-cell/>
          <table:table-cell table:style-name="C0"/>
          <table:table-cell table:style-name="C0"/>
          <table:table-cell table:style-name="C0"/>
          <table:covered-table-cell/>
          <table:table-cell table:style-name="C0"/>
          <table:table-cell table:style-name="C0"/>
        </table:table-row>
        <table:table-row table:style-name="TBL_0_6_row_14">
          <table:table-cell table:style-name="C0"/>
          <table:table-cell table:style-name="C0"/>
          <table:table-cell table:style-name="C0"/>
          <table:table-cell table:style-name="C0"/>
          <table:table-cell table:style-name="C47" table:number-columns-spanned="11">
            <text:p text:style-name="P6"><text:span text:style-name="T1">(33 - C4) APLICACIÓN DE LÍQUIDOS PENETRANTES A 13.18 ML. EN JUNTAS SOLDADAS DE VIGUETA DE IR-610 MM X 101.60 KG/M Y VIGUETA IR-305 MM X 52.20 KG/M ASTM A36 EN PARTE SUPERIOR DEL 1ER NIVEL DE AKAL-J1 REFUERZO ESTRUCTURAL DEL PESCANTE. PLANO REF: D-PB-AJ-1-G-914 REV.0</text:span></text:p>
          </table: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47" table:number-columns-spanned="12">
            <text:p text:style-name="P6"><text:span text:style-name="T1">(33 - C4) APLICACIÓN DE LÍQUIDOS PENETRANTES A 13.18 ML. EN JUNTAS SOLDADAS DE VIGUETA DE IR-610 MM X 101.60 KG/M Y VIGUETA IR-305 MM X 52.20 KG/M ASTM A36 EN PARTE SUPERIOR DEL 1ER NIVEL DE AKAL-J1 REFUERZO ESTRUCTURAL DEL PESCANTE. PLANO REF: D-PB-AJ-1-G-914 REV.0</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C0"/>
          <table:table-cell table:style-name="C0"/>
        </table:table-row>
        <table:table-row table:style-name="TBL_0_6_row_15">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16">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17">
          <table:table-cell table:style-name="C0"/>
          <table:table-cell table:style-name="C0"/>
          <table:table-cell table:style-name="C0"/>
          <table:table-cell table:style-name="C3" table:number-columns-spanned="7">
            <text:p text:style-name="P2"><text:span text:style-name="T6">POR EL CONTRATISTA<text:line-break/>ELABORÓ</text:span></text:p>
          </table:table-cell>
          <table:covered-table-cell/>
          <table:covered-table-cell/>
          <table:covered-table-cell/>
          <table:covered-table-cell/>
          <table:covered-table-cell/>
          <table:covered-table-cell/>
          <table:table-cell table:style-name="C0"/>
          <table:table-cell table:style-name="C3" table:number-columns-spanned="8">
            <text:p text:style-name="P2"><text:span text:style-name="T6">POR PEMEX<text:line-break/>REVISO</text:span></text:p>
          </table:table-cell>
          <table:covered-table-cell/>
          <table:covered-table-cell/>
          <table:covered-table-cell/>
          <table:covered-table-cell/>
          <table:covered-table-cell/>
          <table:covered-table-cell/>
          <table:covered-table-cell/>
          <table:table-cell table:style-name="C0"/>
          <table:table-cell table:style-name="C3" table:number-columns-spanned="3">
            <text:p text:style-name="P2"><text:span text:style-name="T6">POR PEMEX<text:line-break/>REVISO</text:span></text:p>
          </table: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row>
        <table:table-row table:style-name="TBL_0_6_row_18">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row table:style-name="TBL_0_6_row_19">
          <table:table-cell table:style-name="C0"/>
          <table:table-cell table:style-name="C0"/>
          <table:table-cell table:style-name="C0"/>
          <table:table-cell table:style-name="C3" table:number-columns-spanned="7">
            <text:p text:style-name="P2"><text:span text:style-name="T6">ING. ALFREDO RODRIGUEZ OCELOTL</text:span></text:p>
          </table:table-cell>
          <table:covered-table-cell/>
          <table:covered-table-cell/>
          <table:covered-table-cell/>
          <table:covered-table-cell/>
          <table:covered-table-cell/>
          <table:covered-table-cell/>
          <table:table-cell table:style-name="C0"/>
          <table:table-cell table:style-name="C3" table:number-columns-spanned="8">
            <text:p text:style-name="P2"><text:span text:style-name="T6">ARQ. GERARDO CELAYA ALMAZAN</text:span></text:p>
          </table:table-cell>
          <table:covered-table-cell/>
          <table:covered-table-cell/>
          <table:covered-table-cell/>
          <table:covered-table-cell/>
          <table:covered-table-cell/>
          <table:covered-table-cell/>
          <table:covered-table-cell/>
          <table:table-cell table:style-name="C0"/>
          <table:table-cell table:style-name="C3" table:number-columns-spanned="3">
            <text:p text:style-name="P2"><text:span text:style-name="T6">ING. ALEX CASTRO RAMIREZ</text:span></text:p>
          </table: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row>
        <table:table-row table:style-name="TBL_0_6_row_20">
          <table:table-cell table:style-name="C0"/>
          <table:table-cell table:style-name="C0"/>
          <table:table-cell table:style-name="C0"/>
          <table:table-cell table:style-name="C37" table:number-columns-spanned="7">
            <text:p text:style-name="P2"><text:span text:style-name="T6">SUPERINTENDENTE DE CONSTRUCCION ABORDO COTEMAR</text:span></text:p>
          </table:table-cell>
          <table:covered-table-cell/>
          <table:covered-table-cell/>
          <table:covered-table-cell/>
          <table:covered-table-cell/>
          <table:covered-table-cell/>
          <table:covered-table-cell/>
          <table:table-cell table:style-name="C0"/>
          <table:table-cell table:style-name="C37" table:number-columns-spanned="8">
            <text:p text:style-name="P2"><text:span text:style-name="T6">SUPERVISOR ADMINISTRATIVO PEP ABORDO</text:span></text:p>
          </table:table-cell>
          <table:covered-table-cell/>
          <table:covered-table-cell/>
          <table:covered-table-cell/>
          <table:covered-table-cell/>
          <table:covered-table-cell/>
          <table:covered-table-cell/>
          <table:covered-table-cell/>
          <table:table-cell table:style-name="C0"/>
          <table:table-cell table:style-name="C37" table:number-columns-spanned="3">
            <text:p text:style-name="P2"><text:span text:style-name="T6">REPRESENTANTE PEP ABORDO</text:span></text:p>
          </table:table-cell>
          <table:covered-table-cell/>
          <table:covered-table-cell/>
          <table:table-cell table:style-name="C0"/>
          <table:table-cell table:style-name="C0"/>
          <table:table-cell table:style-name="C0"/>
          <table:table-cell table:style-name="C0"/>
          <table:table-cell table:style-name="C0"/>
          <table:table-cell table:style-name="C0"/>
          <table:table-cell table:style-name="C0"/>
        </table:table-row>
        <table:table-row table:style-name="TBL_0_6_row_21">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cell table:style-name="C0"/>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tyles>
    <draw:stroke-dash draw:name="Dashed" draw:display-name="Dashed" draw:style="rect" draw:dots1="1" draw:dots1-length="0.05cm" draw:dots2="1" draw:dots2-length="0.05cm" draw:distance="0.05cm"/>
    <style:default-style style:family="paragraph">
      <style:paragraph-properties style:tab-stop-distance="0.55in"/>
    </style:default-style>
  </office:styles>
  <office:automatic-styles>
    <style:page-layout style:name="page_0">
      <style:page-layout-properties fo:page-width="8.5in" fo:page-height="11.0in" fo:margin-top="0in" fo:margin-bottom="0in" fo:margin-left="0in" fo:margin-right="0in" style:print-orientation="portrait"/>
    </style:page-layout>
  </office:automatic-styles>
  <office:master-styles>
    <style:master-page style:name="master_0" style:page-layout-name="page_0"/>
  </office:master-styles>
</office:document-styles>
</file>

<file path=meta.xml><?xml version="1.0" encoding="UTF-8"?>

</file>